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666666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1cm" svg:stroke-color="#666666" draw:stroke-linejoin="round" svg:stroke-linecap="round" draw:fill="none" draw:fill-color="#000000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666666" draw:stroke-linejoin="round" svg:stroke-linecap="round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solid" svg:stroke-width="0.02cm" svg:stroke-color="#ff6d6d" draw:marker-start-width="0.24cm" draw:marker-end-width="0.24cm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draw:fill-color="#ff0000" fo:padding-top="0.005cm" fo:padding-bottom="0.005cm" fo:padding-left="0.005cm" fo:padding-right="0.005cm"/>
    </style:style>
    <style:style style:name="gr8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draw:fill-color="#ff0000" fo:padding-top="0.01cm" fo:padding-bottom="0.01cm" fo:padding-left="0.01cm" fo:padding-right="0.01cm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0.178cm" fo:min-width="0.178cm"/>
    </style:style>
    <style:style style:name="gr10" style:family="graphic" style:parent-style-name="standard">
      <style:graphic-properties svg:stroke-width="0.01cm" svg:stroke-color="#666666" draw:marker-start-width="0.22cm" draw:marker-end-width="0.22cm" draw:fill-color="#ffffff" draw:textarea-horizontal-align="justify" draw:textarea-vertical-align="middle" draw:auto-grow-height="false" fo:min-height="0.178cm" fo:min-width="0.178cm" fo:padding-top="0.005cm" fo:padding-bottom="0.005cm" fo:padding-left="0.005cm" fo:padding-right="0.005cm"/>
    </style:style>
    <style:style style:name="gr11" style:family="graphic" style:parent-style-name="standard">
      <style:graphic-properties svg:stroke-width="0.01cm" svg:stroke-color="#000000" draw:marker-start-width="0.22cm" draw:marker-end-width="0.22cm" draw:fill-color="#ffffff" draw:textarea-horizontal-align="justify" draw:textarea-vertical-align="middle" draw:auto-grow-height="false" fo:min-height="0.178cm" fo:min-width="0.178cm" fo:padding-top="0.005cm" fo:padding-bottom="0.005cm" fo:padding-left="0.005cm" fo:padding-right="0.005cm"/>
    </style:style>
    <style:style style:name="gr12" style:family="graphic" style:parent-style-name="standard">
      <style:graphic-properties svg:stroke-color="#000000" draw:fill-color="#0aecf9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3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4" style:family="graphic" style:parent-style-name="standard">
      <style:graphic-properties draw:stroke="solid" svg:stroke-width="0.01cm" svg:stroke-color="#666666" draw:marker-start-width="0.22cm" draw:marker-end-width="0.22cm" draw:stroke-linejoin="round" svg:stroke-linecap="round" draw:fill="none" fo:padding-top="0.005cm" fo:padding-bottom="0.005cm" fo:padding-left="0.005cm" fo:padding-right="0.005cm"/>
    </style:style>
    <style:style style:name="gr15" style:family="graphic" style:parent-style-name="standard">
      <style:graphic-properties draw:stroke="solid" svg:stroke-width="0.02cm" svg:stroke-color="#ff6d6d" draw:marker-start-width="0.24cm" draw:marker-end-width="0.24cm" draw:stroke-linejoin="round" svg:stroke-linecap="round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solid" svg:stroke-width="0.01cm" svg:stroke-color="#000000" draw:marker-start-width="0.22cm" draw:marker-end-width="0.22cm" draw:stroke-linejoin="round" svg:stroke-linecap="round" draw:fill="none" fo:padding-top="0.005cm" fo:padding-bottom="0.005cm" fo:padding-left="0.005cm" fo:padding-right="0.005cm"/>
    </style:style>
    <style:style style:name="gr17" style:family="graphic" style:parent-style-name="standard">
      <style:graphic-properties draw:stroke="solid" svg:stroke-width="0.02cm" svg:stroke-color="#ff0000" draw:marker-start-width="0.24cm" draw:marker-end-width="0.24cm" draw:stroke-linejoin="round" svg:stroke-linecap="round" draw:fill="none" fo:padding-top="0.01cm" fo:padding-bottom="0.01cm" fo:padding-left="0.01cm" fo:padding-right="0.01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" style:family="graphic" style:parent-style-name="standard">
      <style:graphic-properties draw:stroke="solid" svg:stroke-width="0.01cm" svg:stroke-color="#666666" draw:marker-start-width="0.22cm" draw:marker-end-width="0.22cm" draw:stroke-linejoin="miter" svg:stroke-linecap="butt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solid" svg:stroke-width="0.02cm" svg:stroke-color="#ff0000" draw:marker-start-width="0.24cm" draw:marker-end-width="0.24cm" draw:stroke-linejoin="miter" svg:stroke-linecap="butt" draw:fill="none" draw:fill-color="#000000" fo:padding-top="0.009cm" fo:padding-bottom="0.009cm" fo:padding-left="0.009cm" fo:padding-right="0.009cm"/>
    </style:style>
    <style:style style:name="gr25" style:family="graphic" style:parent-style-name="standard">
      <style:graphic-properties svg:stroke-width="0.01cm" svg:stroke-color="#666666" draw:marker-start-width="0.22cm" draw:marker-end-width="0.22cm" draw:fill-color="#ffffff" draw:textarea-horizontal-align="justify" draw:textarea-vertical-align="middle" draw:auto-grow-height="false" fo:min-height="0.168cm" fo:min-width="0.178cm" fo:padding-top="0.005cm" fo:padding-bottom="0.005cm" fo:padding-left="0.005cm" fo:padding-right="0.005cm"/>
    </style:style>
    <style:style style:name="gr26" style:family="graphic" style:parent-style-name="standard">
      <style:graphic-properties draw:stroke="solid" svg:stroke-width="0.01cm" svg:stroke-color="#666666" draw:marker-start-width="0.02cm" draw:marker-end-width="0.02cm" draw:stroke-linejoin="round" svg:stroke-linecap="round" draw:fill="none" fo:padding-top="0.005cm" fo:padding-bottom="0.005cm" fo:padding-left="0.005cm" fo:padding-right="0.005cm"/>
    </style:style>
    <style:style style:name="gr27" style:family="graphic" style:parent-style-name="standard">
      <style:graphic-properties draw:stroke="solid" svg:stroke-width="0.01cm" svg:stroke-color="#ff0000" draw:marker-start-width="0.02cm" draw:marker-end-width="0.02cm" draw:stroke-linejoin="round" svg:stroke-linecap="round" draw:fill="none" fo:padding-top="0.005cm" fo:padding-bottom="0.005cm" fo:padding-left="0.005cm" fo:padding-right="0.005cm"/>
    </style:style>
    <style:style style:name="gr28" style:family="graphic" style:parent-style-name="standard">
      <style:graphic-properties draw:stroke="solid" svg:stroke-width="0.01cm" svg:stroke-color="#ff0000" draw:marker-start-width="0.22cm" draw:marker-end-width="0.22cm" draw:stroke-linejoin="round" svg:stroke-linecap="round" draw:fill="none" fo:padding-top="0.004cm" fo:padding-bottom="0.004cm" fo:padding-left="0.004cm" fo:padding-right="0.004cm"/>
    </style:style>
    <style:style style:name="gr29" style:family="graphic" style:parent-style-name="standard">
      <style:graphic-properties draw:stroke="solid" svg:stroke-width="0.01cm" svg:stroke-color="#666666" draw:marker-start-width="0.22cm" draw:marker-end-width="0.22cm" draw:stroke-linejoin="round" svg:stroke-linecap="round" draw:fill="none" fo:padding-top="0.004cm" fo:padding-bottom="0.004cm" fo:padding-left="0.004cm" fo:padding-right="0.004cm"/>
    </style:style>
    <style:style style:name="gr30" style:family="graphic" style:parent-style-name="standard">
      <style:graphic-properties draw:stroke="solid" svg:stroke-width="0.02cm" svg:stroke-color="#ff0000" draw:marker-start-width="0.24cm" draw:marker-end-width="0.24cm" draw:stroke-linejoin="round" svg:stroke-linecap="round" draw:fill="none" fo:padding-top="0.009cm" fo:padding-bottom="0.009cm" fo:padding-left="0.009cm" fo:padding-right="0.009cm"/>
    </style:style>
    <style:style style:name="gr31" style:family="graphic" style:parent-style-name="standard">
      <style:graphic-properties svg:stroke-width="0.01cm" svg:stroke-color="#666666" draw:marker-start-width="0.22cm" draw:marker-end-width="0.22cm" draw:fill-color="#ffffff" draw:textarea-horizontal-align="justify" draw:textarea-vertical-align="middle" draw:auto-grow-height="false" fo:min-height="0.168cm" fo:min-width="0.168cm" fo:padding-top="0.005cm" fo:padding-bottom="0.005cm" fo:padding-left="0.005cm" fo:padding-right="0.005cm"/>
    </style:style>
    <style:style style:name="gr3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background-color="transparent"/>
    </style:style>
    <style:style style:name="P6" style:family="paragraph">
      <loext:graphic-properties draw:fill-color="#0aecf9"/>
      <style:paragraph-properties fo:text-align="center" style:writing-mode="lr-tb"/>
      <style:text-properties fo:background-color="transparent"/>
    </style:style>
    <style:style style:name="P7" style:family="paragraph">
      <loext:graphic-properties draw:fill-color="#ffe994"/>
      <style:paragraph-properties fo:text-align="center" style:writing-mode="lr-tb"/>
      <style:text-properties fo:background-color="transparent"/>
    </style:style>
    <style:style style:name="P8" style:family="paragraph">
      <style:paragraph-properties fo:text-align="center" style:writing-mode="lr-tb"/>
      <style:text-properties fo:font-size="10pt" fo:background-color="transparent" style:font-size-asian="24pt" style:font-size-complex="24pt"/>
    </style:style>
    <style:style style:name="P9" style:family="paragraph">
      <loext:graphic-properties draw:fill-color="#b2b2b2"/>
      <style:paragraph-properties fo:text-align="center" style:writing-mode="lr-tb"/>
      <style:text-properties fo:font-size="10pt" fo:background-color="transparent" style:font-size-asian="24pt" style:font-size-complex="2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b2b2b2"/>
      <style:paragraph-properties fo:text-align="center" style:writing-mode="lr-tb"/>
      <style:text-properties fo:background-color="transparen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ize="10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674cm" svg:y1="0.483cm" svg:x2="0.674cm" svg:y2="1.467cm">
          <text:p/>
        </draw:line>
        <draw:path draw:style-name="gr2" draw:text-style-name="P2" draw:layer="layout" svg:width="0.113cm" svg:height="0.053cm" svg:x="0.618cm" svg:y="1.425cm" svg:viewBox="0 0 114 54" svg:d="M114 0c-22 4-54 43-58 54-3-11-35-50-56-54">
          <text:p/>
        </draw:path>
        <draw:line draw:style-name="gr1" draw:text-style-name="P1" draw:layer="layout" svg:x1="0.674cm" svg:y1="2.483cm" svg:x2="0.674cm" svg:y2="2.983cm">
          <text:p/>
        </draw:line>
        <draw:line draw:style-name="gr1" draw:text-style-name="P1" draw:layer="layout" svg:x1="0.941cm" svg:y1="0.483cm" svg:x2="0.941cm" svg:y2="1.467cm">
          <text:p/>
        </draw:line>
        <draw:path draw:style-name="gr2" draw:text-style-name="P2" draw:layer="layout" svg:width="0.112cm" svg:height="0.053cm" svg:x="0.885cm" svg:y="1.425cm" svg:viewBox="0 0 113 54" svg:d="M113 0c-21 4-52 43-56 54-3-11-36-50-57-54">
          <text:p/>
        </draw:path>
        <draw:line draw:style-name="gr1" draw:text-style-name="P1" draw:layer="layout" svg:x1="0.941cm" svg:y1="2.483cm" svg:x2="0.941cm" svg:y2="2.983cm">
          <text:p/>
        </draw:line>
        <draw:line draw:style-name="gr1" draw:text-style-name="P1" draw:layer="layout" svg:x1="1.208cm" svg:y1="0.483cm" svg:x2="1.208cm" svg:y2="1.467cm">
          <text:p/>
        </draw:line>
        <draw:path draw:style-name="gr2" draw:text-style-name="P2" draw:layer="layout" svg:width="0.112cm" svg:height="0.053cm" svg:x="1.152cm" svg:y="1.425cm" svg:viewBox="0 0 113 54" svg:d="M113 0c-21 4-53 43-56 54-4-11-35-50-57-54">
          <text:p/>
        </draw:path>
        <draw:line draw:style-name="gr1" draw:text-style-name="P1" draw:layer="layout" svg:x1="1.208cm" svg:y1="2.483cm" svg:x2="1.208cm" svg:y2="2.983cm">
          <text:p/>
        </draw:line>
        <draw:line draw:style-name="gr1" draw:text-style-name="P1" draw:layer="layout" svg:x1="1.474cm" svg:y1="0.483cm" svg:x2="1.474cm" svg:y2="1.467cm">
          <text:p/>
        </draw:line>
        <draw:path draw:style-name="gr2" draw:text-style-name="P2" draw:layer="layout" svg:width="0.113cm" svg:height="0.053cm" svg:x="1.418cm" svg:y="1.425cm" svg:viewBox="0 0 114 54" svg:d="M114 0c-21 4-54 43-58 54-3-11-35-50-56-54">
          <text:p/>
        </draw:path>
        <draw:line draw:style-name="gr1" draw:text-style-name="P1" draw:layer="layout" svg:x1="1.474cm" svg:y1="2.483cm" svg:x2="1.474cm" svg:y2="2.983cm">
          <text:p/>
        </draw:line>
        <draw:line draw:style-name="gr1" draw:text-style-name="P1" draw:layer="layout" svg:x1="1.874cm" svg:y1="0.483cm" svg:x2="1.874cm" svg:y2="1.467cm">
          <text:p/>
        </draw:line>
        <draw:path draw:style-name="gr2" draw:text-style-name="P2" draw:layer="layout" svg:width="0.113cm" svg:height="0.053cm" svg:x="1.818cm" svg:y="1.425cm" svg:viewBox="0 0 114 54" svg:d="M114 0c-21 4-53 43-57 54-3-11-35-50-57-54">
          <text:p/>
        </draw:path>
        <draw:line draw:style-name="gr1" draw:text-style-name="P1" draw:layer="layout" svg:x1="1.874cm" svg:y1="2.483cm" svg:x2="1.874cm" svg:y2="2.983cm">
          <text:p/>
        </draw:line>
        <draw:line draw:style-name="gr1" draw:text-style-name="P1" draw:layer="layout" svg:x1="2.141cm" svg:y1="0.483cm" svg:x2="2.141cm" svg:y2="1.467cm">
          <text:p/>
        </draw:line>
        <draw:path draw:style-name="gr2" draw:text-style-name="P2" draw:layer="layout" svg:width="0.112cm" svg:height="0.053cm" svg:x="2.085cm" svg:y="1.425cm" svg:viewBox="0 0 113 54" svg:d="M113 0c-21 4-53 43-57 54-3-11-35-50-56-54">
          <text:p/>
        </draw:path>
        <draw:line draw:style-name="gr1" draw:text-style-name="P1" draw:layer="layout" svg:x1="2.141cm" svg:y1="2.483cm" svg:x2="2.141cm" svg:y2="2.983cm">
          <text:p/>
        </draw:line>
        <draw:line draw:style-name="gr1" draw:text-style-name="P1" draw:layer="layout" svg:x1="2.408cm" svg:y1="0.483cm" svg:x2="2.408cm" svg:y2="1.467cm">
          <text:p/>
        </draw:line>
        <draw:path draw:style-name="gr2" draw:text-style-name="P2" draw:layer="layout" svg:width="0.112cm" svg:height="0.053cm" svg:x="2.352cm" svg:y="1.425cm" svg:viewBox="0 0 113 54" svg:d="M113 0c-21 4-53 43-56 54-4-11-36-50-57-54">
          <text:p/>
        </draw:path>
        <draw:line draw:style-name="gr1" draw:text-style-name="P1" draw:layer="layout" svg:x1="2.408cm" svg:y1="2.483cm" svg:x2="2.408cm" svg:y2="2.983cm">
          <text:p/>
        </draw:line>
        <draw:line draw:style-name="gr1" draw:text-style-name="P1" draw:layer="layout" svg:x1="2.675cm" svg:y1="0.483cm" svg:x2="2.675cm" svg:y2="1.467cm">
          <text:p/>
        </draw:line>
        <draw:path draw:style-name="gr2" draw:text-style-name="P2" draw:layer="layout" svg:width="0.113cm" svg:height="0.053cm" svg:x="2.618cm" svg:y="1.425cm" svg:viewBox="0 0 114 54" svg:d="M114 0c-22 4-54 43-57 54-4-11-36-50-57-54">
          <text:p/>
        </draw:path>
        <draw:line draw:style-name="gr1" draw:text-style-name="P1" draw:layer="layout" svg:x1="2.675cm" svg:y1="2.483cm" svg:x2="2.675cm" svg:y2="2.983cm">
          <text:p/>
        </draw:line>
        <draw:line draw:style-name="gr1" draw:text-style-name="P1" draw:layer="layout" svg:x1="3.075cm" svg:y1="0.483cm" svg:x2="3.075cm" svg:y2="1.467cm">
          <text:p/>
        </draw:line>
        <draw:path draw:style-name="gr2" draw:text-style-name="P2" draw:layer="layout" svg:width="0.113cm" svg:height="0.053cm" svg:x="3.018cm" svg:y="1.425cm" svg:viewBox="0 0 114 54" svg:d="M114 0c-21 4-53 43-56 54-4-11-37-50-58-54">
          <text:p/>
        </draw:path>
        <draw:line draw:style-name="gr1" draw:text-style-name="P1" draw:layer="layout" svg:x1="3.075cm" svg:y1="2.483cm" svg:x2="3.075cm" svg:y2="2.983cm">
          <text:p/>
        </draw:line>
        <draw:line draw:style-name="gr1" draw:text-style-name="P1" draw:layer="layout" svg:x1="3.341cm" svg:y1="0.483cm" svg:x2="3.341cm" svg:y2="1.467cm">
          <text:p/>
        </draw:line>
        <draw:path draw:style-name="gr2" draw:text-style-name="P2" draw:layer="layout" svg:width="0.112cm" svg:height="0.053cm" svg:x="3.285cm" svg:y="1.425cm" svg:viewBox="0 0 113 54" svg:d="M113 0c-21 4-52 43-56 54-3-11-35-50-57-54">
          <text:p/>
        </draw:path>
        <draw:line draw:style-name="gr1" draw:text-style-name="P1" draw:layer="layout" svg:x1="3.341cm" svg:y1="2.483cm" svg:x2="3.341cm" svg:y2="2.983cm">
          <text:p/>
        </draw:line>
        <draw:line draw:style-name="gr1" draw:text-style-name="P1" draw:layer="layout" svg:x1="3.608cm" svg:y1="0.483cm" svg:x2="3.608cm" svg:y2="1.467cm">
          <text:p/>
        </draw:line>
        <draw:path draw:style-name="gr2" draw:text-style-name="P2" draw:layer="layout" svg:width="0.112cm" svg:height="0.053cm" svg:x="3.552cm" svg:y="1.425cm" svg:viewBox="0 0 113 54" svg:d="M113 0c-21 4-54 43-57 54-4-11-35-50-56-54">
          <text:p/>
        </draw:path>
        <draw:line draw:style-name="gr1" draw:text-style-name="P1" draw:layer="layout" svg:x1="3.608cm" svg:y1="2.483cm" svg:x2="3.608cm" svg:y2="2.983cm">
          <text:p/>
        </draw:line>
        <draw:line draw:style-name="gr1" draw:text-style-name="P1" draw:layer="layout" svg:x1="3.875cm" svg:y1="0.483cm" svg:x2="3.875cm" svg:y2="1.467cm">
          <text:p/>
        </draw:line>
        <draw:path draw:style-name="gr2" draw:text-style-name="P2" draw:layer="layout" svg:width="0.113cm" svg:height="0.053cm" svg:x="3.818cm" svg:y="1.425cm" svg:viewBox="0 0 114 54" svg:d="M114 0c-21 4-53 43-56 54-4-11-37-50-58-54">
          <text:p/>
        </draw:path>
        <draw:line draw:style-name="gr1" draw:text-style-name="P1" draw:layer="layout" svg:x1="3.875cm" svg:y1="2.483cm" svg:x2="3.875cm" svg:y2="2.983cm">
          <text:p/>
        </draw:line>
        <draw:line draw:style-name="gr1" draw:text-style-name="P1" draw:layer="layout" svg:x1="4.275cm" svg:y1="0.483cm" svg:x2="4.275cm" svg:y2="1.467cm">
          <text:p/>
        </draw:line>
        <draw:path draw:style-name="gr2" draw:text-style-name="P2" draw:layer="layout" svg:width="0.113cm" svg:height="0.053cm" svg:x="4.218cm" svg:y="1.425cm" svg:viewBox="0 0 114 54" svg:d="M114 0c-21 4-54 43-57 54-4-11-36-50-57-54">
          <text:p/>
        </draw:path>
        <draw:line draw:style-name="gr1" draw:text-style-name="P1" draw:layer="layout" svg:x1="4.275cm" svg:y1="2.483cm" svg:x2="4.275cm" svg:y2="2.983cm">
          <text:p/>
        </draw:line>
        <draw:line draw:style-name="gr1" draw:text-style-name="P1" draw:layer="layout" svg:x1="4.541cm" svg:y1="0.483cm" svg:x2="4.541cm" svg:y2="1.467cm">
          <text:p/>
        </draw:line>
        <draw:path draw:style-name="gr2" draw:text-style-name="P2" draw:layer="layout" svg:width="0.112cm" svg:height="0.053cm" svg:x="4.485cm" svg:y="1.425cm" svg:viewBox="0 0 113 54" svg:d="M113 0c-21 4-52 43-56 54-3-11-36-50-57-54">
          <text:p/>
        </draw:path>
        <draw:line draw:style-name="gr1" draw:text-style-name="P1" draw:layer="layout" svg:x1="4.541cm" svg:y1="2.483cm" svg:x2="4.541cm" svg:y2="2.983cm">
          <text:p/>
        </draw:line>
        <draw:line draw:style-name="gr1" draw:text-style-name="P1" draw:layer="layout" svg:x1="4.808cm" svg:y1="0.483cm" svg:x2="4.808cm" svg:y2="1.467cm">
          <text:p/>
        </draw:line>
        <draw:path draw:style-name="gr2" draw:text-style-name="P2" draw:layer="layout" svg:width="0.112cm" svg:height="0.053cm" svg:x="4.752cm" svg:y="1.425cm" svg:viewBox="0 0 113 54" svg:d="M113 0c-22 4-54 43-57 54-4-11-35-50-56-54">
          <text:p/>
        </draw:path>
        <draw:line draw:style-name="gr1" draw:text-style-name="P1" draw:layer="layout" svg:x1="4.808cm" svg:y1="2.483cm" svg:x2="4.808cm" svg:y2="2.983cm">
          <text:p/>
        </draw:line>
        <draw:line draw:style-name="gr1" draw:text-style-name="P1" draw:layer="layout" svg:x1="5.075cm" svg:y1="0.483cm" svg:x2="5.075cm" svg:y2="1.467cm">
          <text:p/>
        </draw:line>
        <draw:path draw:style-name="gr2" draw:text-style-name="P2" draw:layer="layout" svg:width="0.113cm" svg:height="0.053cm" svg:x="5.018cm" svg:y="1.425cm" svg:viewBox="0 0 114 54" svg:d="M114 0c-21 4-54 43-57 54-4-11-36-50-57-54">
          <text:p/>
        </draw:path>
        <draw:line draw:style-name="gr1" draw:text-style-name="P1" draw:layer="layout" svg:x1="5.075cm" svg:y1="2.483cm" svg:x2="5.075cm" svg:y2="2.983cm">
          <text:p/>
        </draw:line>
        <draw:line draw:style-name="gr1" draw:text-style-name="P1" draw:layer="layout" svg:x1="5.475cm" svg:y1="0.483cm" svg:x2="5.475cm" svg:y2="1.467cm">
          <text:p/>
        </draw:line>
        <draw:path draw:style-name="gr2" draw:text-style-name="P2" draw:layer="layout" svg:width="0.113cm" svg:height="0.053cm" svg:x="5.418cm" svg:y="1.425cm" svg:viewBox="0 0 114 54" svg:d="M114 0c-22 4-54 43-57 54-4-11-36-50-57-54">
          <text:p/>
        </draw:path>
        <draw:line draw:style-name="gr1" draw:text-style-name="P1" draw:layer="layout" svg:x1="5.475cm" svg:y1="2.483cm" svg:x2="5.475cm" svg:y2="2.983cm">
          <text:p/>
        </draw:line>
        <draw:line draw:style-name="gr1" draw:text-style-name="P1" draw:layer="layout" svg:x1="5.741cm" svg:y1="0.483cm" svg:x2="5.741cm" svg:y2="1.467cm">
          <text:p/>
        </draw:line>
        <draw:path draw:style-name="gr2" draw:text-style-name="P2" draw:layer="layout" svg:width="0.112cm" svg:height="0.053cm" svg:x="5.685cm" svg:y="1.425cm" svg:viewBox="0 0 113 54" svg:d="M113 0c-21 4-53 43-57 54-3-11-35-50-56-54">
          <text:p/>
        </draw:path>
        <draw:line draw:style-name="gr1" draw:text-style-name="P1" draw:layer="layout" svg:x1="5.741cm" svg:y1="2.483cm" svg:x2="5.741cm" svg:y2="2.983cm">
          <text:p/>
        </draw:line>
        <draw:line draw:style-name="gr1" draw:text-style-name="P1" draw:layer="layout" svg:x1="6.008cm" svg:y1="0.483cm" svg:x2="6.008cm" svg:y2="1.467cm">
          <text:p/>
        </draw:line>
        <draw:path draw:style-name="gr2" draw:text-style-name="P2" draw:layer="layout" svg:width="0.112cm" svg:height="0.053cm" svg:x="5.952cm" svg:y="1.425cm" svg:viewBox="0 0 113 54" svg:d="M113 0c-21 4-53 43-56 54-4-11-36-50-57-54">
          <text:p/>
        </draw:path>
        <draw:line draw:style-name="gr1" draw:text-style-name="P1" draw:layer="layout" svg:x1="6.008cm" svg:y1="2.483cm" svg:x2="6.008cm" svg:y2="2.983cm">
          <text:p/>
        </draw:line>
        <draw:line draw:style-name="gr1" draw:text-style-name="P1" draw:layer="layout" svg:x1="6.275cm" svg:y1="0.483cm" svg:x2="6.275cm" svg:y2="1.467cm">
          <text:p/>
        </draw:line>
        <draw:path draw:style-name="gr2" draw:text-style-name="P2" draw:layer="layout" svg:width="0.113cm" svg:height="0.053cm" svg:x="6.218cm" svg:y="1.425cm" svg:viewBox="0 0 114 54" svg:d="M114 0c-22 4-54 43-57 54-4-11-36-50-57-54">
          <text:p/>
        </draw:path>
        <draw:line draw:style-name="gr1" draw:text-style-name="P1" draw:layer="layout" svg:x1="6.275cm" svg:y1="2.483cm" svg:x2="6.275cm" svg:y2="2.983cm">
          <text:p/>
        </draw:line>
        <draw:line draw:style-name="gr1" draw:text-style-name="P1" draw:layer="layout" svg:x1="6.675cm" svg:y1="0.483cm" svg:x2="6.675cm" svg:y2="1.467cm">
          <text:p/>
        </draw:line>
        <draw:path draw:style-name="gr2" draw:text-style-name="P2" draw:layer="layout" svg:width="0.113cm" svg:height="0.053cm" svg:x="6.618cm" svg:y="1.425cm" svg:viewBox="0 0 114 54" svg:d="M114 0c-21 4-53 43-56 54-4-11-37-50-58-54">
          <text:p/>
        </draw:path>
        <draw:line draw:style-name="gr1" draw:text-style-name="P1" draw:layer="layout" svg:x1="6.675cm" svg:y1="2.483cm" svg:x2="6.675cm" svg:y2="2.983cm">
          <text:p/>
        </draw:line>
        <draw:line draw:style-name="gr1" draw:text-style-name="P1" draw:layer="layout" svg:x1="6.941cm" svg:y1="0.483cm" svg:x2="6.941cm" svg:y2="1.467cm">
          <text:p/>
        </draw:line>
        <draw:path draw:style-name="gr2" draw:text-style-name="P2" draw:layer="layout" svg:width="0.112cm" svg:height="0.053cm" svg:x="6.885cm" svg:y="1.425cm" svg:viewBox="0 0 113 54" svg:d="M113 0c-22 4-53 43-57 54-3-11-35-50-56-54">
          <text:p/>
        </draw:path>
        <draw:line draw:style-name="gr1" draw:text-style-name="P1" draw:layer="layout" svg:x1="6.941cm" svg:y1="2.483cm" svg:x2="6.941cm" svg:y2="2.983cm">
          <text:p/>
        </draw:line>
        <draw:line draw:style-name="gr1" draw:text-style-name="P1" draw:layer="layout" svg:x1="7.208cm" svg:y1="0.483cm" svg:x2="7.208cm" svg:y2="1.467cm">
          <text:p/>
        </draw:line>
        <draw:path draw:style-name="gr2" draw:text-style-name="P2" draw:layer="layout" svg:width="0.112cm" svg:height="0.053cm" svg:x="7.152cm" svg:y="1.425cm" svg:viewBox="0 0 113 54" svg:d="M113 0c-21 4-53 43-56 54-5-11-36-50-57-54">
          <text:p/>
        </draw:path>
        <draw:line draw:style-name="gr1" draw:text-style-name="P1" draw:layer="layout" svg:x1="7.208cm" svg:y1="2.483cm" svg:x2="7.208cm" svg:y2="2.983cm">
          <text:p/>
        </draw:line>
        <draw:line draw:style-name="gr1" draw:text-style-name="P1" draw:layer="layout" svg:x1="7.475cm" svg:y1="0.483cm" svg:x2="7.475cm" svg:y2="1.467cm">
          <text:p/>
        </draw:line>
        <draw:path draw:style-name="gr2" draw:text-style-name="P2" draw:layer="layout" svg:width="0.113cm" svg:height="0.053cm" svg:x="7.418cm" svg:y="1.425cm" svg:viewBox="0 0 114 54" svg:d="M114 0c-21 4-53 43-56 54-4-11-36-50-58-54">
          <text:p/>
        </draw:path>
        <draw:line draw:style-name="gr1" draw:text-style-name="P1" draw:layer="layout" svg:x1="7.475cm" svg:y1="2.483cm" svg:x2="7.475cm" svg:y2="2.983cm">
          <text:p/>
        </draw:line>
        <draw:line draw:style-name="gr1" draw:text-style-name="P1" draw:layer="layout" svg:x1="7.875cm" svg:y1="0.483cm" svg:x2="7.875cm" svg:y2="1.467cm">
          <text:p/>
        </draw:line>
        <draw:path draw:style-name="gr2" draw:text-style-name="P2" draw:layer="layout" svg:width="0.113cm" svg:height="0.053cm" svg:x="7.818cm" svg:y="1.425cm" svg:viewBox="0 0 114 54" svg:d="M114 0c-21 4-54 43-57 54-4-11-36-50-57-54">
          <text:p/>
        </draw:path>
        <draw:line draw:style-name="gr1" draw:text-style-name="P1" draw:layer="layout" svg:x1="7.875cm" svg:y1="2.483cm" svg:x2="7.875cm" svg:y2="2.983cm">
          <text:p/>
        </draw:line>
        <draw:line draw:style-name="gr1" draw:text-style-name="P1" draw:layer="layout" svg:x1="8.141cm" svg:y1="0.483cm" svg:x2="8.141cm" svg:y2="1.467cm">
          <text:p/>
        </draw:line>
        <draw:path draw:style-name="gr2" draw:text-style-name="P2" draw:layer="layout" svg:width="0.112cm" svg:height="0.053cm" svg:x="8.085cm" svg:y="1.425cm" svg:viewBox="0 0 113 54" svg:d="M113 0c-21 4-52 43-56 54-3-11-35-50-57-54">
          <text:p/>
        </draw:path>
        <draw:line draw:style-name="gr1" draw:text-style-name="P1" draw:layer="layout" svg:x1="8.141cm" svg:y1="2.483cm" svg:x2="8.141cm" svg:y2="2.983cm">
          <text:p/>
        </draw:line>
        <draw:line draw:style-name="gr1" draw:text-style-name="P1" draw:layer="layout" svg:x1="8.408cm" svg:y1="0.483cm" svg:x2="8.408cm" svg:y2="1.467cm">
          <text:p/>
        </draw:line>
        <draw:path draw:style-name="gr2" draw:text-style-name="P2" draw:layer="layout" svg:width="0.112cm" svg:height="0.053cm" svg:x="8.352cm" svg:y="1.425cm" svg:viewBox="0 0 113 54" svg:d="M113 0c-21 4-54 43-57 54-4-11-35-50-56-54">
          <text:p/>
        </draw:path>
        <draw:line draw:style-name="gr1" draw:text-style-name="P1" draw:layer="layout" svg:x1="8.408cm" svg:y1="2.483cm" svg:x2="8.408cm" svg:y2="2.983cm">
          <text:p/>
        </draw:line>
        <draw:line draw:style-name="gr1" draw:text-style-name="P1" draw:layer="layout" svg:x1="8.675cm" svg:y1="0.483cm" svg:x2="8.675cm" svg:y2="1.467cm">
          <text:p/>
        </draw:line>
        <draw:path draw:style-name="gr2" draw:text-style-name="P2" draw:layer="layout" svg:width="0.113cm" svg:height="0.053cm" svg:x="8.618cm" svg:y="1.425cm" svg:viewBox="0 0 114 54" svg:d="M114 0c-21 4-53 43-56 54-4-11-37-50-58-54">
          <text:p/>
        </draw:path>
        <draw:line draw:style-name="gr1" draw:text-style-name="P1" draw:layer="layout" svg:x1="8.675cm" svg:y1="2.483cm" svg:x2="8.675cm" svg:y2="2.983cm">
          <text:p/>
        </draw:line>
        <draw:line draw:style-name="gr1" draw:text-style-name="P1" draw:layer="layout" svg:x1="9.075cm" svg:y1="0.483cm" svg:x2="9.075cm" svg:y2="1.467cm">
          <text:p/>
        </draw:line>
        <draw:path draw:style-name="gr2" draw:text-style-name="P2" draw:layer="layout" svg:width="0.113cm" svg:height="0.053cm" svg:x="9.018cm" svg:y="1.425cm" svg:viewBox="0 0 114 54" svg:d="M114 0c-22 4-54 43-57 54-4-11-36-50-57-54">
          <text:p/>
        </draw:path>
        <draw:line draw:style-name="gr1" draw:text-style-name="P1" draw:layer="layout" svg:x1="9.075cm" svg:y1="2.483cm" svg:x2="9.075cm" svg:y2="2.983cm">
          <text:p/>
        </draw:line>
        <draw:line draw:style-name="gr1" draw:text-style-name="P1" draw:layer="layout" svg:x1="9.341cm" svg:y1="0.483cm" svg:x2="9.341cm" svg:y2="1.467cm">
          <text:p/>
        </draw:line>
        <draw:path draw:style-name="gr2" draw:text-style-name="P2" draw:layer="layout" svg:width="0.112cm" svg:height="0.053cm" svg:x="9.285cm" svg:y="1.425cm" svg:viewBox="0 0 113 54" svg:d="M113 0c-21 4-52 43-56 54-3-11-36-50-57-54">
          <text:p/>
        </draw:path>
        <draw:line draw:style-name="gr1" draw:text-style-name="P1" draw:layer="layout" svg:x1="9.341cm" svg:y1="2.483cm" svg:x2="9.341cm" svg:y2="2.983cm">
          <text:p/>
        </draw:line>
        <draw:line draw:style-name="gr1" draw:text-style-name="P1" draw:layer="layout" svg:x1="9.608cm" svg:y1="0.483cm" svg:x2="9.608cm" svg:y2="1.467cm">
          <text:p/>
        </draw:line>
        <draw:path draw:style-name="gr2" draw:text-style-name="P2" draw:layer="layout" svg:width="0.112cm" svg:height="0.053cm" svg:x="9.552cm" svg:y="1.425cm" svg:viewBox="0 0 113 54" svg:d="M113 0c-21 4-53 43-56 54-4-11-35-50-57-54">
          <text:p/>
        </draw:path>
        <draw:line draw:style-name="gr1" draw:text-style-name="P1" draw:layer="layout" svg:x1="9.608cm" svg:y1="2.483cm" svg:x2="9.608cm" svg:y2="2.983cm">
          <text:p/>
        </draw:line>
        <draw:line draw:style-name="gr1" draw:text-style-name="P1" draw:layer="layout" svg:x1="9.875cm" svg:y1="0.483cm" svg:x2="9.875cm" svg:y2="1.467cm">
          <text:p/>
        </draw:line>
        <draw:path draw:style-name="gr2" draw:text-style-name="P2" draw:layer="layout" svg:width="0.113cm" svg:height="0.053cm" svg:x="9.818cm" svg:y="1.425cm" svg:viewBox="0 0 114 54" svg:d="M114 0c-21 4-54 43-57 54-4-11-36-50-57-54">
          <text:p/>
        </draw:path>
        <draw:line draw:style-name="gr1" draw:text-style-name="P1" draw:layer="layout" svg:x1="9.875cm" svg:y1="2.483cm" svg:x2="9.875cm" svg:y2="2.983cm">
          <text:p/>
        </draw:line>
        <draw:line draw:style-name="gr1" draw:text-style-name="P1" draw:layer="layout" svg:x1="10.275cm" svg:y1="0.483cm" svg:x2="10.275cm" svg:y2="1.467cm">
          <text:p/>
        </draw:line>
        <draw:path draw:style-name="gr2" draw:text-style-name="P2" draw:layer="layout" svg:width="0.113cm" svg:height="0.053cm" svg:x="10.218cm" svg:y="1.425cm" svg:viewBox="0 0 114 54" svg:d="M114 0c-21 4-53 43-56 54-4-11-36-50-58-54">
          <text:p/>
        </draw:path>
        <draw:line draw:style-name="gr1" draw:text-style-name="P1" draw:layer="layout" svg:x1="10.275cm" svg:y1="2.483cm" svg:x2="10.275cm" svg:y2="2.983cm">
          <text:p/>
        </draw:line>
        <draw:line draw:style-name="gr1" draw:text-style-name="P1" draw:layer="layout" svg:x1="10.541cm" svg:y1="0.483cm" svg:x2="10.541cm" svg:y2="1.467cm">
          <text:p/>
        </draw:line>
        <draw:path draw:style-name="gr2" draw:text-style-name="P2" draw:layer="layout" svg:width="0.112cm" svg:height="0.053cm" svg:x="10.485cm" svg:y="1.425cm" svg:viewBox="0 0 113 54" svg:d="M113 0c-21 4-53 43-57 54-3-11-35-50-56-54">
          <text:p/>
        </draw:path>
        <draw:line draw:style-name="gr1" draw:text-style-name="P1" draw:layer="layout" svg:x1="10.541cm" svg:y1="2.483cm" svg:x2="10.541cm" svg:y2="2.983cm">
          <text:p/>
        </draw:line>
        <draw:line draw:style-name="gr1" draw:text-style-name="P1" draw:layer="layout" svg:x1="10.808cm" svg:y1="0.483cm" svg:x2="10.808cm" svg:y2="1.467cm">
          <text:p/>
        </draw:line>
        <draw:path draw:style-name="gr2" draw:text-style-name="P2" draw:layer="layout" svg:width="0.112cm" svg:height="0.053cm" svg:x="10.752cm" svg:y="1.425cm" svg:viewBox="0 0 113 54" svg:d="M113 0c-21 4-53 43-56 54-4-11-36-50-57-54">
          <text:p/>
        </draw:path>
        <draw:line draw:style-name="gr1" draw:text-style-name="P1" draw:layer="layout" svg:x1="10.808cm" svg:y1="2.483cm" svg:x2="10.808cm" svg:y2="2.983cm">
          <text:p/>
        </draw:line>
        <draw:line draw:style-name="gr1" draw:text-style-name="P1" draw:layer="layout" svg:x1="11.075cm" svg:y1="0.483cm" svg:x2="11.075cm" svg:y2="1.467cm">
          <text:p/>
        </draw:line>
        <draw:path draw:style-name="gr2" draw:text-style-name="P2" draw:layer="layout" svg:width="0.113cm" svg:height="0.053cm" svg:x="11.018cm" svg:y="1.425cm" svg:viewBox="0 0 114 54" svg:d="M114 0c-22 4-54 43-57 54-4-11-36-50-57-54">
          <text:p/>
        </draw:path>
        <draw:line draw:style-name="gr1" draw:text-style-name="P1" draw:layer="layout" svg:x1="11.075cm" svg:y1="2.483cm" svg:x2="11.075cm" svg:y2="2.983cm">
          <text:p/>
        </draw:line>
        <draw:line draw:style-name="gr1" draw:text-style-name="P1" draw:layer="layout" svg:x1="11.475cm" svg:y1="0.483cm" svg:x2="11.475cm" svg:y2="1.467cm">
          <text:p/>
        </draw:line>
        <draw:path draw:style-name="gr2" draw:text-style-name="P2" draw:layer="layout" svg:width="0.113cm" svg:height="0.053cm" svg:x="11.418cm" svg:y="1.425cm" svg:viewBox="0 0 114 54" svg:d="M114 0c-21 4-53 43-56 54-4-11-37-50-58-54">
          <text:p/>
        </draw:path>
        <draw:line draw:style-name="gr1" draw:text-style-name="P1" draw:layer="layout" svg:x1="11.475cm" svg:y1="2.483cm" svg:x2="11.475cm" svg:y2="2.983cm">
          <text:p/>
        </draw:line>
        <draw:line draw:style-name="gr1" draw:text-style-name="P1" draw:layer="layout" svg:x1="11.741cm" svg:y1="0.483cm" svg:x2="11.741cm" svg:y2="1.467cm">
          <text:p/>
        </draw:line>
        <draw:path draw:style-name="gr2" draw:text-style-name="P2" draw:layer="layout" svg:width="0.113cm" svg:height="0.053cm" svg:x="11.685cm" svg:y="1.425cm" svg:viewBox="0 0 114 54" svg:d="M114 0c-22 4-53 43-57 54-3-11-35-50-57-54">
          <text:p/>
        </draw:path>
        <draw:line draw:style-name="gr1" draw:text-style-name="P1" draw:layer="layout" svg:x1="11.741cm" svg:y1="2.483cm" svg:x2="11.741cm" svg:y2="2.983cm">
          <text:p/>
        </draw:line>
        <draw:line draw:style-name="gr1" draw:text-style-name="P1" draw:layer="layout" svg:x1="12.008cm" svg:y1="0.483cm" svg:x2="12.008cm" svg:y2="1.467cm">
          <text:p/>
        </draw:line>
        <draw:path draw:style-name="gr2" draw:text-style-name="P2" draw:layer="layout" svg:width="0.112cm" svg:height="0.053cm" svg:x="11.952cm" svg:y="1.425cm" svg:viewBox="0 0 113 54" svg:d="M113 0c-21 4-54 43-57 54-4-11-35-50-56-54">
          <text:p/>
        </draw:path>
        <draw:line draw:style-name="gr1" draw:text-style-name="P1" draw:layer="layout" svg:x1="12.008cm" svg:y1="2.483cm" svg:x2="12.008cm" svg:y2="2.983cm">
          <text:p/>
        </draw:line>
        <draw:line draw:style-name="gr1" draw:text-style-name="P1" draw:layer="layout" svg:x1="12.275cm" svg:y1="0.483cm" svg:x2="12.275cm" svg:y2="1.467cm">
          <text:p/>
        </draw:line>
        <draw:path draw:style-name="gr2" draw:text-style-name="P2" draw:layer="layout" svg:width="0.113cm" svg:height="0.053cm" svg:x="12.218cm" svg:y="1.425cm" svg:viewBox="0 0 114 54" svg:d="M114 0c-21 4-53 43-56 54-4-11-37-50-58-54">
          <text:p/>
        </draw:path>
        <draw:line draw:style-name="gr1" draw:text-style-name="P1" draw:layer="layout" svg:x1="12.275cm" svg:y1="2.483cm" svg:x2="12.275cm" svg:y2="2.983cm">
          <text:p/>
        </draw:line>
        <draw:line draw:style-name="gr1" draw:text-style-name="P1" draw:layer="layout" svg:x1="12.675cm" svg:y1="0.483cm" svg:x2="12.675cm" svg:y2="1.467cm">
          <text:p/>
        </draw:line>
        <draw:path draw:style-name="gr2" draw:text-style-name="P2" draw:layer="layout" svg:width="0.113cm" svg:height="0.053cm" svg:x="12.618cm" svg:y="1.425cm" svg:viewBox="0 0 114 54" svg:d="M114 0c-21 4-54 43-57 54-4-11-36-50-57-54">
          <text:p/>
        </draw:path>
        <draw:line draw:style-name="gr1" draw:text-style-name="P1" draw:layer="layout" svg:x1="12.675cm" svg:y1="2.483cm" svg:x2="12.675cm" svg:y2="2.983cm">
          <text:p/>
        </draw:line>
        <draw:line draw:style-name="gr1" draw:text-style-name="P1" draw:layer="layout" svg:x1="12.941cm" svg:y1="0.483cm" svg:x2="12.941cm" svg:y2="1.467cm">
          <text:p/>
        </draw:line>
        <draw:path draw:style-name="gr2" draw:text-style-name="P2" draw:layer="layout" svg:width="0.113cm" svg:height="0.053cm" svg:x="12.885cm" svg:y="1.425cm" svg:viewBox="0 0 114 54" svg:d="M114 0c-22 4-53 43-57 54-3-11-36-50-57-54">
          <text:p/>
        </draw:path>
        <draw:line draw:style-name="gr1" draw:text-style-name="P1" draw:layer="layout" svg:x1="12.941cm" svg:y1="2.483cm" svg:x2="12.941cm" svg:y2="2.983cm">
          <text:p/>
        </draw:line>
        <draw:line draw:style-name="gr1" draw:text-style-name="P1" draw:layer="layout" svg:x1="13.208cm" svg:y1="0.483cm" svg:x2="13.208cm" svg:y2="1.467cm">
          <text:p/>
        </draw:line>
        <draw:path draw:style-name="gr2" draw:text-style-name="P2" draw:layer="layout" svg:width="0.112cm" svg:height="0.053cm" svg:x="13.152cm" svg:y="1.425cm" svg:viewBox="0 0 113 54" svg:d="M113 0c-22 4-54 43-57 54-4-11-35-50-56-54">
          <text:p/>
        </draw:path>
        <draw:line draw:style-name="gr1" draw:text-style-name="P1" draw:layer="layout" svg:x1="13.208cm" svg:y1="2.483cm" svg:x2="13.208cm" svg:y2="2.983cm">
          <text:p/>
        </draw:line>
        <draw:line draw:style-name="gr1" draw:text-style-name="P1" draw:layer="layout" svg:x1="13.475cm" svg:y1="0.483cm" svg:x2="13.475cm" svg:y2="1.467cm">
          <text:p/>
        </draw:line>
        <draw:path draw:style-name="gr2" draw:text-style-name="P2" draw:layer="layout" svg:width="0.113cm" svg:height="0.053cm" svg:x="13.418cm" svg:y="1.425cm" svg:viewBox="0 0 114 54" svg:d="M114 0c-21 4-54 43-57 54-4-11-36-50-57-54">
          <text:p/>
        </draw:path>
        <draw:line draw:style-name="gr1" draw:text-style-name="P1" draw:layer="layout" svg:x1="13.475cm" svg:y1="2.483cm" svg:x2="13.475cm" svg:y2="2.983cm">
          <text:p/>
        </draw:line>
        <draw:line draw:style-name="gr1" draw:text-style-name="P1" draw:layer="layout" svg:x1="13.875cm" svg:y1="0.483cm" svg:x2="13.875cm" svg:y2="1.467cm">
          <text:p/>
        </draw:line>
        <draw:path draw:style-name="gr2" draw:text-style-name="P2" draw:layer="layout" svg:width="0.113cm" svg:height="0.053cm" svg:x="13.818cm" svg:y="1.425cm" svg:viewBox="0 0 114 54" svg:d="M114 0c-22 4-54 43-57 54-4-11-36-50-57-54">
          <text:p/>
        </draw:path>
        <draw:line draw:style-name="gr1" draw:text-style-name="P1" draw:layer="layout" svg:x1="13.875cm" svg:y1="2.483cm" svg:x2="13.875cm" svg:y2="2.983cm">
          <text:p/>
        </draw:line>
        <draw:line draw:style-name="gr1" draw:text-style-name="P1" draw:layer="layout" svg:x1="14.141cm" svg:y1="0.483cm" svg:x2="14.141cm" svg:y2="1.467cm">
          <text:p/>
        </draw:line>
        <draw:path draw:style-name="gr2" draw:text-style-name="P2" draw:layer="layout" svg:width="0.113cm" svg:height="0.053cm" svg:x="14.085cm" svg:y="1.425cm" svg:viewBox="0 0 114 54" svg:d="M114 0c-22 4-54 43-58 54-3-11-35-50-56-54">
          <text:p/>
        </draw:path>
        <draw:line draw:style-name="gr1" draw:text-style-name="P1" draw:layer="layout" svg:x1="14.141cm" svg:y1="2.483cm" svg:x2="14.141cm" svg:y2="2.983cm">
          <text:p/>
        </draw:line>
        <draw:line draw:style-name="gr1" draw:text-style-name="P1" draw:layer="layout" svg:x1="14.408cm" svg:y1="0.483cm" svg:x2="14.408cm" svg:y2="1.467cm">
          <text:p/>
        </draw:line>
        <draw:path draw:style-name="gr2" draw:text-style-name="P2" draw:layer="layout" svg:width="0.112cm" svg:height="0.053cm" svg:x="14.352cm" svg:y="1.425cm" svg:viewBox="0 0 113 54" svg:d="M113 0c-21 4-53 43-56 54-4-11-36-50-57-54">
          <text:p/>
        </draw:path>
        <draw:line draw:style-name="gr1" draw:text-style-name="P1" draw:layer="layout" svg:x1="14.408cm" svg:y1="2.483cm" svg:x2="14.408cm" svg:y2="2.983cm">
          <text:p/>
        </draw:line>
        <draw:line draw:style-name="gr1" draw:text-style-name="P1" draw:layer="layout" svg:x1="14.675cm" svg:y1="0.483cm" svg:x2="14.675cm" svg:y2="1.467cm">
          <text:p/>
        </draw:line>
        <draw:path draw:style-name="gr2" draw:text-style-name="P2" draw:layer="layout" svg:width="0.113cm" svg:height="0.053cm" svg:x="14.618cm" svg:y="1.425cm" svg:viewBox="0 0 114 54" svg:d="M114 0c-22 4-54 43-57 54-4-11-35-50-57-54">
          <text:p/>
        </draw:path>
        <draw:line draw:style-name="gr1" draw:text-style-name="P1" draw:layer="layout" svg:x1="14.675cm" svg:y1="2.483cm" svg:x2="14.675cm" svg:y2="2.983cm">
          <text:p/>
        </draw:line>
        <draw:line draw:style-name="gr1" draw:text-style-name="P1" draw:layer="layout" svg:x1="15.075cm" svg:y1="0.483cm" svg:x2="15.075cm" svg:y2="1.467cm">
          <text:p/>
        </draw:line>
        <draw:path draw:style-name="gr2" draw:text-style-name="P2" draw:layer="layout" svg:width="0.113cm" svg:height="0.053cm" svg:x="15.018cm" svg:y="1.425cm" svg:viewBox="0 0 114 54" svg:d="M114 0c-21 4-53 43-56 54-4-11-36-50-58-54">
          <text:p/>
        </draw:path>
        <draw:line draw:style-name="gr1" draw:text-style-name="P1" draw:layer="layout" svg:x1="15.075cm" svg:y1="2.483cm" svg:x2="15.075cm" svg:y2="2.983cm">
          <text:p/>
        </draw:line>
        <draw:line draw:style-name="gr1" draw:text-style-name="P1" draw:layer="layout" svg:x1="15.341cm" svg:y1="0.483cm" svg:x2="15.341cm" svg:y2="1.467cm">
          <text:p/>
        </draw:line>
        <draw:path draw:style-name="gr2" draw:text-style-name="P2" draw:layer="layout" svg:width="0.113cm" svg:height="0.053cm" svg:x="15.285cm" svg:y="1.425cm" svg:viewBox="0 0 114 54" svg:d="M114 0c-23 4-54 43-58 54-3-11-35-50-56-54">
          <text:p/>
        </draw:path>
        <draw:line draw:style-name="gr1" draw:text-style-name="P1" draw:layer="layout" svg:x1="15.341cm" svg:y1="2.483cm" svg:x2="15.341cm" svg:y2="2.983cm">
          <text:p/>
        </draw:line>
        <draw:line draw:style-name="gr1" draw:text-style-name="P1" draw:layer="layout" svg:x1="15.608cm" svg:y1="0.483cm" svg:x2="15.608cm" svg:y2="1.467cm">
          <text:p/>
        </draw:line>
        <draw:path draw:style-name="gr2" draw:text-style-name="P2" draw:layer="layout" svg:width="0.112cm" svg:height="0.053cm" svg:x="15.552cm" svg:y="1.425cm" svg:viewBox="0 0 113 54" svg:d="M113 0c-21 4-52 43-56 54-5-11-36-50-57-54">
          <text:p/>
        </draw:path>
        <draw:line draw:style-name="gr1" draw:text-style-name="P1" draw:layer="layout" svg:x1="15.608cm" svg:y1="2.483cm" svg:x2="15.608cm" svg:y2="2.983cm">
          <text:p/>
        </draw:line>
        <draw:line draw:style-name="gr1" draw:text-style-name="P1" draw:layer="layout" svg:x1="15.875cm" svg:y1="0.483cm" svg:x2="15.875cm" svg:y2="1.467cm">
          <text:p/>
        </draw:line>
        <draw:path draw:style-name="gr2" draw:text-style-name="P2" draw:layer="layout" svg:width="0.113cm" svg:height="0.053cm" svg:x="15.818cm" svg:y="1.425cm" svg:viewBox="0 0 114 54" svg:d="M114 0c-21 4-53 43-56 54-4-11-35-50-58-54">
          <text:p/>
        </draw:path>
        <draw:line draw:style-name="gr1" draw:text-style-name="P1" draw:layer="layout" svg:x1="15.875cm" svg:y1="2.483cm" svg:x2="15.875cm" svg:y2="2.983cm">
          <text:p/>
        </draw:line>
        <draw:line draw:style-name="gr1" draw:text-style-name="P1" draw:layer="layout" svg:x1="16.275cm" svg:y1="0.483cm" svg:x2="16.275cm" svg:y2="1.467cm">
          <text:p/>
        </draw:line>
        <draw:path draw:style-name="gr2" draw:text-style-name="P2" draw:layer="layout" svg:width="0.113cm" svg:height="0.053cm" svg:x="16.218cm" svg:y="1.425cm" svg:viewBox="0 0 114 54" svg:d="M114 0c-21 4-54 43-57 54-4-11-35-50-57-54">
          <text:p/>
        </draw:path>
        <draw:line draw:style-name="gr1" draw:text-style-name="P1" draw:layer="layout" svg:x1="16.275cm" svg:y1="2.483cm" svg:x2="16.275cm" svg:y2="2.983cm">
          <text:p/>
        </draw:line>
        <draw:line draw:style-name="gr1" draw:text-style-name="P1" draw:layer="layout" svg:x1="16.541cm" svg:y1="0.483cm" svg:x2="16.541cm" svg:y2="1.467cm">
          <text:p/>
        </draw:line>
        <draw:path draw:style-name="gr2" draw:text-style-name="P2" draw:layer="layout" svg:width="0.113cm" svg:height="0.053cm" svg:x="16.485cm" svg:y="1.425cm" svg:viewBox="0 0 114 54" svg:d="M114 0c-22 4-53 43-57 54-3-11-35-50-57-54">
          <text:p/>
        </draw:path>
        <draw:line draw:style-name="gr1" draw:text-style-name="P1" draw:layer="layout" svg:x1="16.541cm" svg:y1="2.483cm" svg:x2="16.541cm" svg:y2="2.983cm">
          <text:p/>
        </draw:line>
        <draw:line draw:style-name="gr1" draw:text-style-name="P1" draw:layer="layout" svg:x1="16.808cm" svg:y1="0.483cm" svg:x2="16.808cm" svg:y2="1.467cm">
          <text:p/>
        </draw:line>
        <draw:path draw:style-name="gr2" draw:text-style-name="P2" draw:layer="layout" svg:width="0.112cm" svg:height="0.053cm" svg:x="16.752cm" svg:y="1.425cm" svg:viewBox="0 0 113 54" svg:d="M113 0c-21 4-53 43-57 54-4-11-35-50-56-54">
          <text:p/>
        </draw:path>
        <draw:line draw:style-name="gr1" draw:text-style-name="P1" draw:layer="layout" svg:x1="16.808cm" svg:y1="2.483cm" svg:x2="16.808cm" svg:y2="2.983cm">
          <text:p/>
        </draw:line>
        <draw:line draw:style-name="gr1" draw:text-style-name="P1" draw:layer="layout" svg:x1="17.075cm" svg:y1="0.483cm" svg:x2="17.075cm" svg:y2="1.467cm">
          <text:p/>
        </draw:line>
        <draw:path draw:style-name="gr2" draw:text-style-name="P2" draw:layer="layout" svg:width="0.113cm" svg:height="0.053cm" svg:x="17.018cm" svg:y="1.425cm" svg:viewBox="0 0 114 54" svg:d="M114 0c-21 4-53 43-56 54-4-11-36-50-58-54">
          <text:p/>
        </draw:path>
        <draw:line draw:style-name="gr1" draw:text-style-name="P1" draw:layer="layout" svg:x1="17.075cm" svg:y1="2.483cm" svg:x2="17.075cm" svg:y2="2.983cm">
          <text:p/>
        </draw:line>
        <draw:line draw:style-name="gr1" draw:text-style-name="P1" draw:layer="layout" svg:x1="17.475cm" svg:y1="0.483cm" svg:x2="17.475cm" svg:y2="1.467cm">
          <text:p/>
        </draw:line>
        <draw:path draw:style-name="gr2" draw:text-style-name="P2" draw:layer="layout" svg:width="0.113cm" svg:height="0.053cm" svg:x="17.418cm" svg:y="1.425cm" svg:viewBox="0 0 114 54" svg:d="M114 0c-22 4-54 43-57 54-4-11-35-50-57-54">
          <text:p/>
        </draw:path>
        <draw:line draw:style-name="gr1" draw:text-style-name="P1" draw:layer="layout" svg:x1="17.475cm" svg:y1="2.483cm" svg:x2="17.475cm" svg:y2="2.983cm">
          <text:p/>
        </draw:line>
        <draw:line draw:style-name="gr1" draw:text-style-name="P1" draw:layer="layout" svg:x1="17.741cm" svg:y1="0.483cm" svg:x2="17.741cm" svg:y2="1.467cm">
          <text:p/>
        </draw:line>
        <draw:path draw:style-name="gr2" draw:text-style-name="P2" draw:layer="layout" svg:width="0.113cm" svg:height="0.053cm" svg:x="17.685cm" svg:y="1.425cm" svg:viewBox="0 0 114 54" svg:d="M114 0c-21 4-53 43-57 54-3-11-36-50-57-54">
          <text:p/>
        </draw:path>
        <draw:line draw:style-name="gr1" draw:text-style-name="P1" draw:layer="layout" svg:x1="17.741cm" svg:y1="2.483cm" svg:x2="17.741cm" svg:y2="2.983cm">
          <text:p/>
        </draw:line>
        <draw:line draw:style-name="gr1" draw:text-style-name="P1" draw:layer="layout" svg:x1="18.008cm" svg:y1="0.483cm" svg:x2="18.008cm" svg:y2="1.467cm">
          <text:p/>
        </draw:line>
        <draw:path draw:style-name="gr2" draw:text-style-name="P2" draw:layer="layout" svg:width="0.112cm" svg:height="0.053cm" svg:x="17.952cm" svg:y="1.425cm" svg:viewBox="0 0 113 54" svg:d="M113 0c-21 4-52 43-56 54-3-11-35-50-57-54">
          <text:p/>
        </draw:path>
        <draw:line draw:style-name="gr1" draw:text-style-name="P1" draw:layer="layout" svg:x1="18.008cm" svg:y1="2.483cm" svg:x2="18.008cm" svg:y2="2.983cm">
          <text:p/>
        </draw:line>
        <draw:line draw:style-name="gr1" draw:text-style-name="P1" draw:layer="layout" svg:x1="18.275cm" svg:y1="0.483cm" svg:x2="18.275cm" svg:y2="1.467cm">
          <text:p/>
        </draw:line>
        <draw:path draw:style-name="gr2" draw:text-style-name="P2" draw:layer="layout" svg:width="0.113cm" svg:height="0.053cm" svg:x="18.218cm" svg:y="1.425cm" svg:viewBox="0 0 114 54" svg:d="M114 0c-21 4-54 43-57 54-4-11-35-50-57-54">
          <text:p/>
        </draw:path>
        <draw:line draw:style-name="gr1" draw:text-style-name="P1" draw:layer="layout" svg:x1="18.275cm" svg:y1="2.483cm" svg:x2="18.275cm" svg:y2="2.983cm">
          <text:p/>
        </draw:line>
        <draw:line draw:style-name="gr1" draw:text-style-name="P1" draw:layer="layout" svg:x1="18.675cm" svg:y1="0.483cm" svg:x2="18.675cm" svg:y2="1.467cm">
          <text:p/>
        </draw:line>
        <draw:path draw:style-name="gr3" draw:text-style-name="P1" draw:layer="layout" svg:width="0.113cm" svg:height="0.053cm" svg:x="18.618cm" svg:y="1.425cm" svg:viewBox="0 0 114 54" svg:d="M114 0c-21 4-53 43-56 54-4-11-35-50-58-54">
          <text:p/>
        </draw:path>
        <draw:line draw:style-name="gr4" draw:text-style-name="P1" draw:layer="layout" svg:x1="18.675cm" svg:y1="2.483cm" svg:x2="18.675cm" svg:y2="2.983cm">
          <text:p/>
        </draw:line>
        <draw:line draw:style-name="gr1" draw:text-style-name="P1" draw:layer="layout" svg:x1="18.941cm" svg:y1="0.483cm" svg:x2="18.941cm" svg:y2="1.467cm">
          <text:p/>
        </draw:line>
        <draw:path draw:style-name="gr3" draw:text-style-name="P1" draw:layer="layout" svg:width="0.113cm" svg:height="0.053cm" svg:x="18.885cm" svg:y="1.425cm" svg:viewBox="0 0 114 54" svg:d="M114 0c-21 4-54 43-58 54-3-11-35-50-56-54">
          <text:p/>
        </draw:path>
        <draw:line draw:style-name="gr4" draw:text-style-name="P1" draw:layer="layout" svg:x1="18.941cm" svg:y1="2.483cm" svg:x2="18.941cm" svg:y2="2.983cm">
          <text:p/>
        </draw:line>
        <draw:line draw:style-name="gr1" draw:text-style-name="P1" draw:layer="layout" svg:x1="19.208cm" svg:y1="0.483cm" svg:x2="19.208cm" svg:y2="1.467cm">
          <text:p/>
        </draw:line>
        <draw:path draw:style-name="gr3" draw:text-style-name="P1" draw:layer="layout" svg:width="0.112cm" svg:height="0.053cm" svg:x="19.152cm" svg:y="1.425cm" svg:viewBox="0 0 113 54" svg:d="M113 0c-21 4-52 43-56 54-3-11-36-50-57-54">
          <text:p/>
        </draw:path>
        <draw:line draw:style-name="gr4" draw:text-style-name="P1" draw:layer="layout" svg:x1="19.208cm" svg:y1="2.483cm" svg:x2="19.208cm" svg:y2="2.983cm">
          <text:p/>
        </draw:line>
        <draw:line draw:style-name="gr1" draw:text-style-name="P1" draw:layer="layout" svg:x1="19.475cm" svg:y1="0.483cm" svg:x2="19.475cm" svg:y2="1.467cm">
          <text:p/>
        </draw:line>
        <draw:path draw:style-name="gr3" draw:text-style-name="P1" draw:layer="layout" svg:width="0.113cm" svg:height="0.053cm" svg:x="19.418cm" svg:y="1.425cm" svg:viewBox="0 0 114 54" svg:d="M114 0c-22 4-54 43-57 54-4-11-35-50-57-54">
          <text:p/>
        </draw:path>
        <draw:line draw:style-name="gr4" draw:text-style-name="P1" draw:layer="layout" svg:x1="19.475cm" svg:y1="2.483cm" svg:x2="19.475cm" svg:y2="2.983cm">
          <text:p/>
        </draw:line>
        <draw:line draw:style-name="gr5" draw:text-style-name="P1" draw:layer="layout" svg:x1="0.674cm" svg:y1="5.483cm" svg:x2="0.674cm" svg:y2="6.467cm">
          <text:p/>
        </draw:line>
        <draw:line draw:style-name="gr5" draw:text-style-name="P1" draw:layer="layout" svg:x1="0.941cm" svg:y1="5.483cm" svg:x2="0.941cm" svg:y2="6.467cm">
          <text:p/>
        </draw:line>
        <draw:line draw:style-name="gr5" draw:text-style-name="P1" draw:layer="layout" svg:x1="1.208cm" svg:y1="5.483cm" svg:x2="1.208cm" svg:y2="6.467cm">
          <text:p/>
        </draw:line>
        <draw:line draw:style-name="gr6" draw:text-style-name="P1" draw:layer="layout" svg:x1="1.474cm" svg:y1="5.483cm" svg:x2="1.474cm" svg:y2="6.467cm">
          <text:p/>
        </draw:line>
        <draw:line draw:style-name="gr5" draw:text-style-name="P1" draw:layer="layout" svg:x1="1.874cm" svg:y1="5.483cm" svg:x2="1.874cm" svg:y2="6.467cm">
          <text:p/>
        </draw:line>
        <draw:line draw:style-name="gr5" draw:text-style-name="P1" draw:layer="layout" svg:x1="2.141cm" svg:y1="5.483cm" svg:x2="2.141cm" svg:y2="6.467cm">
          <text:p/>
        </draw:line>
        <draw:line draw:style-name="gr5" draw:text-style-name="P1" draw:layer="layout" svg:x1="2.408cm" svg:y1="5.483cm" svg:x2="2.408cm" svg:y2="6.467cm">
          <text:p/>
        </draw:line>
        <draw:line draw:style-name="gr6" draw:text-style-name="P1" draw:layer="layout" svg:x1="2.675cm" svg:y1="5.483cm" svg:x2="2.675cm" svg:y2="6.467cm">
          <text:p/>
        </draw:line>
        <draw:line draw:style-name="gr5" draw:text-style-name="P1" draw:layer="layout" svg:x1="3.075cm" svg:y1="5.483cm" svg:x2="3.075cm" svg:y2="6.467cm">
          <text:p/>
        </draw:line>
        <draw:line draw:style-name="gr5" draw:text-style-name="P1" draw:layer="layout" svg:x1="3.341cm" svg:y1="5.483cm" svg:x2="3.341cm" svg:y2="6.467cm">
          <text:p/>
        </draw:line>
        <draw:line draw:style-name="gr5" draw:text-style-name="P1" draw:layer="layout" svg:x1="3.608cm" svg:y1="5.483cm" svg:x2="3.608cm" svg:y2="6.467cm">
          <text:p/>
        </draw:line>
        <draw:line draw:style-name="gr6" draw:text-style-name="P1" draw:layer="layout" svg:x1="3.875cm" svg:y1="5.483cm" svg:x2="3.875cm" svg:y2="6.467cm">
          <text:p/>
        </draw:line>
        <draw:line draw:style-name="gr5" draw:text-style-name="P1" draw:layer="layout" svg:x1="4.275cm" svg:y1="5.483cm" svg:x2="4.275cm" svg:y2="6.467cm">
          <text:p/>
        </draw:line>
        <draw:line draw:style-name="gr5" draw:text-style-name="P1" draw:layer="layout" svg:x1="4.541cm" svg:y1="5.483cm" svg:x2="4.541cm" svg:y2="6.467cm">
          <text:p/>
        </draw:line>
        <draw:line draw:style-name="gr5" draw:text-style-name="P1" draw:layer="layout" svg:x1="4.808cm" svg:y1="5.483cm" svg:x2="4.808cm" svg:y2="6.467cm">
          <text:p/>
        </draw:line>
        <draw:line draw:style-name="gr6" draw:text-style-name="P1" draw:layer="layout" svg:x1="5.075cm" svg:y1="5.483cm" svg:x2="5.075cm" svg:y2="6.467cm">
          <text:p/>
        </draw:line>
        <draw:line draw:style-name="gr5" draw:text-style-name="P1" draw:layer="layout" svg:x1="5.475cm" svg:y1="5.483cm" svg:x2="5.475cm" svg:y2="6.467cm">
          <text:p/>
        </draw:line>
        <draw:line draw:style-name="gr5" draw:text-style-name="P1" draw:layer="layout" svg:x1="5.741cm" svg:y1="5.483cm" svg:x2="5.741cm" svg:y2="6.467cm">
          <text:p/>
        </draw:line>
        <draw:line draw:style-name="gr5" draw:text-style-name="P1" draw:layer="layout" svg:x1="6.008cm" svg:y1="5.483cm" svg:x2="6.008cm" svg:y2="6.467cm">
          <text:p/>
        </draw:line>
        <draw:line draw:style-name="gr6" draw:text-style-name="P1" draw:layer="layout" svg:x1="6.275cm" svg:y1="5.483cm" svg:x2="6.275cm" svg:y2="6.467cm">
          <text:p/>
        </draw:line>
        <draw:line draw:style-name="gr5" draw:text-style-name="P1" draw:layer="layout" svg:x1="6.675cm" svg:y1="5.483cm" svg:x2="6.675cm" svg:y2="6.467cm">
          <text:p/>
        </draw:line>
        <draw:line draw:style-name="gr5" draw:text-style-name="P1" draw:layer="layout" svg:x1="6.941cm" svg:y1="5.483cm" svg:x2="6.941cm" svg:y2="6.467cm">
          <text:p/>
        </draw:line>
        <draw:line draw:style-name="gr5" draw:text-style-name="P1" draw:layer="layout" svg:x1="7.208cm" svg:y1="5.483cm" svg:x2="7.208cm" svg:y2="6.467cm">
          <text:p/>
        </draw:line>
        <draw:line draw:style-name="gr6" draw:text-style-name="P1" draw:layer="layout" svg:x1="7.475cm" svg:y1="5.483cm" svg:x2="7.475cm" svg:y2="6.467cm">
          <text:p/>
        </draw:line>
        <draw:line draw:style-name="gr5" draw:text-style-name="P1" draw:layer="layout" svg:x1="7.875cm" svg:y1="5.483cm" svg:x2="7.875cm" svg:y2="6.467cm">
          <text:p/>
        </draw:line>
        <draw:line draw:style-name="gr5" draw:text-style-name="P1" draw:layer="layout" svg:x1="8.141cm" svg:y1="5.483cm" svg:x2="8.141cm" svg:y2="6.467cm">
          <text:p/>
        </draw:line>
        <draw:line draw:style-name="gr5" draw:text-style-name="P1" draw:layer="layout" svg:x1="8.408cm" svg:y1="5.483cm" svg:x2="8.408cm" svg:y2="6.467cm">
          <text:p/>
        </draw:line>
        <draw:line draw:style-name="gr6" draw:text-style-name="P1" draw:layer="layout" svg:x1="8.675cm" svg:y1="5.483cm" svg:x2="8.675cm" svg:y2="6.467cm">
          <text:p/>
        </draw:line>
        <draw:line draw:style-name="gr5" draw:text-style-name="P1" draw:layer="layout" svg:x1="9.075cm" svg:y1="5.483cm" svg:x2="9.075cm" svg:y2="6.467cm">
          <text:p/>
        </draw:line>
        <draw:line draw:style-name="gr5" draw:text-style-name="P1" draw:layer="layout" svg:x1="9.341cm" svg:y1="5.483cm" svg:x2="9.341cm" svg:y2="6.467cm">
          <text:p/>
        </draw:line>
        <draw:line draw:style-name="gr5" draw:text-style-name="P1" draw:layer="layout" svg:x1="9.608cm" svg:y1="5.483cm" svg:x2="9.608cm" svg:y2="6.467cm">
          <text:p/>
        </draw:line>
        <draw:line draw:style-name="gr6" draw:text-style-name="P1" draw:layer="layout" svg:x1="9.875cm" svg:y1="5.483cm" svg:x2="9.875cm" svg:y2="6.467cm">
          <text:p/>
        </draw:line>
        <draw:line draw:style-name="gr5" draw:text-style-name="P1" draw:layer="layout" svg:x1="10.275cm" svg:y1="5.483cm" svg:x2="10.275cm" svg:y2="6.467cm">
          <text:p/>
        </draw:line>
        <draw:line draw:style-name="gr5" draw:text-style-name="P1" draw:layer="layout" svg:x1="10.541cm" svg:y1="5.483cm" svg:x2="10.541cm" svg:y2="6.467cm">
          <text:p/>
        </draw:line>
        <draw:line draw:style-name="gr5" draw:text-style-name="P1" draw:layer="layout" svg:x1="10.808cm" svg:y1="5.483cm" svg:x2="10.808cm" svg:y2="6.467cm">
          <text:p/>
        </draw:line>
        <draw:line draw:style-name="gr6" draw:text-style-name="P1" draw:layer="layout" svg:x1="11.075cm" svg:y1="5.483cm" svg:x2="11.075cm" svg:y2="6.467cm">
          <text:p/>
        </draw:line>
        <draw:line draw:style-name="gr5" draw:text-style-name="P1" draw:layer="layout" svg:x1="11.475cm" svg:y1="5.483cm" svg:x2="11.475cm" svg:y2="6.467cm">
          <text:p/>
        </draw:line>
        <draw:line draw:style-name="gr5" draw:text-style-name="P1" draw:layer="layout" svg:x1="11.741cm" svg:y1="5.483cm" svg:x2="11.741cm" svg:y2="6.467cm">
          <text:p/>
        </draw:line>
        <draw:line draw:style-name="gr5" draw:text-style-name="P1" draw:layer="layout" svg:x1="12.008cm" svg:y1="5.483cm" svg:x2="12.008cm" svg:y2="6.467cm">
          <text:p/>
        </draw:line>
        <draw:line draw:style-name="gr6" draw:text-style-name="P1" draw:layer="layout" svg:x1="12.275cm" svg:y1="5.483cm" svg:x2="12.275cm" svg:y2="6.467cm">
          <text:p/>
        </draw:line>
        <draw:line draw:style-name="gr5" draw:text-style-name="P1" draw:layer="layout" svg:x1="12.675cm" svg:y1="5.483cm" svg:x2="12.675cm" svg:y2="6.467cm">
          <text:p/>
        </draw:line>
        <draw:line draw:style-name="gr5" draw:text-style-name="P1" draw:layer="layout" svg:x1="12.941cm" svg:y1="5.483cm" svg:x2="12.941cm" svg:y2="6.467cm">
          <text:p/>
        </draw:line>
        <draw:line draw:style-name="gr5" draw:text-style-name="P1" draw:layer="layout" svg:x1="13.208cm" svg:y1="5.483cm" svg:x2="13.208cm" svg:y2="6.467cm">
          <text:p/>
        </draw:line>
        <draw:line draw:style-name="gr6" draw:text-style-name="P1" draw:layer="layout" svg:x1="13.475cm" svg:y1="5.483cm" svg:x2="13.475cm" svg:y2="6.467cm">
          <text:p/>
        </draw:line>
        <draw:line draw:style-name="gr5" draw:text-style-name="P1" draw:layer="layout" svg:x1="13.875cm" svg:y1="5.483cm" svg:x2="13.875cm" svg:y2="6.467cm">
          <text:p/>
        </draw:line>
        <draw:line draw:style-name="gr5" draw:text-style-name="P1" draw:layer="layout" svg:x1="14.141cm" svg:y1="5.483cm" svg:x2="14.141cm" svg:y2="6.467cm">
          <text:p/>
        </draw:line>
        <draw:line draw:style-name="gr5" draw:text-style-name="P1" draw:layer="layout" svg:x1="14.408cm" svg:y1="5.483cm" svg:x2="14.408cm" svg:y2="6.467cm">
          <text:p/>
        </draw:line>
        <draw:line draw:style-name="gr6" draw:text-style-name="P1" draw:layer="layout" svg:x1="14.675cm" svg:y1="5.483cm" svg:x2="14.675cm" svg:y2="6.467cm">
          <text:p/>
        </draw:line>
        <draw:line draw:style-name="gr5" draw:text-style-name="P1" draw:layer="layout" svg:x1="15.075cm" svg:y1="5.483cm" svg:x2="15.075cm" svg:y2="6.467cm">
          <text:p/>
        </draw:line>
        <draw:line draw:style-name="gr5" draw:text-style-name="P1" draw:layer="layout" svg:x1="15.341cm" svg:y1="5.483cm" svg:x2="15.341cm" svg:y2="6.467cm">
          <text:p/>
        </draw:line>
        <draw:line draw:style-name="gr5" draw:text-style-name="P1" draw:layer="layout" svg:x1="15.608cm" svg:y1="5.483cm" svg:x2="15.608cm" svg:y2="6.467cm">
          <text:p/>
        </draw:line>
        <draw:line draw:style-name="gr6" draw:text-style-name="P1" draw:layer="layout" svg:x1="15.875cm" svg:y1="5.483cm" svg:x2="15.875cm" svg:y2="6.467cm">
          <text:p/>
        </draw:line>
        <draw:line draw:style-name="gr5" draw:text-style-name="P1" draw:layer="layout" svg:x1="16.275cm" svg:y1="5.483cm" svg:x2="16.275cm" svg:y2="6.467cm">
          <text:p/>
        </draw:line>
        <draw:line draw:style-name="gr5" draw:text-style-name="P1" draw:layer="layout" svg:x1="16.541cm" svg:y1="5.483cm" svg:x2="16.541cm" svg:y2="6.467cm">
          <text:p/>
        </draw:line>
        <draw:line draw:style-name="gr5" draw:text-style-name="P1" draw:layer="layout" svg:x1="16.808cm" svg:y1="5.483cm" svg:x2="16.808cm" svg:y2="6.467cm">
          <text:p/>
        </draw:line>
        <draw:line draw:style-name="gr6" draw:text-style-name="P1" draw:layer="layout" svg:x1="17.075cm" svg:y1="5.483cm" svg:x2="17.075cm" svg:y2="6.467cm">
          <text:p/>
        </draw:line>
        <draw:line draw:style-name="gr5" draw:text-style-name="P1" draw:layer="layout" svg:x1="17.475cm" svg:y1="5.483cm" svg:x2="17.475cm" svg:y2="6.467cm">
          <text:p/>
        </draw:line>
        <draw:line draw:style-name="gr5" draw:text-style-name="P1" draw:layer="layout" svg:x1="17.741cm" svg:y1="5.483cm" svg:x2="17.741cm" svg:y2="6.467cm">
          <text:p/>
        </draw:line>
        <draw:line draw:style-name="gr5" draw:text-style-name="P1" draw:layer="layout" svg:x1="18.008cm" svg:y1="5.483cm" svg:x2="18.008cm" svg:y2="6.467cm">
          <text:p/>
        </draw:line>
        <draw:line draw:style-name="gr6" draw:text-style-name="P1" draw:layer="layout" svg:x1="18.275cm" svg:y1="5.483cm" svg:x2="18.275cm" svg:y2="6.467cm">
          <text:p/>
        </draw:line>
        <draw:line draw:style-name="gr7" draw:text-style-name="P3" draw:layer="layout" svg:x1="18.675cm" svg:y1="5.483cm" svg:x2="18.675cm" svg:y2="6.467cm">
          <text:p/>
        </draw:line>
        <draw:line draw:style-name="gr5" draw:text-style-name="P1" draw:layer="layout" svg:x1="18.941cm" svg:y1="5.483cm" svg:x2="18.941cm" svg:y2="6.467cm">
          <text:p/>
        </draw:line>
        <draw:line draw:style-name="gr5" draw:text-style-name="P1" draw:layer="layout" svg:x1="19.208cm" svg:y1="5.483cm" svg:x2="19.208cm" svg:y2="6.467cm">
          <text:p/>
        </draw:line>
        <draw:line draw:style-name="gr8" draw:text-style-name="P3" draw:layer="layout" svg:x1="19.475cm" svg:y1="5.483cm" svg:x2="19.475cm" svg:y2="6.467cm">
          <text:p/>
        </draw:line>
        <draw:custom-shape draw:style-name="gr9" draw:text-style-name="P4" draw:layer="layout" svg:width="0.25cm" svg:height="0.25cm" svg:x="0.82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08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0.5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3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0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2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5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2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4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2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3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4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6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6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8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5.3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6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0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2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7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2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4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8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9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4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6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0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6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8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1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2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0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2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3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5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2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4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5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4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6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6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6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8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7.3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82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9.08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8.5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9" draw:text-style-name="P4" draw:layer="layout" svg:width="0.25cm" svg:height="0.25cm" svg:x="19.3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0.82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.08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0.5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.3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0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2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2.5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3.2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3.4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2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3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4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6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4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6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8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5.3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6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6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7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6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7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0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2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7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8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9.2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9.4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8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9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4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6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0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0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6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8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1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2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2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3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2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3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0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2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3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4.5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5.2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5.4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5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4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6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6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6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6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8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7.3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8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8.82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9.08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4" draw:layer="layout" svg:width="0.25cm" svg:height="0.25cm" svg:x="18.5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4" draw:layer="layout" svg:width="0.25cm" svg:height="0.25cm" svg:x="19.3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" draw:text-style-name="P2" draw:layer="layout" svg:width="0.113cm" svg:height="0.053cm" svg:x="15.018cm" svg:y="1.423cm" svg:viewBox="0 0 114 54" svg:d="M114 0c-22 4-54 43-57 54-4-11-35-50-57-54">
          <text:p/>
        </draw:path>
        <draw:path draw:style-name="gr2" draw:text-style-name="P2" draw:layer="layout" svg:width="0.113cm" svg:height="0.053cm" svg:x="15.285cm" svg:y="1.423cm" svg:viewBox="0 0 114 54" svg:d="M114 0c-21 4-53 43-57 54-3-11-36-50-57-54">
          <text:p/>
        </draw:path>
        <draw:path draw:style-name="gr2" draw:text-style-name="P2" draw:layer="layout" svg:width="0.112cm" svg:height="0.053cm" svg:x="15.552cm" svg:y="1.423cm" svg:viewBox="0 0 113 54" svg:d="M113 0c-21 4-52 43-56 54-3-11-35-50-57-54">
          <text:p/>
        </draw:path>
        <draw:path draw:style-name="gr2" draw:text-style-name="P2" draw:layer="layout" svg:width="0.113cm" svg:height="0.053cm" svg:x="15.818cm" svg:y="1.423cm" svg:viewBox="0 0 114 54" svg:d="M114 0c-21 4-54 43-57 54-4-11-35-50-57-54">
          <text:p/>
        </draw:path>
        <draw:path draw:style-name="gr2" draw:text-style-name="P2" draw:layer="layout" svg:width="0.113cm" svg:height="0.053cm" svg:x="16.218cm" svg:y="1.423cm" svg:viewBox="0 0 114 54" svg:d="M114 0c-21 4-53 43-56 54-4-11-35-50-58-54">
          <text:p/>
        </draw:path>
        <draw:path draw:style-name="gr2" draw:text-style-name="P2" draw:layer="layout" svg:width="0.113cm" svg:height="0.053cm" svg:x="16.485cm" svg:y="1.423cm" svg:viewBox="0 0 114 54" svg:d="M114 0c-21 4-54 43-58 54-3-11-35-50-56-54">
          <text:p/>
        </draw:path>
        <draw:path draw:style-name="gr2" draw:text-style-name="P2" draw:layer="layout" svg:width="0.112cm" svg:height="0.053cm" svg:x="16.752cm" svg:y="1.423cm" svg:viewBox="0 0 113 54" svg:d="M113 0c-21 4-52 43-56 54-3-11-36-50-57-54">
          <text:p/>
        </draw:path>
        <draw:path draw:style-name="gr2" draw:text-style-name="P2" draw:layer="layout" svg:width="0.113cm" svg:height="0.053cm" svg:x="17.018cm" svg:y="1.423cm" svg:viewBox="0 0 114 54" svg:d="M114 0c-22 4-54 43-57 54-4-11-35-50-57-54">
          <text:p/>
        </draw:path>
        <draw:custom-shape draw:style-name="gr12" draw:text-style-name="P6" draw:layer="layout" svg:width="1cm" svg:height="1cm" svg:x="18.6cm" svg:y="1.48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7.4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6.2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5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3.8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2.6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1.4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0.2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9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7.8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6.6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5.4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4.2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3cm" svg:y="1.4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1.8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cm" svg:x="0.6cm" svg:y="1.478cm">
          <text:p text:style-name="P5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1" draw:layer="layout" svg:width="0.113cm" svg:height="0.053cm" svg:x="0.618cm" svg:y="6.423cm" svg:viewBox="0 0 114 54" svg:d="M114 0c-22 4-54 43-58 54-3-11-35-50-56-54">
          <text:p/>
        </draw:path>
        <draw:path draw:style-name="gr14" draw:text-style-name="P1" draw:layer="layout" svg:width="0.112cm" svg:height="0.053cm" svg:x="0.885cm" svg:y="6.423cm" svg:viewBox="0 0 113 54" svg:d="M113 0c-21 4-52 43-56 54-3-11-36-50-57-54">
          <text:p/>
        </draw:path>
        <draw:path draw:style-name="gr14" draw:text-style-name="P1" draw:layer="layout" svg:width="0.112cm" svg:height="0.053cm" svg:x="1.152cm" svg:y="6.423cm" svg:viewBox="0 0 113 54" svg:d="M113 0c-21 4-53 43-56 54-4-11-35-50-57-54">
          <text:p/>
        </draw:path>
        <draw:path draw:style-name="gr15" draw:text-style-name="P1" draw:layer="layout" svg:width="0.113cm" svg:height="0.053cm" svg:x="1.418cm" svg:y="6.423cm" svg:viewBox="0 0 114 54" svg:d="M114 0c-21 4-54 43-58 54-3-11-35-50-56-54">
          <text:p/>
        </draw:path>
        <draw:path draw:style-name="gr14" draw:text-style-name="P1" draw:layer="layout" svg:width="0.113cm" svg:height="0.053cm" svg:x="1.818cm" svg:y="6.423cm" svg:viewBox="0 0 114 54" svg:d="M114 0c-21 4-53 43-57 54-3-11-35-50-57-54">
          <text:p/>
        </draw:path>
        <draw:path draw:style-name="gr14" draw:text-style-name="P1" draw:layer="layout" svg:width="0.112cm" svg:height="0.053cm" svg:x="2.085cm" svg:y="6.423cm" svg:viewBox="0 0 113 54" svg:d="M113 0c-21 4-53 43-57 54-3-11-35-50-56-54">
          <text:p/>
        </draw:path>
        <draw:path draw:style-name="gr14" draw:text-style-name="P1" draw:layer="layout" svg:width="0.112cm" svg:height="0.053cm" svg:x="2.352cm" svg:y="6.423cm" svg:viewBox="0 0 113 54" svg:d="M113 0c-21 4-53 43-56 54-4-11-36-50-57-54">
          <text:p/>
        </draw:path>
        <draw:path draw:style-name="gr15" draw:text-style-name="P1" draw:layer="layout" svg:width="0.113cm" svg:height="0.053cm" svg:x="2.618cm" svg:y="6.423cm" svg:viewBox="0 0 114 54" svg:d="M114 0c-22 4-54 43-57 54-4-11-36-50-57-54">
          <text:p/>
        </draw:path>
        <draw:path draw:style-name="gr14" draw:text-style-name="P1" draw:layer="layout" svg:width="0.113cm" svg:height="0.053cm" svg:x="3.018cm" svg:y="6.423cm" svg:viewBox="0 0 114 54" svg:d="M114 0c-21 4-53 43-56 54-4-11-37-50-58-54">
          <text:p/>
        </draw:path>
        <draw:path draw:style-name="gr14" draw:text-style-name="P1" draw:layer="layout" svg:width="0.112cm" svg:height="0.053cm" svg:x="3.285cm" svg:y="6.423cm" svg:viewBox="0 0 113 54" svg:d="M113 0c-21 4-52 43-56 54-3-11-35-50-57-54">
          <text:p/>
        </draw:path>
        <draw:path draw:style-name="gr14" draw:text-style-name="P1" draw:layer="layout" svg:width="0.112cm" svg:height="0.053cm" svg:x="3.552cm" svg:y="6.423cm" svg:viewBox="0 0 113 54" svg:d="M113 0c-21 4-54 43-57 54-4-11-35-50-56-54">
          <text:p/>
        </draw:path>
        <draw:path draw:style-name="gr15" draw:text-style-name="P1" draw:layer="layout" svg:width="0.113cm" svg:height="0.053cm" svg:x="3.818cm" svg:y="6.423cm" svg:viewBox="0 0 114 54" svg:d="M114 0c-21 4-53 43-56 54-4-11-37-50-58-54">
          <text:p/>
        </draw:path>
        <draw:path draw:style-name="gr14" draw:text-style-name="P1" draw:layer="layout" svg:width="0.113cm" svg:height="0.053cm" svg:x="4.218cm" svg:y="6.423cm" svg:viewBox="0 0 114 54" svg:d="M114 0c-21 4-54 43-57 54-4-11-36-50-57-54">
          <text:p/>
        </draw:path>
        <draw:path draw:style-name="gr14" draw:text-style-name="P1" draw:layer="layout" svg:width="0.112cm" svg:height="0.053cm" svg:x="4.485cm" svg:y="6.423cm" svg:viewBox="0 0 113 54" svg:d="M113 0c-21 4-52 43-56 54-3-11-36-50-57-54">
          <text:p/>
        </draw:path>
        <draw:path draw:style-name="gr14" draw:text-style-name="P1" draw:layer="layout" svg:width="0.112cm" svg:height="0.053cm" svg:x="4.752cm" svg:y="6.423cm" svg:viewBox="0 0 113 54" svg:d="M113 0c-22 4-54 43-57 54-4-11-35-50-56-54">
          <text:p/>
        </draw:path>
        <draw:path draw:style-name="gr15" draw:text-style-name="P1" draw:layer="layout" svg:width="0.113cm" svg:height="0.053cm" svg:x="5.018cm" svg:y="6.423cm" svg:viewBox="0 0 114 54" svg:d="M114 0c-21 4-54 43-57 54-4-11-36-50-57-54">
          <text:p/>
        </draw:path>
        <draw:path draw:style-name="gr14" draw:text-style-name="P1" draw:layer="layout" svg:width="0.113cm" svg:height="0.053cm" svg:x="5.418cm" svg:y="6.423cm" svg:viewBox="0 0 114 54" svg:d="M114 0c-22 4-54 43-57 54-4-11-36-50-57-54">
          <text:p/>
        </draw:path>
        <draw:path draw:style-name="gr14" draw:text-style-name="P1" draw:layer="layout" svg:width="0.112cm" svg:height="0.053cm" svg:x="5.685cm" svg:y="6.423cm" svg:viewBox="0 0 113 54" svg:d="M113 0c-21 4-53 43-57 54-3-11-35-50-56-54">
          <text:p/>
        </draw:path>
        <draw:path draw:style-name="gr14" draw:text-style-name="P1" draw:layer="layout" svg:width="0.112cm" svg:height="0.053cm" svg:x="5.952cm" svg:y="6.423cm" svg:viewBox="0 0 113 54" svg:d="M113 0c-21 4-53 43-56 54-4-11-36-50-57-54">
          <text:p/>
        </draw:path>
        <draw:path draw:style-name="gr15" draw:text-style-name="P1" draw:layer="layout" svg:width="0.113cm" svg:height="0.053cm" svg:x="6.218cm" svg:y="6.423cm" svg:viewBox="0 0 114 54" svg:d="M114 0c-22 4-54 43-57 54-4-11-36-50-57-54">
          <text:p/>
        </draw:path>
        <draw:path draw:style-name="gr14" draw:text-style-name="P1" draw:layer="layout" svg:width="0.113cm" svg:height="0.053cm" svg:x="6.618cm" svg:y="6.423cm" svg:viewBox="0 0 114 54" svg:d="M114 0c-21 4-53 43-56 54-4-11-37-50-58-54">
          <text:p/>
        </draw:path>
        <draw:path draw:style-name="gr14" draw:text-style-name="P1" draw:layer="layout" svg:width="0.112cm" svg:height="0.053cm" svg:x="6.885cm" svg:y="6.423cm" svg:viewBox="0 0 113 54" svg:d="M113 0c-22 4-53 43-57 54-3-11-35-50-56-54">
          <text:p/>
        </draw:path>
        <draw:path draw:style-name="gr14" draw:text-style-name="P1" draw:layer="layout" svg:width="0.112cm" svg:height="0.053cm" svg:x="7.152cm" svg:y="6.423cm" svg:viewBox="0 0 113 54" svg:d="M113 0c-21 4-53 43-56 54-5-11-36-50-57-54">
          <text:p/>
        </draw:path>
        <draw:path draw:style-name="gr15" draw:text-style-name="P1" draw:layer="layout" svg:width="0.113cm" svg:height="0.053cm" svg:x="7.418cm" svg:y="6.423cm" svg:viewBox="0 0 114 54" svg:d="M114 0c-21 4-53 43-56 54-4-11-36-50-58-54">
          <text:p/>
        </draw:path>
        <draw:path draw:style-name="gr14" draw:text-style-name="P1" draw:layer="layout" svg:width="0.113cm" svg:height="0.053cm" svg:x="7.818cm" svg:y="6.423cm" svg:viewBox="0 0 114 54" svg:d="M114 0c-21 4-54 43-57 54-4-11-36-50-57-54">
          <text:p/>
        </draw:path>
        <draw:path draw:style-name="gr14" draw:text-style-name="P1" draw:layer="layout" svg:width="0.112cm" svg:height="0.053cm" svg:x="8.085cm" svg:y="6.423cm" svg:viewBox="0 0 113 54" svg:d="M113 0c-21 4-52 43-56 54-3-11-35-50-57-54">
          <text:p/>
        </draw:path>
        <draw:path draw:style-name="gr14" draw:text-style-name="P1" draw:layer="layout" svg:width="0.112cm" svg:height="0.053cm" svg:x="8.352cm" svg:y="6.423cm" svg:viewBox="0 0 113 54" svg:d="M113 0c-21 4-54 43-57 54-4-11-35-50-56-54">
          <text:p/>
        </draw:path>
        <draw:path draw:style-name="gr15" draw:text-style-name="P1" draw:layer="layout" svg:width="0.113cm" svg:height="0.053cm" svg:x="8.618cm" svg:y="6.423cm" svg:viewBox="0 0 114 54" svg:d="M114 0c-21 4-53 43-56 54-4-11-37-50-58-54">
          <text:p/>
        </draw:path>
        <draw:path draw:style-name="gr14" draw:text-style-name="P1" draw:layer="layout" svg:width="0.113cm" svg:height="0.053cm" svg:x="9.018cm" svg:y="6.423cm" svg:viewBox="0 0 114 54" svg:d="M114 0c-22 4-54 43-57 54-4-11-36-50-57-54">
          <text:p/>
        </draw:path>
        <draw:path draw:style-name="gr14" draw:text-style-name="P1" draw:layer="layout" svg:width="0.112cm" svg:height="0.053cm" svg:x="9.285cm" svg:y="6.423cm" svg:viewBox="0 0 113 54" svg:d="M113 0c-21 4-52 43-56 54-3-11-36-50-57-54">
          <text:p/>
        </draw:path>
        <draw:path draw:style-name="gr14" draw:text-style-name="P1" draw:layer="layout" svg:width="0.112cm" svg:height="0.053cm" svg:x="9.552cm" svg:y="6.423cm" svg:viewBox="0 0 113 54" svg:d="M113 0c-21 4-53 43-56 54-4-11-35-50-57-54">
          <text:p/>
        </draw:path>
        <draw:path draw:style-name="gr15" draw:text-style-name="P1" draw:layer="layout" svg:width="0.113cm" svg:height="0.053cm" svg:x="9.818cm" svg:y="6.423cm" svg:viewBox="0 0 114 54" svg:d="M114 0c-21 4-54 43-57 54-4-11-36-50-57-54">
          <text:p/>
        </draw:path>
        <draw:path draw:style-name="gr14" draw:text-style-name="P1" draw:layer="layout" svg:width="0.113cm" svg:height="0.053cm" svg:x="10.218cm" svg:y="6.423cm" svg:viewBox="0 0 114 54" svg:d="M114 0c-21 4-53 43-56 54-4-11-36-50-58-54">
          <text:p/>
        </draw:path>
        <draw:path draw:style-name="gr14" draw:text-style-name="P1" draw:layer="layout" svg:width="0.112cm" svg:height="0.053cm" svg:x="10.485cm" svg:y="6.423cm" svg:viewBox="0 0 113 54" svg:d="M113 0c-21 4-53 43-57 54-3-11-35-50-56-54">
          <text:p/>
        </draw:path>
        <draw:path draw:style-name="gr14" draw:text-style-name="P1" draw:layer="layout" svg:width="0.112cm" svg:height="0.053cm" svg:x="10.752cm" svg:y="6.423cm" svg:viewBox="0 0 113 54" svg:d="M113 0c-21 4-53 43-56 54-4-11-36-50-57-54">
          <text:p/>
        </draw:path>
        <draw:path draw:style-name="gr15" draw:text-style-name="P1" draw:layer="layout" svg:width="0.113cm" svg:height="0.053cm" svg:x="11.018cm" svg:y="6.423cm" svg:viewBox="0 0 114 54" svg:d="M114 0c-22 4-54 43-57 54-4-11-36-50-57-54">
          <text:p/>
        </draw:path>
        <draw:path draw:style-name="gr14" draw:text-style-name="P1" draw:layer="layout" svg:width="0.113cm" svg:height="0.053cm" svg:x="11.418cm" svg:y="6.423cm" svg:viewBox="0 0 114 54" svg:d="M114 0c-21 4-53 43-56 54-4-11-37-50-58-54">
          <text:p/>
        </draw:path>
        <draw:path draw:style-name="gr14" draw:text-style-name="P1" draw:layer="layout" svg:width="0.113cm" svg:height="0.053cm" svg:x="11.685cm" svg:y="6.423cm" svg:viewBox="0 0 114 54" svg:d="M114 0c-22 4-53 43-57 54-3-11-35-50-57-54">
          <text:p/>
        </draw:path>
        <draw:path draw:style-name="gr14" draw:text-style-name="P1" draw:layer="layout" svg:width="0.112cm" svg:height="0.053cm" svg:x="11.952cm" svg:y="6.423cm" svg:viewBox="0 0 113 54" svg:d="M113 0c-21 4-54 43-57 54-4-11-35-50-56-54">
          <text:p/>
        </draw:path>
        <draw:path draw:style-name="gr15" draw:text-style-name="P1" draw:layer="layout" svg:width="0.113cm" svg:height="0.053cm" svg:x="12.218cm" svg:y="6.423cm" svg:viewBox="0 0 114 54" svg:d="M114 0c-21 4-53 43-56 54-4-11-37-50-58-54">
          <text:p/>
        </draw:path>
        <draw:path draw:style-name="gr14" draw:text-style-name="P1" draw:layer="layout" svg:width="0.113cm" svg:height="0.053cm" svg:x="12.618cm" svg:y="6.423cm" svg:viewBox="0 0 114 54" svg:d="M114 0c-21 4-54 43-57 54-4-11-36-50-57-54">
          <text:p/>
        </draw:path>
        <draw:path draw:style-name="gr14" draw:text-style-name="P1" draw:layer="layout" svg:width="0.113cm" svg:height="0.053cm" svg:x="12.885cm" svg:y="6.423cm" svg:viewBox="0 0 114 54" svg:d="M114 0c-22 4-53 43-57 54-3-11-36-50-57-54">
          <text:p/>
        </draw:path>
        <draw:path draw:style-name="gr14" draw:text-style-name="P1" draw:layer="layout" svg:width="0.112cm" svg:height="0.053cm" svg:x="13.152cm" svg:y="6.423cm" svg:viewBox="0 0 113 54" svg:d="M113 0c-22 4-54 43-57 54-4-11-35-50-56-54">
          <text:p/>
        </draw:path>
        <draw:path draw:style-name="gr15" draw:text-style-name="P1" draw:layer="layout" svg:width="0.113cm" svg:height="0.053cm" svg:x="13.418cm" svg:y="6.423cm" svg:viewBox="0 0 114 54" svg:d="M114 0c-21 4-54 43-57 54-4-11-36-50-57-54">
          <text:p/>
        </draw:path>
        <draw:path draw:style-name="gr14" draw:text-style-name="P1" draw:layer="layout" svg:width="0.113cm" svg:height="0.053cm" svg:x="13.818cm" svg:y="6.423cm" svg:viewBox="0 0 114 54" svg:d="M114 0c-22 4-54 43-57 54-4-11-36-50-57-54">
          <text:p/>
        </draw:path>
        <draw:path draw:style-name="gr14" draw:text-style-name="P1" draw:layer="layout" svg:width="0.113cm" svg:height="0.053cm" svg:x="14.085cm" svg:y="6.423cm" svg:viewBox="0 0 114 54" svg:d="M114 0c-22 4-54 43-58 54-3-11-35-50-56-54">
          <text:p/>
        </draw:path>
        <draw:path draw:style-name="gr14" draw:text-style-name="P1" draw:layer="layout" svg:width="0.112cm" svg:height="0.053cm" svg:x="14.352cm" svg:y="6.423cm" svg:viewBox="0 0 113 54" svg:d="M113 0c-21 4-53 43-56 54-4-11-36-50-57-54">
          <text:p/>
        </draw:path>
        <draw:path draw:style-name="gr15" draw:text-style-name="P1" draw:layer="layout" svg:width="0.113cm" svg:height="0.053cm" svg:x="14.618cm" svg:y="6.423cm" svg:viewBox="0 0 114 54" svg:d="M114 0c-22 4-54 43-57 54-4-11-35-50-57-54">
          <text:p/>
        </draw:path>
        <draw:path draw:style-name="gr14" draw:text-style-name="P1" draw:layer="layout" svg:width="0.113cm" svg:height="0.053cm" svg:x="15.018cm" svg:y="6.423cm" svg:viewBox="0 0 114 54" svg:d="M114 0c-21 4-53 43-56 54-4-11-36-50-58-54">
          <text:p/>
        </draw:path>
        <draw:path draw:style-name="gr14" draw:text-style-name="P1" draw:layer="layout" svg:width="0.113cm" svg:height="0.053cm" svg:x="15.285cm" svg:y="6.423cm" svg:viewBox="0 0 114 54" svg:d="M114 0c-23 4-54 43-58 54-3-11-35-50-56-54">
          <text:p/>
        </draw:path>
        <draw:path draw:style-name="gr14" draw:text-style-name="P1" draw:layer="layout" svg:width="0.112cm" svg:height="0.053cm" svg:x="15.552cm" svg:y="6.423cm" svg:viewBox="0 0 113 54" svg:d="M113 0c-21 4-52 43-56 54-5-11-36-50-57-54">
          <text:p/>
        </draw:path>
        <draw:path draw:style-name="gr16" draw:text-style-name="P1" draw:layer="layout" svg:width="0.113cm" svg:height="0.053cm" svg:x="15.818cm" svg:y="6.423cm" svg:viewBox="0 0 114 54" svg:d="M114 0c-21 4-53 43-56 54-4-11-35-50-58-54">
          <text:p/>
        </draw:path>
        <draw:path draw:style-name="gr14" draw:text-style-name="P1" draw:layer="layout" svg:width="0.113cm" svg:height="0.053cm" svg:x="16.218cm" svg:y="6.423cm" svg:viewBox="0 0 114 54" svg:d="M114 0c-21 4-54 43-57 54-4-11-35-50-57-54">
          <text:p/>
        </draw:path>
        <draw:path draw:style-name="gr14" draw:text-style-name="P1" draw:layer="layout" svg:width="0.113cm" svg:height="0.053cm" svg:x="16.485cm" svg:y="6.423cm" svg:viewBox="0 0 114 54" svg:d="M114 0c-22 4-53 43-57 54-3-11-35-50-57-54">
          <text:p/>
        </draw:path>
        <draw:path draw:style-name="gr14" draw:text-style-name="P1" draw:layer="layout" svg:width="0.112cm" svg:height="0.053cm" svg:x="16.752cm" svg:y="6.423cm" svg:viewBox="0 0 113 54" svg:d="M113 0c-21 4-53 43-57 54-4-11-35-50-56-54">
          <text:p/>
        </draw:path>
        <draw:path draw:style-name="gr16" draw:text-style-name="P1" draw:layer="layout" svg:width="0.113cm" svg:height="0.053cm" svg:x="17.018cm" svg:y="6.423cm" svg:viewBox="0 0 114 54" svg:d="M114 0c-21 4-53 43-56 54-4-11-36-50-58-54">
          <text:p/>
        </draw:path>
        <draw:path draw:style-name="gr14" draw:text-style-name="P1" draw:layer="layout" svg:width="0.113cm" svg:height="0.053cm" svg:x="17.418cm" svg:y="6.423cm" svg:viewBox="0 0 114 54" svg:d="M114 0c-22 4-54 43-57 54-4-11-35-50-57-54">
          <text:p/>
        </draw:path>
        <draw:path draw:style-name="gr14" draw:text-style-name="P1" draw:layer="layout" svg:width="0.113cm" svg:height="0.053cm" svg:x="17.685cm" svg:y="6.423cm" svg:viewBox="0 0 114 54" svg:d="M114 0c-21 4-53 43-57 54-3-11-36-50-57-54">
          <text:p/>
        </draw:path>
        <draw:path draw:style-name="gr14" draw:text-style-name="P1" draw:layer="layout" svg:width="0.112cm" svg:height="0.053cm" svg:x="17.952cm" svg:y="6.423cm" svg:viewBox="0 0 113 54" svg:d="M113 0c-21 4-52 43-56 54-3-11-35-50-57-54">
          <text:p/>
        </draw:path>
        <draw:path draw:style-name="gr15" draw:text-style-name="P1" draw:layer="layout" svg:width="0.113cm" svg:height="0.053cm" svg:x="18.218cm" svg:y="6.423cm" svg:viewBox="0 0 114 54" svg:d="M114 0c-21 4-54 43-57 54-4-11-35-50-57-54">
          <text:p/>
        </draw:path>
        <draw:path draw:style-name="gr14" draw:text-style-name="P1" draw:layer="layout" svg:width="0.113cm" svg:height="0.053cm" svg:x="18.618cm" svg:y="6.423cm" svg:viewBox="0 0 114 54" svg:d="M114 0c-21 4-53 43-56 54-4-11-35-50-58-54">
          <text:p/>
        </draw:path>
        <draw:path draw:style-name="gr14" draw:text-style-name="P1" draw:layer="layout" svg:width="0.113cm" svg:height="0.053cm" svg:x="18.885cm" svg:y="6.423cm" svg:viewBox="0 0 114 54" svg:d="M114 0c-21 4-54 43-58 54-3-11-35-50-56-54">
          <text:p/>
        </draw:path>
        <draw:path draw:style-name="gr14" draw:text-style-name="P1" draw:layer="layout" svg:width="0.112cm" svg:height="0.053cm" svg:x="19.152cm" svg:y="6.423cm" svg:viewBox="0 0 113 54" svg:d="M113 0c-21 4-52 43-56 54-3-11-36-50-57-54">
          <text:p/>
        </draw:path>
        <draw:path draw:style-name="gr17" draw:text-style-name="P1" draw:layer="layout" svg:width="0.113cm" svg:height="0.053cm" svg:x="19.418cm" svg:y="6.423cm" svg:viewBox="0 0 114 54" svg:d="M114 0c-22 4-54 43-57 54-4-11-35-50-57-54">
          <text:p/>
        </draw:path>
        <draw:path draw:style-name="gr14" draw:text-style-name="P1" draw:layer="layout" svg:width="0.113cm" svg:height="0.053cm" svg:x="15.018cm" svg:y="6.421cm" svg:viewBox="0 0 114 54" svg:d="M114 0c-22 4-54 43-57 54-4-11-35-50-57-54">
          <text:p/>
        </draw:path>
        <draw:path draw:style-name="gr14" draw:text-style-name="P1" draw:layer="layout" svg:width="0.113cm" svg:height="0.053cm" svg:x="15.285cm" svg:y="6.421cm" svg:viewBox="0 0 114 54" svg:d="M114 0c-21 4-53 43-57 54-3-11-36-50-57-54">
          <text:p/>
        </draw:path>
        <draw:path draw:style-name="gr14" draw:text-style-name="P1" draw:layer="layout" svg:width="0.112cm" svg:height="0.053cm" svg:x="15.552cm" svg:y="6.421cm" svg:viewBox="0 0 113 54" svg:d="M113 0c-21 4-52 43-56 54-3-11-35-50-57-54">
          <text:p/>
        </draw:path>
        <draw:path draw:style-name="gr15" draw:text-style-name="P1" draw:layer="layout" svg:width="0.113cm" svg:height="0.053cm" svg:x="15.818cm" svg:y="6.421cm" svg:viewBox="0 0 114 54" svg:d="M114 0c-21 4-54 43-57 54-4-11-35-50-57-54">
          <text:p/>
        </draw:path>
        <draw:path draw:style-name="gr14" draw:text-style-name="P1" draw:layer="layout" svg:width="0.113cm" svg:height="0.053cm" svg:x="16.218cm" svg:y="6.421cm" svg:viewBox="0 0 114 54" svg:d="M114 0c-21 4-53 43-56 54-4-11-35-50-58-54">
          <text:p/>
        </draw:path>
        <draw:path draw:style-name="gr14" draw:text-style-name="P1" draw:layer="layout" svg:width="0.113cm" svg:height="0.053cm" svg:x="16.485cm" svg:y="6.421cm" svg:viewBox="0 0 114 54" svg:d="M114 0c-21 4-54 43-58 54-3-11-35-50-56-54">
          <text:p/>
        </draw:path>
        <draw:path draw:style-name="gr14" draw:text-style-name="P1" draw:layer="layout" svg:width="0.112cm" svg:height="0.053cm" svg:x="16.752cm" svg:y="6.421cm" svg:viewBox="0 0 113 54" svg:d="M113 0c-21 4-52 43-56 54-3-11-36-50-57-54">
          <text:p/>
        </draw:path>
        <draw:path draw:style-name="gr15" draw:text-style-name="P1" draw:layer="layout" svg:width="0.113cm" svg:height="0.053cm" svg:x="17.018cm" svg:y="6.421cm" svg:viewBox="0 0 114 54" svg:d="M114 0c-22 4-54 43-57 54-4-11-35-50-57-54">
          <text:p/>
        </draw:path>
        <draw:custom-shape draw:style-name="gr18" draw:text-style-name="P9" draw:layer="layout" svg:width="1cm" svg:height="1cm" svg:x="18.6cm" svg:y="6.478cm">
          <text:p text:style-name="P8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7.4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6.2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5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3.8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2.6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1.4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0.2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9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7.8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6.6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5.4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4.2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3cm" svg:y="6.478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.8cm" svg:y="6.476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0.6cm" svg:y="6.476cm">
          <text:p text:style-name="P10">S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3.249cm" svg:height="0.39cm" svg:x="8.2cm" svg:y="3.9cm">
          <draw:text-box>
            <text:p>(5 round distinguisher)</text:p>
          </draw:text-box>
        </draw:frame>
        <draw:frame draw:style-name="gr21" draw:text-style-name="P12" draw:layer="layout" svg:width="0.002cm" svg:height="0.937cm" svg:x="5.437cm" svg:y="3.9cm">
          <draw:text-box>
            <text:p/>
          </draw:text-box>
        </draw:frame>
        <draw:line draw:style-name="gr22" draw:text-style-name="P1" draw:layer="layout" svg:x1="0.675cm" svg:y1="7.482cm" svg:x2="0.675cm" svg:y2="7.982cm">
          <text:p/>
        </draw:line>
        <draw:line draw:style-name="gr22" draw:text-style-name="P1" draw:layer="layout" svg:x1="0.942cm" svg:y1="7.482cm" svg:x2="0.942cm" svg:y2="7.982cm">
          <text:p/>
        </draw:line>
        <draw:line draw:style-name="gr22" draw:text-style-name="P1" draw:layer="layout" svg:x1="1.209cm" svg:y1="7.482cm" svg:x2="1.209cm" svg:y2="7.982cm">
          <text:p/>
        </draw:line>
        <draw:line draw:style-name="gr22" draw:text-style-name="P1" draw:layer="layout" svg:x1="1.475cm" svg:y1="7.482cm" svg:x2="1.475cm" svg:y2="7.982cm">
          <text:p/>
        </draw:line>
        <draw:line draw:style-name="gr22" draw:text-style-name="P1" draw:layer="layout" svg:x1="1.875cm" svg:y1="7.482cm" svg:x2="1.875cm" svg:y2="7.982cm">
          <text:p/>
        </draw:line>
        <draw:line draw:style-name="gr22" draw:text-style-name="P1" draw:layer="layout" svg:x1="2.142cm" svg:y1="7.482cm" svg:x2="2.142cm" svg:y2="7.982cm">
          <text:p/>
        </draw:line>
        <draw:line draw:style-name="gr22" draw:text-style-name="P1" draw:layer="layout" svg:x1="2.409cm" svg:y1="7.482cm" svg:x2="2.409cm" svg:y2="7.982cm">
          <text:p/>
        </draw:line>
        <draw:line draw:style-name="gr22" draw:text-style-name="P1" draw:layer="layout" svg:x1="2.676cm" svg:y1="7.482cm" svg:x2="2.676cm" svg:y2="7.982cm">
          <text:p/>
        </draw:line>
        <draw:line draw:style-name="gr22" draw:text-style-name="P1" draw:layer="layout" svg:x1="3.076cm" svg:y1="7.482cm" svg:x2="3.076cm" svg:y2="7.982cm">
          <text:p/>
        </draw:line>
        <draw:line draw:style-name="gr22" draw:text-style-name="P1" draw:layer="layout" svg:x1="3.342cm" svg:y1="7.482cm" svg:x2="3.342cm" svg:y2="7.982cm">
          <text:p/>
        </draw:line>
        <draw:line draw:style-name="gr22" draw:text-style-name="P1" draw:layer="layout" svg:x1="3.609cm" svg:y1="7.482cm" svg:x2="3.609cm" svg:y2="7.982cm">
          <text:p/>
        </draw:line>
        <draw:line draw:style-name="gr22" draw:text-style-name="P1" draw:layer="layout" svg:x1="3.876cm" svg:y1="7.482cm" svg:x2="3.876cm" svg:y2="7.982cm">
          <text:p/>
        </draw:line>
        <draw:line draw:style-name="gr22" draw:text-style-name="P1" draw:layer="layout" svg:x1="4.276cm" svg:y1="7.482cm" svg:x2="4.276cm" svg:y2="7.982cm">
          <text:p/>
        </draw:line>
        <draw:line draw:style-name="gr22" draw:text-style-name="P1" draw:layer="layout" svg:x1="4.542cm" svg:y1="7.482cm" svg:x2="4.542cm" svg:y2="7.982cm">
          <text:p/>
        </draw:line>
        <draw:line draw:style-name="gr22" draw:text-style-name="P1" draw:layer="layout" svg:x1="4.809cm" svg:y1="7.482cm" svg:x2="4.809cm" svg:y2="7.982cm">
          <text:p/>
        </draw:line>
        <draw:line draw:style-name="gr22" draw:text-style-name="P1" draw:layer="layout" svg:x1="5.076cm" svg:y1="7.482cm" svg:x2="5.076cm" svg:y2="7.982cm">
          <text:p/>
        </draw:line>
        <draw:line draw:style-name="gr22" draw:text-style-name="P1" draw:layer="layout" svg:x1="5.476cm" svg:y1="7.482cm" svg:x2="5.476cm" svg:y2="7.982cm">
          <text:p/>
        </draw:line>
        <draw:line draw:style-name="gr22" draw:text-style-name="P1" draw:layer="layout" svg:x1="5.742cm" svg:y1="7.482cm" svg:x2="5.742cm" svg:y2="7.982cm">
          <text:p/>
        </draw:line>
        <draw:line draw:style-name="gr22" draw:text-style-name="P1" draw:layer="layout" svg:x1="6.009cm" svg:y1="7.482cm" svg:x2="6.009cm" svg:y2="7.982cm">
          <text:p/>
        </draw:line>
        <draw:line draw:style-name="gr22" draw:text-style-name="P1" draw:layer="layout" svg:x1="6.276cm" svg:y1="7.482cm" svg:x2="6.276cm" svg:y2="7.982cm">
          <text:p/>
        </draw:line>
        <draw:line draw:style-name="gr22" draw:text-style-name="P1" draw:layer="layout" svg:x1="6.676cm" svg:y1="7.482cm" svg:x2="6.676cm" svg:y2="7.982cm">
          <text:p/>
        </draw:line>
        <draw:line draw:style-name="gr22" draw:text-style-name="P1" draw:layer="layout" svg:x1="6.942cm" svg:y1="7.482cm" svg:x2="6.942cm" svg:y2="7.982cm">
          <text:p/>
        </draw:line>
        <draw:line draw:style-name="gr22" draw:text-style-name="P1" draw:layer="layout" svg:x1="7.209cm" svg:y1="7.482cm" svg:x2="7.209cm" svg:y2="7.982cm">
          <text:p/>
        </draw:line>
        <draw:line draw:style-name="gr22" draw:text-style-name="P1" draw:layer="layout" svg:x1="7.476cm" svg:y1="7.482cm" svg:x2="7.476cm" svg:y2="7.982cm">
          <text:p/>
        </draw:line>
        <draw:line draw:style-name="gr22" draw:text-style-name="P1" draw:layer="layout" svg:x1="7.876cm" svg:y1="7.482cm" svg:x2="7.876cm" svg:y2="7.982cm">
          <text:p/>
        </draw:line>
        <draw:line draw:style-name="gr22" draw:text-style-name="P1" draw:layer="layout" svg:x1="8.142cm" svg:y1="7.482cm" svg:x2="8.142cm" svg:y2="7.982cm">
          <text:p/>
        </draw:line>
        <draw:line draw:style-name="gr22" draw:text-style-name="P1" draw:layer="layout" svg:x1="8.409cm" svg:y1="7.482cm" svg:x2="8.409cm" svg:y2="7.982cm">
          <text:p/>
        </draw:line>
        <draw:line draw:style-name="gr22" draw:text-style-name="P1" draw:layer="layout" svg:x1="8.676cm" svg:y1="7.482cm" svg:x2="8.676cm" svg:y2="7.982cm">
          <text:p/>
        </draw:line>
        <draw:line draw:style-name="gr22" draw:text-style-name="P1" draw:layer="layout" svg:x1="9.076cm" svg:y1="7.482cm" svg:x2="9.076cm" svg:y2="7.982cm">
          <text:p/>
        </draw:line>
        <draw:line draw:style-name="gr22" draw:text-style-name="P1" draw:layer="layout" svg:x1="9.342cm" svg:y1="7.482cm" svg:x2="9.342cm" svg:y2="7.982cm">
          <text:p/>
        </draw:line>
        <draw:line draw:style-name="gr22" draw:text-style-name="P1" draw:layer="layout" svg:x1="9.609cm" svg:y1="7.482cm" svg:x2="9.609cm" svg:y2="7.982cm">
          <text:p/>
        </draw:line>
        <draw:line draw:style-name="gr22" draw:text-style-name="P1" draw:layer="layout" svg:x1="9.876cm" svg:y1="7.482cm" svg:x2="9.876cm" svg:y2="7.982cm">
          <text:p/>
        </draw:line>
        <draw:line draw:style-name="gr22" draw:text-style-name="P1" draw:layer="layout" svg:x1="10.276cm" svg:y1="7.482cm" svg:x2="10.276cm" svg:y2="7.982cm">
          <text:p/>
        </draw:line>
        <draw:line draw:style-name="gr22" draw:text-style-name="P1" draw:layer="layout" svg:x1="10.542cm" svg:y1="7.482cm" svg:x2="10.542cm" svg:y2="7.982cm">
          <text:p/>
        </draw:line>
        <draw:line draw:style-name="gr22" draw:text-style-name="P1" draw:layer="layout" svg:x1="10.809cm" svg:y1="7.482cm" svg:x2="10.809cm" svg:y2="7.982cm">
          <text:p/>
        </draw:line>
        <draw:line draw:style-name="gr22" draw:text-style-name="P1" draw:layer="layout" svg:x1="11.076cm" svg:y1="7.482cm" svg:x2="11.076cm" svg:y2="7.982cm">
          <text:p/>
        </draw:line>
        <draw:line draw:style-name="gr22" draw:text-style-name="P1" draw:layer="layout" svg:x1="11.476cm" svg:y1="7.482cm" svg:x2="11.476cm" svg:y2="7.982cm">
          <text:p/>
        </draw:line>
        <draw:line draw:style-name="gr22" draw:text-style-name="P1" draw:layer="layout" svg:x1="11.742cm" svg:y1="7.482cm" svg:x2="11.742cm" svg:y2="7.982cm">
          <text:p/>
        </draw:line>
        <draw:line draw:style-name="gr22" draw:text-style-name="P1" draw:layer="layout" svg:x1="12.009cm" svg:y1="7.482cm" svg:x2="12.009cm" svg:y2="7.982cm">
          <text:p/>
        </draw:line>
        <draw:line draw:style-name="gr22" draw:text-style-name="P1" draw:layer="layout" svg:x1="12.276cm" svg:y1="7.482cm" svg:x2="12.276cm" svg:y2="7.982cm">
          <text:p/>
        </draw:line>
        <draw:line draw:style-name="gr22" draw:text-style-name="P1" draw:layer="layout" svg:x1="12.676cm" svg:y1="7.482cm" svg:x2="12.676cm" svg:y2="7.982cm">
          <text:p/>
        </draw:line>
        <draw:line draw:style-name="gr22" draw:text-style-name="P1" draw:layer="layout" svg:x1="12.942cm" svg:y1="7.482cm" svg:x2="12.942cm" svg:y2="7.982cm">
          <text:p/>
        </draw:line>
        <draw:line draw:style-name="gr22" draw:text-style-name="P1" draw:layer="layout" svg:x1="13.209cm" svg:y1="7.482cm" svg:x2="13.209cm" svg:y2="7.982cm">
          <text:p/>
        </draw:line>
        <draw:line draw:style-name="gr22" draw:text-style-name="P1" draw:layer="layout" svg:x1="13.476cm" svg:y1="7.482cm" svg:x2="13.476cm" svg:y2="7.982cm">
          <text:p/>
        </draw:line>
        <draw:line draw:style-name="gr22" draw:text-style-name="P1" draw:layer="layout" svg:x1="13.876cm" svg:y1="7.482cm" svg:x2="13.876cm" svg:y2="7.982cm">
          <text:p/>
        </draw:line>
        <draw:line draw:style-name="gr22" draw:text-style-name="P1" draw:layer="layout" svg:x1="14.142cm" svg:y1="7.482cm" svg:x2="14.142cm" svg:y2="7.982cm">
          <text:p/>
        </draw:line>
        <draw:line draw:style-name="gr22" draw:text-style-name="P1" draw:layer="layout" svg:x1="14.409cm" svg:y1="7.482cm" svg:x2="14.409cm" svg:y2="7.982cm">
          <text:p/>
        </draw:line>
        <draw:line draw:style-name="gr22" draw:text-style-name="P1" draw:layer="layout" svg:x1="14.676cm" svg:y1="7.482cm" svg:x2="14.676cm" svg:y2="7.982cm">
          <text:p/>
        </draw:line>
        <draw:line draw:style-name="gr22" draw:text-style-name="P1" draw:layer="layout" svg:x1="15.076cm" svg:y1="7.482cm" svg:x2="15.076cm" svg:y2="7.982cm">
          <text:p/>
        </draw:line>
        <draw:line draw:style-name="gr22" draw:text-style-name="P1" draw:layer="layout" svg:x1="15.342cm" svg:y1="7.482cm" svg:x2="15.342cm" svg:y2="7.982cm">
          <text:p/>
        </draw:line>
        <draw:line draw:style-name="gr22" draw:text-style-name="P1" draw:layer="layout" svg:x1="15.609cm" svg:y1="7.482cm" svg:x2="15.609cm" svg:y2="7.982cm">
          <text:p/>
        </draw:line>
        <draw:line draw:style-name="gr22" draw:text-style-name="P1" draw:layer="layout" svg:x1="15.876cm" svg:y1="7.482cm" svg:x2="15.876cm" svg:y2="7.982cm">
          <text:p/>
        </draw:line>
        <draw:line draw:style-name="gr22" draw:text-style-name="P1" draw:layer="layout" svg:x1="16.276cm" svg:y1="7.482cm" svg:x2="16.276cm" svg:y2="7.982cm">
          <text:p/>
        </draw:line>
        <draw:line draw:style-name="gr22" draw:text-style-name="P1" draw:layer="layout" svg:x1="16.542cm" svg:y1="7.482cm" svg:x2="16.542cm" svg:y2="7.982cm">
          <text:p/>
        </draw:line>
        <draw:line draw:style-name="gr22" draw:text-style-name="P1" draw:layer="layout" svg:x1="16.809cm" svg:y1="7.482cm" svg:x2="16.809cm" svg:y2="7.982cm">
          <text:p/>
        </draw:line>
        <draw:line draw:style-name="gr22" draw:text-style-name="P1" draw:layer="layout" svg:x1="17.076cm" svg:y1="7.482cm" svg:x2="17.076cm" svg:y2="7.982cm">
          <text:p/>
        </draw:line>
        <draw:line draw:style-name="gr22" draw:text-style-name="P1" draw:layer="layout" svg:x1="17.476cm" svg:y1="7.482cm" svg:x2="17.476cm" svg:y2="7.982cm">
          <text:p/>
        </draw:line>
        <draw:line draw:style-name="gr22" draw:text-style-name="P1" draw:layer="layout" svg:x1="17.742cm" svg:y1="7.482cm" svg:x2="17.742cm" svg:y2="7.982cm">
          <text:p/>
        </draw:line>
        <draw:line draw:style-name="gr22" draw:text-style-name="P1" draw:layer="layout" svg:x1="18.009cm" svg:y1="7.482cm" svg:x2="18.009cm" svg:y2="7.982cm">
          <text:p/>
        </draw:line>
        <draw:line draw:style-name="gr22" draw:text-style-name="P1" draw:layer="layout" svg:x1="18.276cm" svg:y1="7.482cm" svg:x2="18.276cm" svg:y2="7.982cm">
          <text:p/>
        </draw:line>
        <draw:line draw:style-name="gr23" draw:text-style-name="P1" draw:layer="layout" svg:x1="18.676cm" svg:y1="7.482cm" svg:x2="18.676cm" svg:y2="7.982cm">
          <text:p/>
        </draw:line>
        <draw:line draw:style-name="gr23" draw:text-style-name="P1" draw:layer="layout" svg:x1="18.942cm" svg:y1="7.482cm" svg:x2="18.942cm" svg:y2="7.982cm">
          <text:p/>
        </draw:line>
        <draw:line draw:style-name="gr23" draw:text-style-name="P1" draw:layer="layout" svg:x1="19.209cm" svg:y1="7.482cm" svg:x2="19.209cm" svg:y2="7.982cm">
          <text:p/>
        </draw:line>
        <draw:line draw:style-name="gr23" draw:text-style-name="P1" draw:layer="layout" svg:x1="19.476cm" svg:y1="7.482cm" svg:x2="19.476cm" svg:y2="7.982cm">
          <text:p/>
        </draw:line>
        <draw:line draw:style-name="gr22" draw:text-style-name="P1" draw:layer="layout" svg:x1="0.675cm" svg:y1="7.982cm" svg:x2="15.077cm" svg:y2="10.483cm">
          <text:p/>
        </draw:line>
        <draw:line draw:style-name="gr22" draw:text-style-name="P1" draw:layer="layout" svg:x1="0.942cm" svg:y1="7.982cm" svg:x2="0.942cm" svg:y2="10.482cm">
          <text:p/>
        </draw:line>
        <draw:line draw:style-name="gr22" draw:text-style-name="P1" draw:layer="layout" svg:x1="1.209cm" svg:y1="7.982cm" svg:x2="6.01cm" svg:y2="10.483cm">
          <text:p/>
        </draw:line>
        <draw:line draw:style-name="gr22" draw:text-style-name="P1" draw:layer="layout" svg:x1="1.475cm" svg:y1="7.982cm" svg:x2="11.077cm" svg:y2="10.483cm">
          <text:p/>
        </draw:line>
        <draw:line draw:style-name="gr22" draw:text-style-name="P1" draw:layer="layout" svg:x1="1.875cm" svg:y1="7.982cm" svg:x2="10.277cm" svg:y2="10.483cm">
          <text:p/>
        </draw:line>
        <draw:line draw:style-name="gr22" draw:text-style-name="P1" draw:layer="layout" svg:x1="2.142cm" svg:y1="7.982cm" svg:x2="15.343cm" svg:y2="10.483cm">
          <text:p/>
        </draw:line>
        <draw:line draw:style-name="gr22" draw:text-style-name="P1" draw:layer="layout" svg:x1="2.41cm" svg:y1="7.982cm" svg:x2="1.209cm" svg:y2="10.483cm">
          <text:p/>
        </draw:line>
        <draw:line draw:style-name="gr22" draw:text-style-name="P1" draw:layer="layout" svg:x1="2.676cm" svg:y1="7.982cm" svg:x2="6.277cm" svg:y2="10.483cm">
          <text:p/>
        </draw:line>
        <draw:line draw:style-name="gr22" draw:text-style-name="P1" draw:layer="layout" svg:x1="3.076cm" svg:y1="7.982cm" svg:x2="5.477cm" svg:y2="10.483cm">
          <text:p/>
        </draw:line>
        <draw:line draw:style-name="gr22" draw:text-style-name="P1" draw:layer="layout" svg:x1="3.342cm" svg:y1="7.982cm" svg:x2="10.543cm" svg:y2="10.483cm">
          <text:p/>
        </draw:line>
        <draw:line draw:style-name="gr22" draw:text-style-name="P1" draw:layer="layout" svg:x1="3.609cm" svg:y1="7.982cm" svg:x2="15.61cm" svg:y2="10.483cm">
          <text:p/>
        </draw:line>
        <draw:line draw:style-name="gr22" draw:text-style-name="P1" draw:layer="layout" svg:x1="3.877cm" svg:y1="7.982cm" svg:x2="1.475cm" svg:y2="10.483cm">
          <text:p/>
        </draw:line>
        <draw:line draw:style-name="gr22" draw:text-style-name="P1" draw:layer="layout" svg:x1="4.277cm" svg:y1="7.982cm" svg:x2="0.675cm" svg:y2="10.483cm">
          <text:p/>
        </draw:line>
        <draw:line draw:style-name="gr22" draw:text-style-name="P1" draw:layer="layout" svg:x1="4.542cm" svg:y1="7.982cm" svg:x2="5.743cm" svg:y2="10.483cm">
          <text:p/>
        </draw:line>
        <draw:line draw:style-name="gr22" draw:text-style-name="P1" draw:layer="layout" svg:x1="4.809cm" svg:y1="7.982cm" svg:x2="10.81cm" svg:y2="10.483cm">
          <text:p/>
        </draw:line>
        <draw:line draw:style-name="gr22" draw:text-style-name="P1" draw:layer="layout" svg:x1="5.076cm" svg:y1="7.982cm" svg:x2="15.877cm" svg:y2="10.483cm">
          <text:p/>
        </draw:line>
        <draw:line draw:style-name="gr22" draw:text-style-name="P1" draw:layer="layout" svg:x1="5.476cm" svg:y1="7.982cm" svg:x2="16.277cm" svg:y2="10.483cm">
          <text:p/>
        </draw:line>
        <draw:line draw:style-name="gr22" draw:text-style-name="P1" draw:layer="layout" svg:x1="5.743cm" svg:y1="7.982cm" svg:x2="2.142cm" svg:y2="10.483cm">
          <text:p/>
        </draw:line>
        <draw:line draw:style-name="gr22" draw:text-style-name="P1" draw:layer="layout" svg:x1="6.009cm" svg:y1="7.982cm" svg:x2="7.21cm" svg:y2="10.483cm">
          <text:p/>
        </draw:line>
        <draw:line draw:style-name="gr22" draw:text-style-name="P1" draw:layer="layout" svg:x1="6.276cm" svg:y1="7.982cm" svg:x2="12.277cm" svg:y2="10.483cm">
          <text:p/>
        </draw:line>
        <draw:line draw:style-name="gr22" draw:text-style-name="P1" draw:layer="layout" svg:x1="6.676cm" svg:y1="7.982cm" svg:x2="11.477cm" svg:y2="10.483cm">
          <text:p/>
        </draw:line>
        <draw:line draw:style-name="gr22" draw:text-style-name="P1" draw:layer="layout" svg:x1="6.942cm" svg:y1="7.982cm" svg:x2="16.543cm" svg:y2="10.483cm">
          <text:p/>
        </draw:line>
        <draw:line draw:style-name="gr22" draw:text-style-name="P1" draw:layer="layout" svg:x1="7.21cm" svg:y1="7.982cm" svg:x2="2.409cm" svg:y2="10.483cm">
          <text:p/>
        </draw:line>
        <draw:line draw:style-name="gr22" draw:text-style-name="P1" draw:layer="layout" svg:x1="7.476cm" svg:y1="7.982cm" svg:x2="7.476cm" svg:y2="10.482cm">
          <text:p/>
        </draw:line>
        <draw:line draw:style-name="gr22" draw:text-style-name="P1" draw:layer="layout" svg:x1="7.877cm" svg:y1="7.982cm" svg:x2="6.676cm" svg:y2="10.483cm">
          <text:p/>
        </draw:line>
        <draw:line draw:style-name="gr22" draw:text-style-name="P1" draw:layer="layout" svg:x1="8.142cm" svg:y1="7.982cm" svg:x2="11.743cm" svg:y2="10.483cm">
          <text:p/>
        </draw:line>
        <draw:line draw:style-name="gr22" draw:text-style-name="P1" draw:layer="layout" svg:x1="8.409cm" svg:y1="7.982cm" svg:x2="16.81cm" svg:y2="10.483cm">
          <text:p/>
        </draw:line>
        <draw:line draw:style-name="gr22" draw:text-style-name="P1" draw:layer="layout" svg:x1="8.677cm" svg:y1="7.982cm" svg:x2="2.676cm" svg:y2="10.483cm">
          <text:p/>
        </draw:line>
        <draw:line draw:style-name="gr22" draw:text-style-name="P1" draw:layer="layout" svg:x1="9.077cm" svg:y1="7.982cm" svg:x2="1.875cm" svg:y2="10.483cm">
          <text:p/>
        </draw:line>
        <draw:line draw:style-name="gr22" draw:text-style-name="P1" draw:layer="layout" svg:x1="9.343cm" svg:y1="7.982cm" svg:x2="6.942cm" svg:y2="10.483cm">
          <text:p/>
        </draw:line>
        <draw:line draw:style-name="gr22" draw:text-style-name="P1" draw:layer="layout" svg:x1="9.609cm" svg:y1="7.982cm" svg:x2="12.01cm" svg:y2="10.483cm">
          <text:p/>
        </draw:line>
        <draw:line draw:style-name="gr22" draw:text-style-name="P1" draw:layer="layout" svg:x1="9.876cm" svg:y1="7.982cm" svg:x2="17.077cm" svg:y2="10.483cm">
          <text:p/>
        </draw:line>
        <draw:line draw:style-name="gr22" draw:text-style-name="P1" draw:layer="layout" svg:x1="10.276cm" svg:y1="7.982cm" svg:x2="17.477cm" svg:y2="10.483cm">
          <text:p/>
        </draw:line>
        <draw:line draw:style-name="gr22" draw:text-style-name="P1" draw:layer="layout" svg:x1="10.543cm" svg:y1="7.982cm" svg:x2="3.342cm" svg:y2="10.483cm">
          <text:p/>
        </draw:line>
        <draw:line draw:style-name="gr22" draw:text-style-name="P1" draw:layer="layout" svg:x1="10.81cm" svg:y1="7.982cm" svg:x2="8.409cm" svg:y2="10.483cm">
          <text:p/>
        </draw:line>
        <draw:line draw:style-name="gr22" draw:text-style-name="P1" draw:layer="layout" svg:x1="11.076cm" svg:y1="7.982cm" svg:x2="13.477cm" svg:y2="10.483cm">
          <text:p/>
        </draw:line>
        <draw:line draw:style-name="gr22" draw:text-style-name="P1" draw:layer="layout" svg:x1="11.476cm" svg:y1="7.982cm" svg:x2="12.677cm" svg:y2="10.483cm">
          <text:p/>
        </draw:line>
        <draw:line draw:style-name="gr22" draw:text-style-name="P1" draw:layer="layout" svg:x1="11.742cm" svg:y1="7.982cm" svg:x2="17.743cm" svg:y2="10.483cm">
          <text:p/>
        </draw:line>
        <draw:line draw:style-name="gr22" draw:text-style-name="P1" draw:layer="layout" svg:x1="12.01cm" svg:y1="7.982cm" svg:x2="3.609cm" svg:y2="10.483cm">
          <text:p/>
        </draw:line>
        <draw:line draw:style-name="gr22" draw:text-style-name="P1" draw:layer="layout" svg:x1="12.277cm" svg:y1="7.982cm" svg:x2="8.676cm" svg:y2="10.483cm">
          <text:p/>
        </draw:line>
        <draw:line draw:style-name="gr22" draw:text-style-name="P1" draw:layer="layout" svg:x1="12.677cm" svg:y1="7.982cm" svg:x2="7.876cm" svg:y2="10.483cm">
          <text:p/>
        </draw:line>
        <draw:line draw:style-name="gr22" draw:text-style-name="P1" draw:layer="layout" svg:x1="12.942cm" svg:y1="7.982cm" svg:x2="12.942cm" svg:y2="10.482cm">
          <text:p/>
        </draw:line>
        <draw:line draw:style-name="gr22" draw:text-style-name="P1" draw:layer="layout" svg:x1="13.209cm" svg:y1="7.982cm" svg:x2="18.01cm" svg:y2="10.483cm">
          <text:p/>
        </draw:line>
        <draw:line draw:style-name="gr22" draw:text-style-name="P1" draw:layer="layout" svg:x1="13.477cm" svg:y1="7.982cm" svg:x2="3.876cm" svg:y2="10.483cm">
          <text:p/>
        </draw:line>
        <draw:line draw:style-name="gr22" draw:text-style-name="P1" draw:layer="layout" svg:x1="13.877cm" svg:y1="7.982cm" svg:x2="3.076cm" svg:y2="10.483cm">
          <text:p/>
        </draw:line>
        <draw:line draw:style-name="gr22" draw:text-style-name="P1" draw:layer="layout" svg:x1="14.143cm" svg:y1="7.982cm" svg:x2="8.142cm" svg:y2="10.483cm">
          <text:p/>
        </draw:line>
        <draw:line draw:style-name="gr22" draw:text-style-name="P1" draw:layer="layout" svg:x1="14.41cm" svg:y1="7.982cm" svg:x2="13.209cm" svg:y2="10.483cm">
          <text:p/>
        </draw:line>
        <draw:line draw:style-name="gr22" draw:text-style-name="P1" draw:layer="layout" svg:x1="14.676cm" svg:y1="7.982cm" svg:x2="18.277cm" svg:y2="10.483cm">
          <text:p/>
        </draw:line>
        <draw:line draw:style-name="gr22" draw:text-style-name="P1" draw:layer="layout" svg:x1="15.076cm" svg:y1="7.982cm" svg:x2="18.677cm" svg:y2="10.483cm">
          <text:p/>
        </draw:line>
        <draw:line draw:style-name="gr22" draw:text-style-name="P1" draw:layer="layout" svg:x1="15.343cm" svg:y1="7.982cm" svg:x2="4.542cm" svg:y2="10.483cm">
          <text:p/>
        </draw:line>
        <draw:line draw:style-name="gr22" draw:text-style-name="P1" draw:layer="layout" svg:x1="15.61cm" svg:y1="7.982cm" svg:x2="9.609cm" svg:y2="10.483cm">
          <text:p/>
        </draw:line>
        <draw:line draw:style-name="gr22" draw:text-style-name="P1" draw:layer="layout" svg:x1="15.877cm" svg:y1="7.982cm" svg:x2="14.676cm" svg:y2="10.483cm">
          <text:p/>
        </draw:line>
        <draw:line draw:style-name="gr22" draw:text-style-name="P1" draw:layer="layout" svg:x1="16.277cm" svg:y1="7.982cm" svg:x2="13.876cm" svg:y2="10.483cm">
          <text:p/>
        </draw:line>
        <draw:line draw:style-name="gr22" draw:text-style-name="P1" draw:layer="layout" svg:x1="16.542cm" svg:y1="7.982cm" svg:x2="18.943cm" svg:y2="10.483cm">
          <text:p/>
        </draw:line>
        <draw:line draw:style-name="gr22" draw:text-style-name="P1" draw:layer="layout" svg:x1="16.81cm" svg:y1="7.982cm" svg:x2="4.809cm" svg:y2="10.483cm">
          <text:p/>
        </draw:line>
        <draw:line draw:style-name="gr22" draw:text-style-name="P1" draw:layer="layout" svg:x1="17.077cm" svg:y1="7.982cm" svg:x2="9.876cm" svg:y2="10.483cm">
          <text:p/>
        </draw:line>
        <draw:line draw:style-name="gr22" draw:text-style-name="P1" draw:layer="layout" svg:x1="17.477cm" svg:y1="7.982cm" svg:x2="9.076cm" svg:y2="10.483cm">
          <text:p/>
        </draw:line>
        <draw:line draw:style-name="gr22" draw:text-style-name="P1" draw:layer="layout" svg:x1="17.743cm" svg:y1="7.982cm" svg:x2="14.142cm" svg:y2="10.483cm">
          <text:p/>
        </draw:line>
        <draw:line draw:style-name="gr22" draw:text-style-name="P1" draw:layer="layout" svg:x1="18.009cm" svg:y1="7.982cm" svg:x2="19.21cm" svg:y2="10.483cm">
          <text:p/>
        </draw:line>
        <draw:line draw:style-name="gr22" draw:text-style-name="P1" draw:layer="layout" svg:x1="18.277cm" svg:y1="7.982cm" svg:x2="5.076cm" svg:y2="10.483cm">
          <text:p/>
        </draw:line>
        <draw:line draw:style-name="gr23" draw:text-style-name="P1" draw:layer="layout" svg:x1="18.677cm" svg:y1="7.982cm" svg:x2="4.276cm" svg:y2="10.483cm">
          <text:p/>
        </draw:line>
        <draw:line draw:style-name="gr23" draw:text-style-name="P1" draw:layer="layout" svg:x1="18.943cm" svg:y1="7.982cm" svg:x2="9.342cm" svg:y2="10.483cm">
          <text:p/>
        </draw:line>
        <draw:line draw:style-name="gr23" draw:text-style-name="P1" draw:layer="layout" svg:x1="19.21cm" svg:y1="7.982cm" svg:x2="14.409cm" svg:y2="10.483cm">
          <text:p/>
        </draw:line>
        <draw:line draw:style-name="gr24" draw:text-style-name="P2" draw:layer="layout" svg:x1="19.476cm" svg:y1="7.982cm" svg:x2="19.476cm" svg:y2="10.482cm">
          <text:p/>
        </draw:line>
        <draw:line draw:style-name="gr22" draw:text-style-name="P1" draw:layer="layout" svg:x1="0.675cm" svg:y1="10.482cm" svg:x2="0.675cm" svg:y2="11.47cm">
          <text:p/>
        </draw:line>
        <draw:line draw:style-name="gr22" draw:text-style-name="P1" draw:layer="layout" svg:x1="0.942cm" svg:y1="10.482cm" svg:x2="0.942cm" svg:y2="11.47cm">
          <text:p/>
        </draw:line>
        <draw:line draw:style-name="gr22" draw:text-style-name="P1" draw:layer="layout" svg:x1="1.209cm" svg:y1="10.482cm" svg:x2="1.209cm" svg:y2="11.47cm">
          <text:p/>
        </draw:line>
        <draw:line draw:style-name="gr22" draw:text-style-name="P1" draw:layer="layout" svg:x1="1.475cm" svg:y1="10.482cm" svg:x2="1.475cm" svg:y2="11.47cm">
          <text:p/>
        </draw:line>
        <draw:line draw:style-name="gr22" draw:text-style-name="P1" draw:layer="layout" svg:x1="1.875cm" svg:y1="10.482cm" svg:x2="1.875cm" svg:y2="11.47cm">
          <text:p/>
        </draw:line>
        <draw:line draw:style-name="gr22" draw:text-style-name="P1" draw:layer="layout" svg:x1="2.142cm" svg:y1="10.482cm" svg:x2="2.142cm" svg:y2="11.47cm">
          <text:p/>
        </draw:line>
        <draw:line draw:style-name="gr22" draw:text-style-name="P1" draw:layer="layout" svg:x1="2.409cm" svg:y1="10.482cm" svg:x2="2.409cm" svg:y2="11.47cm">
          <text:p/>
        </draw:line>
        <draw:line draw:style-name="gr22" draw:text-style-name="P1" draw:layer="layout" svg:x1="2.676cm" svg:y1="10.482cm" svg:x2="2.676cm" svg:y2="11.47cm">
          <text:p/>
        </draw:line>
        <draw:line draw:style-name="gr22" draw:text-style-name="P1" draw:layer="layout" svg:x1="3.076cm" svg:y1="10.482cm" svg:x2="3.076cm" svg:y2="11.47cm">
          <text:p/>
        </draw:line>
        <draw:line draw:style-name="gr22" draw:text-style-name="P1" draw:layer="layout" svg:x1="3.342cm" svg:y1="10.482cm" svg:x2="3.342cm" svg:y2="11.47cm">
          <text:p/>
        </draw:line>
        <draw:line draw:style-name="gr22" draw:text-style-name="P1" draw:layer="layout" svg:x1="3.609cm" svg:y1="10.482cm" svg:x2="3.609cm" svg:y2="11.47cm">
          <text:p/>
        </draw:line>
        <draw:line draw:style-name="gr22" draw:text-style-name="P1" draw:layer="layout" svg:x1="3.876cm" svg:y1="10.482cm" svg:x2="3.876cm" svg:y2="11.47cm">
          <text:p/>
        </draw:line>
        <draw:line draw:style-name="gr23" draw:text-style-name="P1" draw:layer="layout" svg:x1="4.276cm" svg:y1="10.482cm" svg:x2="4.276cm" svg:y2="11.47cm">
          <text:p/>
        </draw:line>
        <draw:line draw:style-name="gr22" draw:text-style-name="P1" draw:layer="layout" svg:x1="4.542cm" svg:y1="10.482cm" svg:x2="4.542cm" svg:y2="11.47cm">
          <text:p/>
        </draw:line>
        <draw:line draw:style-name="gr22" draw:text-style-name="P1" draw:layer="layout" svg:x1="4.809cm" svg:y1="10.482cm" svg:x2="4.809cm" svg:y2="11.47cm">
          <text:p/>
        </draw:line>
        <draw:line draw:style-name="gr22" draw:text-style-name="P1" draw:layer="layout" svg:x1="5.076cm" svg:y1="10.482cm" svg:x2="5.076cm" svg:y2="11.47cm">
          <text:p/>
        </draw:line>
        <draw:line draw:style-name="gr22" draw:text-style-name="P1" draw:layer="layout" svg:x1="5.476cm" svg:y1="10.482cm" svg:x2="5.476cm" svg:y2="11.47cm">
          <text:p/>
        </draw:line>
        <draw:line draw:style-name="gr22" draw:text-style-name="P1" draw:layer="layout" svg:x1="5.742cm" svg:y1="10.482cm" svg:x2="5.742cm" svg:y2="11.47cm">
          <text:p/>
        </draw:line>
        <draw:line draw:style-name="gr22" draw:text-style-name="P1" draw:layer="layout" svg:x1="6.009cm" svg:y1="10.482cm" svg:x2="6.009cm" svg:y2="11.47cm">
          <text:p/>
        </draw:line>
        <draw:line draw:style-name="gr22" draw:text-style-name="P1" draw:layer="layout" svg:x1="6.276cm" svg:y1="10.482cm" svg:x2="6.276cm" svg:y2="11.47cm">
          <text:p/>
        </draw:line>
        <draw:line draw:style-name="gr22" draw:text-style-name="P1" draw:layer="layout" svg:x1="6.676cm" svg:y1="10.482cm" svg:x2="6.676cm" svg:y2="11.47cm">
          <text:p/>
        </draw:line>
        <draw:line draw:style-name="gr22" draw:text-style-name="P1" draw:layer="layout" svg:x1="6.942cm" svg:y1="10.482cm" svg:x2="6.942cm" svg:y2="11.47cm">
          <text:p/>
        </draw:line>
        <draw:line draw:style-name="gr22" draw:text-style-name="P1" draw:layer="layout" svg:x1="7.209cm" svg:y1="10.482cm" svg:x2="7.209cm" svg:y2="11.47cm">
          <text:p/>
        </draw:line>
        <draw:line draw:style-name="gr22" draw:text-style-name="P1" draw:layer="layout" svg:x1="7.476cm" svg:y1="10.482cm" svg:x2="7.476cm" svg:y2="11.47cm">
          <text:p/>
        </draw:line>
        <draw:line draw:style-name="gr22" draw:text-style-name="P1" draw:layer="layout" svg:x1="7.876cm" svg:y1="10.482cm" svg:x2="7.876cm" svg:y2="11.47cm">
          <text:p/>
        </draw:line>
        <draw:line draw:style-name="gr22" draw:text-style-name="P1" draw:layer="layout" svg:x1="8.142cm" svg:y1="10.482cm" svg:x2="8.142cm" svg:y2="11.47cm">
          <text:p/>
        </draw:line>
        <draw:line draw:style-name="gr22" draw:text-style-name="P1" draw:layer="layout" svg:x1="8.409cm" svg:y1="10.482cm" svg:x2="8.409cm" svg:y2="11.47cm">
          <text:p/>
        </draw:line>
        <draw:line draw:style-name="gr22" draw:text-style-name="P1" draw:layer="layout" svg:x1="8.676cm" svg:y1="10.482cm" svg:x2="8.676cm" svg:y2="11.47cm">
          <text:p/>
        </draw:line>
        <draw:line draw:style-name="gr22" draw:text-style-name="P1" draw:layer="layout" svg:x1="9.076cm" svg:y1="10.482cm" svg:x2="9.076cm" svg:y2="11.47cm">
          <text:p/>
        </draw:line>
        <draw:line draw:style-name="gr23" draw:text-style-name="P1" draw:layer="layout" svg:x1="9.342cm" svg:y1="10.482cm" svg:x2="9.342cm" svg:y2="11.47cm">
          <text:p/>
        </draw:line>
        <draw:line draw:style-name="gr22" draw:text-style-name="P1" draw:layer="layout" svg:x1="9.609cm" svg:y1="10.482cm" svg:x2="9.609cm" svg:y2="11.47cm">
          <text:p/>
        </draw:line>
        <draw:line draw:style-name="gr22" draw:text-style-name="P1" draw:layer="layout" svg:x1="9.876cm" svg:y1="10.482cm" svg:x2="9.876cm" svg:y2="11.47cm">
          <text:p/>
        </draw:line>
        <draw:line draw:style-name="gr22" draw:text-style-name="P1" draw:layer="layout" svg:x1="10.276cm" svg:y1="10.482cm" svg:x2="10.276cm" svg:y2="11.47cm">
          <text:p/>
        </draw:line>
        <draw:line draw:style-name="gr22" draw:text-style-name="P1" draw:layer="layout" svg:x1="10.542cm" svg:y1="10.482cm" svg:x2="10.542cm" svg:y2="11.47cm">
          <text:p/>
        </draw:line>
        <draw:line draw:style-name="gr22" draw:text-style-name="P1" draw:layer="layout" svg:x1="10.809cm" svg:y1="10.482cm" svg:x2="10.809cm" svg:y2="11.47cm">
          <text:p/>
        </draw:line>
        <draw:line draw:style-name="gr22" draw:text-style-name="P1" draw:layer="layout" svg:x1="11.076cm" svg:y1="10.482cm" svg:x2="11.076cm" svg:y2="11.47cm">
          <text:p/>
        </draw:line>
        <draw:line draw:style-name="gr22" draw:text-style-name="P1" draw:layer="layout" svg:x1="11.476cm" svg:y1="10.482cm" svg:x2="11.476cm" svg:y2="11.47cm">
          <text:p/>
        </draw:line>
        <draw:line draw:style-name="gr22" draw:text-style-name="P1" draw:layer="layout" svg:x1="11.742cm" svg:y1="10.482cm" svg:x2="11.742cm" svg:y2="11.47cm">
          <text:p/>
        </draw:line>
        <draw:line draw:style-name="gr22" draw:text-style-name="P1" draw:layer="layout" svg:x1="12.009cm" svg:y1="10.482cm" svg:x2="12.009cm" svg:y2="11.47cm">
          <text:p/>
        </draw:line>
        <draw:line draw:style-name="gr22" draw:text-style-name="P1" draw:layer="layout" svg:x1="12.276cm" svg:y1="10.482cm" svg:x2="12.276cm" svg:y2="11.47cm">
          <text:p/>
        </draw:line>
        <draw:line draw:style-name="gr22" draw:text-style-name="P1" draw:layer="layout" svg:x1="12.676cm" svg:y1="10.482cm" svg:x2="12.676cm" svg:y2="11.47cm">
          <text:p/>
        </draw:line>
        <draw:line draw:style-name="gr22" draw:text-style-name="P1" draw:layer="layout" svg:x1="12.942cm" svg:y1="10.482cm" svg:x2="12.942cm" svg:y2="11.47cm">
          <text:p/>
        </draw:line>
        <draw:line draw:style-name="gr22" draw:text-style-name="P1" draw:layer="layout" svg:x1="13.209cm" svg:y1="10.482cm" svg:x2="13.209cm" svg:y2="11.47cm">
          <text:p/>
        </draw:line>
        <draw:line draw:style-name="gr22" draw:text-style-name="P1" draw:layer="layout" svg:x1="13.476cm" svg:y1="10.482cm" svg:x2="13.476cm" svg:y2="11.47cm">
          <text:p/>
        </draw:line>
        <draw:line draw:style-name="gr22" draw:text-style-name="P1" draw:layer="layout" svg:x1="13.876cm" svg:y1="10.482cm" svg:x2="13.876cm" svg:y2="11.47cm">
          <text:p/>
        </draw:line>
        <draw:line draw:style-name="gr22" draw:text-style-name="P1" draw:layer="layout" svg:x1="14.142cm" svg:y1="10.482cm" svg:x2="14.142cm" svg:y2="11.47cm">
          <text:p/>
        </draw:line>
        <draw:line draw:style-name="gr23" draw:text-style-name="P1" draw:layer="layout" svg:x1="14.409cm" svg:y1="10.482cm" svg:x2="14.409cm" svg:y2="11.47cm">
          <text:p/>
        </draw:line>
        <draw:line draw:style-name="gr22" draw:text-style-name="P1" draw:layer="layout" svg:x1="14.676cm" svg:y1="10.482cm" svg:x2="14.676cm" svg:y2="11.47cm">
          <text:p/>
        </draw:line>
        <draw:line draw:style-name="gr22" draw:text-style-name="P1" draw:layer="layout" svg:x1="15.076cm" svg:y1="10.482cm" svg:x2="15.076cm" svg:y2="11.47cm">
          <text:p/>
        </draw:line>
        <draw:line draw:style-name="gr22" draw:text-style-name="P1" draw:layer="layout" svg:x1="15.342cm" svg:y1="10.482cm" svg:x2="15.342cm" svg:y2="11.47cm">
          <text:p/>
        </draw:line>
        <draw:line draw:style-name="gr22" draw:text-style-name="P1" draw:layer="layout" svg:x1="15.609cm" svg:y1="10.482cm" svg:x2="15.609cm" svg:y2="11.47cm">
          <text:p/>
        </draw:line>
        <draw:line draw:style-name="gr22" draw:text-style-name="P1" draw:layer="layout" svg:x1="15.876cm" svg:y1="10.482cm" svg:x2="15.876cm" svg:y2="11.47cm">
          <text:p/>
        </draw:line>
        <draw:line draw:style-name="gr22" draw:text-style-name="P1" draw:layer="layout" svg:x1="16.276cm" svg:y1="10.482cm" svg:x2="16.276cm" svg:y2="11.47cm">
          <text:p/>
        </draw:line>
        <draw:line draw:style-name="gr22" draw:text-style-name="P1" draw:layer="layout" svg:x1="16.542cm" svg:y1="10.482cm" svg:x2="16.542cm" svg:y2="11.47cm">
          <text:p/>
        </draw:line>
        <draw:line draw:style-name="gr22" draw:text-style-name="P1" draw:layer="layout" svg:x1="16.809cm" svg:y1="10.482cm" svg:x2="16.809cm" svg:y2="11.47cm">
          <text:p/>
        </draw:line>
        <draw:line draw:style-name="gr22" draw:text-style-name="P1" draw:layer="layout" svg:x1="17.076cm" svg:y1="10.482cm" svg:x2="17.076cm" svg:y2="11.47cm">
          <text:p/>
        </draw:line>
        <draw:line draw:style-name="gr22" draw:text-style-name="P1" draw:layer="layout" svg:x1="17.476cm" svg:y1="10.482cm" svg:x2="17.476cm" svg:y2="11.47cm">
          <text:p/>
        </draw:line>
        <draw:line draw:style-name="gr22" draw:text-style-name="P1" draw:layer="layout" svg:x1="17.742cm" svg:y1="10.482cm" svg:x2="17.742cm" svg:y2="11.47cm">
          <text:p/>
        </draw:line>
        <draw:line draw:style-name="gr22" draw:text-style-name="P1" draw:layer="layout" svg:x1="18.009cm" svg:y1="10.482cm" svg:x2="18.009cm" svg:y2="11.47cm">
          <text:p/>
        </draw:line>
        <draw:line draw:style-name="gr22" draw:text-style-name="P1" draw:layer="layout" svg:x1="18.276cm" svg:y1="10.482cm" svg:x2="18.276cm" svg:y2="11.47cm">
          <text:p/>
        </draw:line>
        <draw:line draw:style-name="gr22" draw:text-style-name="P1" draw:layer="layout" svg:x1="18.676cm" svg:y1="10.482cm" svg:x2="18.676cm" svg:y2="11.47cm">
          <text:p/>
        </draw:line>
        <draw:line draw:style-name="gr22" draw:text-style-name="P1" draw:layer="layout" svg:x1="18.942cm" svg:y1="10.482cm" svg:x2="18.942cm" svg:y2="11.47cm">
          <text:p/>
        </draw:line>
        <draw:line draw:style-name="gr22" draw:text-style-name="P1" draw:layer="layout" svg:x1="19.209cm" svg:y1="10.482cm" svg:x2="19.209cm" svg:y2="11.47cm">
          <text:p/>
        </draw:line>
        <draw:line draw:style-name="gr23" draw:text-style-name="P1" draw:layer="layout" svg:x1="19.476cm" svg:y1="10.482cm" svg:x2="19.476cm" svg:y2="11.47cm">
          <text:p/>
        </draw:line>
        <draw:custom-shape draw:style-name="gr25" draw:text-style-name="P4" draw:layer="layout" svg:width="0.25cm" svg:height="0.25cm" svg:x="0.55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.08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.352cm" svg:y="10.9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2.283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2.553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3.484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3.754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4.685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4.955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5.886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6.156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7.087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7.357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8.288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8.558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9.489cm" svg:y="10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9.759cm" svg:y="10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0.69cm" svg:y="10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0.96cm" svg:y="10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1.891cm" svg:y="10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2.161cm" svg:y="10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3.092cm" svg:y="10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3.362cm" svg:y="10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4.29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4.56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5.494cm" svg:y="10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5.764cm" svg:y="10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6.695cm" svg:y="10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6.965cm" svg:y="10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7.896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8.166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9.097cm" svg:y="10.9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9.35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8.55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7.353cm" svg:y="10.9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6.154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4.955cm" svg:y="10.9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3.756cm" svg:y="10.9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5" draw:text-style-name="P4" draw:layer="layout" svg:width="0.25cm" svg:height="0.25cm" svg:x="12.557cm" svg:y="10.9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6" draw:text-style-name="P1" draw:layer="layout" svg:width="0.113cm" svg:height="0.053cm" svg:x="0.619cm" svg:y="11.424cm" svg:viewBox="0 0 114 54" svg:d="M114 0c-22 4-54 43-58 54-3-11-35-50-56-54">
          <text:p/>
        </draw:path>
        <draw:path draw:style-name="gr26" draw:text-style-name="P1" draw:layer="layout" svg:width="0.112cm" svg:height="0.053cm" svg:x="0.886cm" svg:y="11.424cm" svg:viewBox="0 0 113 54" svg:d="M113 0c-21 4-52 43-56 54-3-11-36-50-57-54">
          <text:p/>
        </draw:path>
        <draw:path draw:style-name="gr26" draw:text-style-name="P1" draw:layer="layout" svg:width="0.112cm" svg:height="0.053cm" svg:x="1.153cm" svg:y="11.424cm" svg:viewBox="0 0 113 54" svg:d="M113 0c-21 4-53 43-56 54-4-11-35-50-57-54">
          <text:p/>
        </draw:path>
        <draw:path draw:style-name="gr26" draw:text-style-name="P1" draw:layer="layout" svg:width="0.113cm" svg:height="0.053cm" svg:x="1.419cm" svg:y="11.424cm" svg:viewBox="0 0 114 54" svg:d="M114 0c-21 4-54 43-58 54-3-11-35-50-56-54">
          <text:p/>
        </draw:path>
        <draw:path draw:style-name="gr26" draw:text-style-name="P1" draw:layer="layout" svg:width="0.113cm" svg:height="0.053cm" svg:x="1.819cm" svg:y="11.424cm" svg:viewBox="0 0 114 54" svg:d="M114 0c-21 4-53 43-57 54-3-11-35-50-57-54">
          <text:p/>
        </draw:path>
        <draw:path draw:style-name="gr26" draw:text-style-name="P1" draw:layer="layout" svg:width="0.112cm" svg:height="0.053cm" svg:x="2.086cm" svg:y="11.424cm" svg:viewBox="0 0 113 54" svg:d="M113 0c-21 4-53 43-57 54-3-11-35-50-56-54">
          <text:p/>
        </draw:path>
        <draw:path draw:style-name="gr26" draw:text-style-name="P1" draw:layer="layout" svg:width="0.112cm" svg:height="0.053cm" svg:x="2.353cm" svg:y="11.424cm" svg:viewBox="0 0 113 54" svg:d="M113 0c-21 4-53 43-56 54-4-11-36-50-57-54">
          <text:p/>
        </draw:path>
        <draw:path draw:style-name="gr26" draw:text-style-name="P1" draw:layer="layout" svg:width="0.113cm" svg:height="0.053cm" svg:x="2.619cm" svg:y="11.424cm" svg:viewBox="0 0 114 54" svg:d="M114 0c-22 4-54 43-57 54-4-11-36-50-57-54">
          <text:p/>
        </draw:path>
        <draw:path draw:style-name="gr26" draw:text-style-name="P1" draw:layer="layout" svg:width="0.113cm" svg:height="0.053cm" svg:x="3.019cm" svg:y="11.424cm" svg:viewBox="0 0 114 54" svg:d="M114 0c-21 4-53 43-56 54-4-11-37-50-58-54">
          <text:p/>
        </draw:path>
        <draw:path draw:style-name="gr26" draw:text-style-name="P1" draw:layer="layout" svg:width="0.112cm" svg:height="0.053cm" svg:x="3.286cm" svg:y="11.424cm" svg:viewBox="0 0 113 54" svg:d="M113 0c-21 4-52 43-56 54-3-11-35-50-57-54">
          <text:p/>
        </draw:path>
        <draw:path draw:style-name="gr26" draw:text-style-name="P1" draw:layer="layout" svg:width="0.112cm" svg:height="0.053cm" svg:x="3.553cm" svg:y="11.424cm" svg:viewBox="0 0 113 54" svg:d="M113 0c-21 4-54 43-57 54-4-11-35-50-56-54">
          <text:p/>
        </draw:path>
        <draw:path draw:style-name="gr26" draw:text-style-name="P1" draw:layer="layout" svg:width="0.113cm" svg:height="0.053cm" svg:x="3.819cm" svg:y="11.424cm" svg:viewBox="0 0 114 54" svg:d="M114 0c-21 4-53 43-56 54-4-11-37-50-58-54">
          <text:p/>
        </draw:path>
        <draw:path draw:style-name="gr27" draw:text-style-name="P1" draw:layer="layout" svg:width="0.113cm" svg:height="0.053cm" svg:x="4.219cm" svg:y="11.424cm" svg:viewBox="0 0 114 54" svg:d="M114 0c-21 4-54 43-57 54-4-11-36-50-57-54">
          <text:p/>
        </draw:path>
        <draw:path draw:style-name="gr26" draw:text-style-name="P1" draw:layer="layout" svg:width="0.112cm" svg:height="0.053cm" svg:x="4.486cm" svg:y="11.424cm" svg:viewBox="0 0 113 54" svg:d="M113 0c-21 4-52 43-56 54-3-11-36-50-57-54">
          <text:p/>
        </draw:path>
        <draw:path draw:style-name="gr26" draw:text-style-name="P1" draw:layer="layout" svg:width="0.112cm" svg:height="0.053cm" svg:x="4.753cm" svg:y="11.424cm" svg:viewBox="0 0 113 54" svg:d="M113 0c-22 4-54 43-57 54-4-11-35-50-56-54">
          <text:p/>
        </draw:path>
        <draw:path draw:style-name="gr26" draw:text-style-name="P1" draw:layer="layout" svg:width="0.113cm" svg:height="0.053cm" svg:x="5.019cm" svg:y="11.424cm" svg:viewBox="0 0 114 54" svg:d="M114 0c-21 4-54 43-57 54-4-11-36-50-57-54">
          <text:p/>
        </draw:path>
        <draw:path draw:style-name="gr26" draw:text-style-name="P1" draw:layer="layout" svg:width="0.113cm" svg:height="0.053cm" svg:x="5.419cm" svg:y="11.424cm" svg:viewBox="0 0 114 54" svg:d="M114 0c-22 4-54 43-57 54-4-11-36-50-57-54">
          <text:p/>
        </draw:path>
        <draw:path draw:style-name="gr26" draw:text-style-name="P1" draw:layer="layout" svg:width="0.112cm" svg:height="0.053cm" svg:x="5.686cm" svg:y="11.424cm" svg:viewBox="0 0 113 54" svg:d="M113 0c-21 4-53 43-57 54-3-11-35-50-56-54">
          <text:p/>
        </draw:path>
        <draw:path draw:style-name="gr26" draw:text-style-name="P1" draw:layer="layout" svg:width="0.112cm" svg:height="0.053cm" svg:x="5.953cm" svg:y="11.424cm" svg:viewBox="0 0 113 54" svg:d="M113 0c-21 4-53 43-56 54-4-11-36-50-57-54">
          <text:p/>
        </draw:path>
        <draw:path draw:style-name="gr26" draw:text-style-name="P1" draw:layer="layout" svg:width="0.113cm" svg:height="0.053cm" svg:x="6.219cm" svg:y="11.424cm" svg:viewBox="0 0 114 54" svg:d="M114 0c-22 4-54 43-57 54-4-11-36-50-57-54">
          <text:p/>
        </draw:path>
        <draw:path draw:style-name="gr26" draw:text-style-name="P1" draw:layer="layout" svg:width="0.113cm" svg:height="0.053cm" svg:x="6.619cm" svg:y="11.424cm" svg:viewBox="0 0 114 54" svg:d="M114 0c-21 4-53 43-56 54-4-11-37-50-58-54">
          <text:p/>
        </draw:path>
        <draw:path draw:style-name="gr26" draw:text-style-name="P1" draw:layer="layout" svg:width="0.112cm" svg:height="0.053cm" svg:x="6.886cm" svg:y="11.424cm" svg:viewBox="0 0 113 54" svg:d="M113 0c-22 4-53 43-57 54-3-11-35-50-56-54">
          <text:p/>
        </draw:path>
        <draw:path draw:style-name="gr26" draw:text-style-name="P1" draw:layer="layout" svg:width="0.112cm" svg:height="0.053cm" svg:x="7.153cm" svg:y="11.424cm" svg:viewBox="0 0 113 54" svg:d="M113 0c-21 4-53 43-56 54-5-11-36-50-57-54">
          <text:p/>
        </draw:path>
        <draw:path draw:style-name="gr26" draw:text-style-name="P1" draw:layer="layout" svg:width="0.113cm" svg:height="0.053cm" svg:x="7.419cm" svg:y="11.424cm" svg:viewBox="0 0 114 54" svg:d="M114 0c-21 4-53 43-56 54-4-11-36-50-58-54">
          <text:p/>
        </draw:path>
        <draw:path draw:style-name="gr26" draw:text-style-name="P1" draw:layer="layout" svg:width="0.113cm" svg:height="0.053cm" svg:x="7.819cm" svg:y="11.424cm" svg:viewBox="0 0 114 54" svg:d="M114 0c-21 4-54 43-57 54-4-11-36-50-57-54">
          <text:p/>
        </draw:path>
        <draw:path draw:style-name="gr26" draw:text-style-name="P1" draw:layer="layout" svg:width="0.112cm" svg:height="0.053cm" svg:x="8.086cm" svg:y="11.424cm" svg:viewBox="0 0 113 54" svg:d="M113 0c-21 4-52 43-56 54-3-11-35-50-57-54">
          <text:p/>
        </draw:path>
        <draw:path draw:style-name="gr26" draw:text-style-name="P1" draw:layer="layout" svg:width="0.112cm" svg:height="0.053cm" svg:x="8.353cm" svg:y="11.424cm" svg:viewBox="0 0 113 54" svg:d="M113 0c-21 4-54 43-57 54-4-11-35-50-56-54">
          <text:p/>
        </draw:path>
        <draw:path draw:style-name="gr26" draw:text-style-name="P1" draw:layer="layout" svg:width="0.113cm" svg:height="0.053cm" svg:x="8.619cm" svg:y="11.424cm" svg:viewBox="0 0 114 54" svg:d="M114 0c-21 4-53 43-56 54-4-11-37-50-58-54">
          <text:p/>
        </draw:path>
        <draw:path draw:style-name="gr26" draw:text-style-name="P1" draw:layer="layout" svg:width="0.113cm" svg:height="0.053cm" svg:x="9.019cm" svg:y="11.424cm" svg:viewBox="0 0 114 54" svg:d="M114 0c-22 4-54 43-57 54-4-11-36-50-57-54">
          <text:p/>
        </draw:path>
        <draw:path draw:style-name="gr27" draw:text-style-name="P1" draw:layer="layout" svg:width="0.112cm" svg:height="0.053cm" svg:x="9.286cm" svg:y="11.424cm" svg:viewBox="0 0 113 54" svg:d="M113 0c-21 4-52 43-56 54-3-11-36-50-57-54">
          <text:p/>
        </draw:path>
        <draw:path draw:style-name="gr26" draw:text-style-name="P1" draw:layer="layout" svg:width="0.112cm" svg:height="0.053cm" svg:x="9.553cm" svg:y="11.424cm" svg:viewBox="0 0 113 54" svg:d="M113 0c-21 4-53 43-56 54-4-11-35-50-57-54">
          <text:p/>
        </draw:path>
        <draw:path draw:style-name="gr26" draw:text-style-name="P1" draw:layer="layout" svg:width="0.113cm" svg:height="0.053cm" svg:x="9.819cm" svg:y="11.424cm" svg:viewBox="0 0 114 54" svg:d="M114 0c-21 4-54 43-57 54-4-11-36-50-57-54">
          <text:p/>
        </draw:path>
        <draw:path draw:style-name="gr26" draw:text-style-name="P1" draw:layer="layout" svg:width="0.113cm" svg:height="0.053cm" svg:x="10.219cm" svg:y="11.424cm" svg:viewBox="0 0 114 54" svg:d="M114 0c-21 4-53 43-56 54-4-11-36-50-58-54">
          <text:p/>
        </draw:path>
        <draw:path draw:style-name="gr26" draw:text-style-name="P1" draw:layer="layout" svg:width="0.112cm" svg:height="0.053cm" svg:x="10.486cm" svg:y="11.424cm" svg:viewBox="0 0 113 54" svg:d="M113 0c-21 4-53 43-57 54-3-11-35-50-56-54">
          <text:p/>
        </draw:path>
        <draw:path draw:style-name="gr26" draw:text-style-name="P1" draw:layer="layout" svg:width="0.112cm" svg:height="0.053cm" svg:x="10.753cm" svg:y="11.424cm" svg:viewBox="0 0 113 54" svg:d="M113 0c-21 4-53 43-56 54-4-11-36-50-57-54">
          <text:p/>
        </draw:path>
        <draw:path draw:style-name="gr26" draw:text-style-name="P1" draw:layer="layout" svg:width="0.113cm" svg:height="0.053cm" svg:x="11.019cm" svg:y="11.424cm" svg:viewBox="0 0 114 54" svg:d="M114 0c-22 4-54 43-57 54-4-11-36-50-57-54">
          <text:p/>
        </draw:path>
        <draw:path draw:style-name="gr26" draw:text-style-name="P1" draw:layer="layout" svg:width="0.113cm" svg:height="0.053cm" svg:x="11.419cm" svg:y="11.424cm" svg:viewBox="0 0 114 54" svg:d="M114 0c-21 4-53 43-56 54-4-11-37-50-58-54">
          <text:p/>
        </draw:path>
        <draw:path draw:style-name="gr26" draw:text-style-name="P1" draw:layer="layout" svg:width="0.113cm" svg:height="0.053cm" svg:x="11.686cm" svg:y="11.424cm" svg:viewBox="0 0 114 54" svg:d="M114 0c-22 4-53 43-57 54-3-11-35-50-57-54">
          <text:p/>
        </draw:path>
        <draw:path draw:style-name="gr26" draw:text-style-name="P1" draw:layer="layout" svg:width="0.112cm" svg:height="0.053cm" svg:x="11.953cm" svg:y="11.424cm" svg:viewBox="0 0 113 54" svg:d="M113 0c-21 4-54 43-57 54-4-11-35-50-56-54">
          <text:p/>
        </draw:path>
        <draw:path draw:style-name="gr26" draw:text-style-name="P1" draw:layer="layout" svg:width="0.113cm" svg:height="0.053cm" svg:x="12.219cm" svg:y="11.424cm" svg:viewBox="0 0 114 54" svg:d="M114 0c-21 4-53 43-56 54-4-11-37-50-58-54">
          <text:p/>
        </draw:path>
        <draw:path draw:style-name="gr26" draw:text-style-name="P1" draw:layer="layout" svg:width="0.113cm" svg:height="0.053cm" svg:x="12.619cm" svg:y="11.424cm" svg:viewBox="0 0 114 54" svg:d="M114 0c-21 4-54 43-57 54-4-11-36-50-57-54">
          <text:p/>
        </draw:path>
        <draw:path draw:style-name="gr26" draw:text-style-name="P1" draw:layer="layout" svg:width="0.113cm" svg:height="0.053cm" svg:x="12.886cm" svg:y="11.424cm" svg:viewBox="0 0 114 54" svg:d="M114 0c-22 4-53 43-57 54-3-11-36-50-57-54">
          <text:p/>
        </draw:path>
        <draw:path draw:style-name="gr26" draw:text-style-name="P1" draw:layer="layout" svg:width="0.112cm" svg:height="0.053cm" svg:x="13.153cm" svg:y="11.424cm" svg:viewBox="0 0 113 54" svg:d="M113 0c-22 4-54 43-57 54-4-11-35-50-56-54">
          <text:p/>
        </draw:path>
        <draw:path draw:style-name="gr26" draw:text-style-name="P1" draw:layer="layout" svg:width="0.113cm" svg:height="0.053cm" svg:x="13.419cm" svg:y="11.424cm" svg:viewBox="0 0 114 54" svg:d="M114 0c-21 4-54 43-57 54-4-11-36-50-57-54">
          <text:p/>
        </draw:path>
        <draw:path draw:style-name="gr26" draw:text-style-name="P1" draw:layer="layout" svg:width="0.113cm" svg:height="0.053cm" svg:x="13.819cm" svg:y="11.424cm" svg:viewBox="0 0 114 54" svg:d="M114 0c-22 4-54 43-57 54-4-11-36-50-57-54">
          <text:p/>
        </draw:path>
        <draw:path draw:style-name="gr26" draw:text-style-name="P1" draw:layer="layout" svg:width="0.113cm" svg:height="0.053cm" svg:x="14.086cm" svg:y="11.424cm" svg:viewBox="0 0 114 54" svg:d="M114 0c-22 4-54 43-58 54-3-11-35-50-56-54">
          <text:p/>
        </draw:path>
        <draw:path draw:style-name="gr27" draw:text-style-name="P1" draw:layer="layout" svg:width="0.112cm" svg:height="0.053cm" svg:x="14.353cm" svg:y="11.424cm" svg:viewBox="0 0 113 54" svg:d="M113 0c-21 4-53 43-56 54-4-11-36-50-57-54">
          <text:p/>
        </draw:path>
        <draw:path draw:style-name="gr26" draw:text-style-name="P1" draw:layer="layout" svg:width="0.113cm" svg:height="0.053cm" svg:x="14.619cm" svg:y="11.424cm" svg:viewBox="0 0 114 54" svg:d="M114 0c-22 4-54 43-57 54-4-11-35-50-57-54">
          <text:p/>
        </draw:path>
        <draw:path draw:style-name="gr26" draw:text-style-name="P1" draw:layer="layout" svg:width="0.113cm" svg:height="0.053cm" svg:x="15.019cm" svg:y="11.424cm" svg:viewBox="0 0 114 54" svg:d="M114 0c-21 4-53 43-56 54-4-11-36-50-58-54">
          <text:p/>
        </draw:path>
        <draw:path draw:style-name="gr26" draw:text-style-name="P1" draw:layer="layout" svg:width="0.113cm" svg:height="0.053cm" svg:x="15.286cm" svg:y="11.424cm" svg:viewBox="0 0 114 54" svg:d="M114 0c-23 4-54 43-58 54-3-11-35-50-56-54">
          <text:p/>
        </draw:path>
        <draw:path draw:style-name="gr26" draw:text-style-name="P1" draw:layer="layout" svg:width="0.112cm" svg:height="0.053cm" svg:x="15.553cm" svg:y="11.424cm" svg:viewBox="0 0 113 54" svg:d="M113 0c-21 4-52 43-56 54-5-11-36-50-57-54">
          <text:p/>
        </draw:path>
        <draw:path draw:style-name="gr26" draw:text-style-name="P1" draw:layer="layout" svg:width="0.113cm" svg:height="0.053cm" svg:x="15.819cm" svg:y="11.424cm" svg:viewBox="0 0 114 54" svg:d="M114 0c-21 4-53 43-56 54-4-11-35-50-58-54">
          <text:p/>
        </draw:path>
        <draw:path draw:style-name="gr26" draw:text-style-name="P1" draw:layer="layout" svg:width="0.113cm" svg:height="0.053cm" svg:x="16.219cm" svg:y="11.424cm" svg:viewBox="0 0 114 54" svg:d="M114 0c-21 4-54 43-57 54-4-11-35-50-57-54">
          <text:p/>
        </draw:path>
        <draw:path draw:style-name="gr26" draw:text-style-name="P1" draw:layer="layout" svg:width="0.113cm" svg:height="0.053cm" svg:x="16.486cm" svg:y="11.424cm" svg:viewBox="0 0 114 54" svg:d="M114 0c-22 4-53 43-57 54-3-11-35-50-57-54">
          <text:p/>
        </draw:path>
        <draw:path draw:style-name="gr26" draw:text-style-name="P1" draw:layer="layout" svg:width="0.112cm" svg:height="0.053cm" svg:x="16.753cm" svg:y="11.424cm" svg:viewBox="0 0 113 54" svg:d="M113 0c-21 4-53 43-57 54-4-11-35-50-56-54">
          <text:p/>
        </draw:path>
        <draw:path draw:style-name="gr26" draw:text-style-name="P1" draw:layer="layout" svg:width="0.113cm" svg:height="0.053cm" svg:x="17.019cm" svg:y="11.424cm" svg:viewBox="0 0 114 54" svg:d="M114 0c-21 4-53 43-56 54-4-11-36-50-58-54">
          <text:p/>
        </draw:path>
        <draw:path draw:style-name="gr26" draw:text-style-name="P1" draw:layer="layout" svg:width="0.113cm" svg:height="0.053cm" svg:x="17.419cm" svg:y="11.424cm" svg:viewBox="0 0 114 54" svg:d="M114 0c-22 4-54 43-57 54-4-11-35-50-57-54">
          <text:p/>
        </draw:path>
        <draw:path draw:style-name="gr26" draw:text-style-name="P1" draw:layer="layout" svg:width="0.113cm" svg:height="0.053cm" svg:x="17.686cm" svg:y="11.424cm" svg:viewBox="0 0 114 54" svg:d="M114 0c-21 4-53 43-57 54-3-11-36-50-57-54">
          <text:p/>
        </draw:path>
        <draw:path draw:style-name="gr26" draw:text-style-name="P1" draw:layer="layout" svg:width="0.112cm" svg:height="0.053cm" svg:x="17.953cm" svg:y="11.424cm" svg:viewBox="0 0 113 54" svg:d="M113 0c-21 4-52 43-56 54-3-11-35-50-57-54">
          <text:p/>
        </draw:path>
        <draw:path draw:style-name="gr26" draw:text-style-name="P1" draw:layer="layout" svg:width="0.113cm" svg:height="0.053cm" svg:x="18.219cm" svg:y="11.424cm" svg:viewBox="0 0 114 54" svg:d="M114 0c-21 4-54 43-57 54-4-11-35-50-57-54">
          <text:p/>
        </draw:path>
        <draw:path draw:style-name="gr26" draw:text-style-name="P1" draw:layer="layout" svg:width="0.113cm" svg:height="0.053cm" svg:x="18.619cm" svg:y="11.424cm" svg:viewBox="0 0 114 54" svg:d="M114 0c-21 4-53 43-56 54-4-11-35-50-58-54">
          <text:p/>
        </draw:path>
        <draw:path draw:style-name="gr26" draw:text-style-name="P1" draw:layer="layout" svg:width="0.113cm" svg:height="0.053cm" svg:x="18.886cm" svg:y="11.424cm" svg:viewBox="0 0 114 54" svg:d="M114 0c-21 4-54 43-58 54-3-11-35-50-56-54">
          <text:p/>
        </draw:path>
        <draw:path draw:style-name="gr14" draw:text-style-name="P1" draw:layer="layout" svg:width="0.112cm" svg:height="0.053cm" svg:x="19.153cm" svg:y="11.424cm" svg:viewBox="0 0 113 54" svg:d="M113 0c-21 4-52 43-56 54-3-11-36-50-57-54">
          <text:p/>
        </draw:path>
        <draw:path draw:style-name="gr17" draw:text-style-name="P1" draw:layer="layout" svg:width="0.113cm" svg:height="0.053cm" svg:x="19.419cm" svg:y="11.424cm" svg:viewBox="0 0 114 54" svg:d="M114 0c-22 4-54 43-57 54-4-11-35-50-57-54">
          <text:p/>
        </draw:path>
        <draw:path draw:style-name="gr26" draw:text-style-name="P1" draw:layer="layout" svg:width="0.113cm" svg:height="0.053cm" svg:x="15.019cm" svg:y="11.422cm" svg:viewBox="0 0 114 54" svg:d="M114 0c-22 4-54 43-57 54-4-11-35-50-57-54">
          <text:p/>
        </draw:path>
        <draw:path draw:style-name="gr26" draw:text-style-name="P1" draw:layer="layout" svg:width="0.113cm" svg:height="0.053cm" svg:x="15.286cm" svg:y="11.422cm" svg:viewBox="0 0 114 54" svg:d="M114 0c-21 4-53 43-57 54-3-11-36-50-57-54">
          <text:p/>
        </draw:path>
        <draw:path draw:style-name="gr26" draw:text-style-name="P1" draw:layer="layout" svg:width="0.112cm" svg:height="0.053cm" svg:x="15.553cm" svg:y="11.422cm" svg:viewBox="0 0 113 54" svg:d="M113 0c-21 4-52 43-56 54-3-11-35-50-57-54">
          <text:p/>
        </draw:path>
        <draw:path draw:style-name="gr26" draw:text-style-name="P1" draw:layer="layout" svg:width="0.113cm" svg:height="0.053cm" svg:x="15.819cm" svg:y="11.422cm" svg:viewBox="0 0 114 54" svg:d="M114 0c-21 4-54 43-57 54-4-11-35-50-57-54">
          <text:p/>
        </draw:path>
        <draw:path draw:style-name="gr26" draw:text-style-name="P1" draw:layer="layout" svg:width="0.113cm" svg:height="0.053cm" svg:x="16.219cm" svg:y="11.422cm" svg:viewBox="0 0 114 54" svg:d="M114 0c-21 4-53 43-56 54-4-11-35-50-58-54">
          <text:p/>
        </draw:path>
        <draw:path draw:style-name="gr26" draw:text-style-name="P1" draw:layer="layout" svg:width="0.113cm" svg:height="0.053cm" svg:x="16.486cm" svg:y="11.422cm" svg:viewBox="0 0 114 54" svg:d="M114 0c-21 4-54 43-58 54-3-11-35-50-56-54">
          <text:p/>
        </draw:path>
        <draw:path draw:style-name="gr26" draw:text-style-name="P1" draw:layer="layout" svg:width="0.112cm" svg:height="0.053cm" svg:x="16.753cm" svg:y="11.422cm" svg:viewBox="0 0 113 54" svg:d="M113 0c-21 4-52 43-56 54-3-11-36-50-57-54">
          <text:p/>
        </draw:path>
        <draw:path draw:style-name="gr26" draw:text-style-name="P1" draw:layer="layout" svg:width="0.113cm" svg:height="0.053cm" svg:x="17.019cm" svg:y="11.422cm" svg:viewBox="0 0 114 54" svg:d="M114 0c-22 4-54 43-57 54-4-11-35-50-57-54">
          <text:p/>
        </draw:path>
        <draw:custom-shape draw:style-name="gr18" draw:text-style-name="P13" draw:layer="layout" svg:width="1cm" svg:height="1cm" svg:x="18.601cm" svg:y="11.479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7.401cm" svg:y="11.479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6.2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5.0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cm" svg:height="1cm" svg:x="13.801cm" svg:y="11.479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2.601cm" svg:y="11.479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1.4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0.2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cm" svg:height="1cm" svg:x="9.001cm" svg:y="11.479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7.801cm" svg:y="11.479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6.6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5.4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cm" svg:height="1cm" svg:x="4.201cm" svg:y="11.479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3.001cm" svg:y="11.479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.801cm" svg:y="11.477cm">
          <text:p text:style-name="P10">S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0.601cm" svg:y="11.477cm">
          <text:p text:style-name="P10">S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0.676cm" svg:y1="12.483cm" svg:x2="0.676cm" svg:y2="12.983cm">
          <text:p/>
        </draw:line>
        <draw:line draw:style-name="gr22" draw:text-style-name="P1" draw:layer="layout" svg:x1="0.943cm" svg:y1="12.483cm" svg:x2="0.943cm" svg:y2="12.983cm">
          <text:p/>
        </draw:line>
        <draw:line draw:style-name="gr22" draw:text-style-name="P1" draw:layer="layout" svg:x1="1.21cm" svg:y1="12.483cm" svg:x2="1.21cm" svg:y2="12.983cm">
          <text:p/>
        </draw:line>
        <draw:line draw:style-name="gr22" draw:text-style-name="P1" draw:layer="layout" svg:x1="1.476cm" svg:y1="12.483cm" svg:x2="1.476cm" svg:y2="12.983cm">
          <text:p/>
        </draw:line>
        <draw:line draw:style-name="gr22" draw:text-style-name="P1" draw:layer="layout" svg:x1="1.876cm" svg:y1="12.483cm" svg:x2="1.876cm" svg:y2="12.983cm">
          <text:p/>
        </draw:line>
        <draw:line draw:style-name="gr22" draw:text-style-name="P1" draw:layer="layout" svg:x1="2.143cm" svg:y1="12.483cm" svg:x2="2.143cm" svg:y2="12.983cm">
          <text:p/>
        </draw:line>
        <draw:line draw:style-name="gr22" draw:text-style-name="P1" draw:layer="layout" svg:x1="2.41cm" svg:y1="12.483cm" svg:x2="2.41cm" svg:y2="12.983cm">
          <text:p/>
        </draw:line>
        <draw:line draw:style-name="gr22" draw:text-style-name="P1" draw:layer="layout" svg:x1="2.677cm" svg:y1="12.483cm" svg:x2="2.677cm" svg:y2="12.983cm">
          <text:p/>
        </draw:line>
        <draw:line draw:style-name="gr22" draw:text-style-name="P1" draw:layer="layout" svg:x1="3.077cm" svg:y1="12.483cm" svg:x2="3.077cm" svg:y2="12.983cm">
          <text:p/>
        </draw:line>
        <draw:line draw:style-name="gr22" draw:text-style-name="P1" draw:layer="layout" svg:x1="3.343cm" svg:y1="12.483cm" svg:x2="3.343cm" svg:y2="12.983cm">
          <text:p/>
        </draw:line>
        <draw:line draw:style-name="gr22" draw:text-style-name="P1" draw:layer="layout" svg:x1="3.61cm" svg:y1="12.483cm" svg:x2="3.61cm" svg:y2="12.983cm">
          <text:p/>
        </draw:line>
        <draw:line draw:style-name="gr22" draw:text-style-name="P1" draw:layer="layout" svg:x1="3.877cm" svg:y1="12.483cm" svg:x2="3.877cm" svg:y2="12.983cm">
          <text:p/>
        </draw:line>
        <draw:line draw:style-name="gr23" draw:text-style-name="P1" draw:layer="layout" svg:x1="4.277cm" svg:y1="12.483cm" svg:x2="4.277cm" svg:y2="12.983cm">
          <text:p/>
        </draw:line>
        <draw:line draw:style-name="gr23" draw:text-style-name="P1" draw:layer="layout" svg:x1="4.543cm" svg:y1="12.483cm" svg:x2="4.543cm" svg:y2="12.983cm">
          <text:p/>
        </draw:line>
        <draw:line draw:style-name="gr23" draw:text-style-name="P1" draw:layer="layout" svg:x1="4.81cm" svg:y1="12.483cm" svg:x2="4.81cm" svg:y2="12.983cm">
          <text:p/>
        </draw:line>
        <draw:line draw:style-name="gr23" draw:text-style-name="P1" draw:layer="layout" svg:x1="5.077cm" svg:y1="12.483cm" svg:x2="5.077cm" svg:y2="12.983cm">
          <text:p/>
        </draw:line>
        <draw:line draw:style-name="gr22" draw:text-style-name="P1" draw:layer="layout" svg:x1="5.477cm" svg:y1="12.483cm" svg:x2="5.477cm" svg:y2="12.983cm">
          <text:p/>
        </draw:line>
        <draw:line draw:style-name="gr22" draw:text-style-name="P1" draw:layer="layout" svg:x1="5.743cm" svg:y1="12.483cm" svg:x2="5.743cm" svg:y2="12.983cm">
          <text:p/>
        </draw:line>
        <draw:line draw:style-name="gr22" draw:text-style-name="P1" draw:layer="layout" svg:x1="6.01cm" svg:y1="12.483cm" svg:x2="6.01cm" svg:y2="12.983cm">
          <text:p/>
        </draw:line>
        <draw:line draw:style-name="gr22" draw:text-style-name="P1" draw:layer="layout" svg:x1="6.277cm" svg:y1="12.483cm" svg:x2="6.277cm" svg:y2="12.983cm">
          <text:p/>
        </draw:line>
        <draw:line draw:style-name="gr22" draw:text-style-name="P1" draw:layer="layout" svg:x1="6.677cm" svg:y1="12.483cm" svg:x2="6.677cm" svg:y2="12.983cm">
          <text:p/>
        </draw:line>
        <draw:line draw:style-name="gr22" draw:text-style-name="P1" draw:layer="layout" svg:x1="6.943cm" svg:y1="12.483cm" svg:x2="6.943cm" svg:y2="12.983cm">
          <text:p/>
        </draw:line>
        <draw:line draw:style-name="gr22" draw:text-style-name="P1" draw:layer="layout" svg:x1="7.21cm" svg:y1="12.483cm" svg:x2="7.21cm" svg:y2="12.983cm">
          <text:p/>
        </draw:line>
        <draw:line draw:style-name="gr22" draw:text-style-name="P1" draw:layer="layout" svg:x1="7.477cm" svg:y1="12.483cm" svg:x2="7.477cm" svg:y2="12.983cm">
          <text:p/>
        </draw:line>
        <draw:line draw:style-name="gr22" draw:text-style-name="P1" draw:layer="layout" svg:x1="7.877cm" svg:y1="12.483cm" svg:x2="7.877cm" svg:y2="12.983cm">
          <text:p/>
        </draw:line>
        <draw:line draw:style-name="gr22" draw:text-style-name="P1" draw:layer="layout" svg:x1="8.143cm" svg:y1="12.483cm" svg:x2="8.143cm" svg:y2="12.983cm">
          <text:p/>
        </draw:line>
        <draw:line draw:style-name="gr22" draw:text-style-name="P1" draw:layer="layout" svg:x1="8.41cm" svg:y1="12.483cm" svg:x2="8.41cm" svg:y2="12.983cm">
          <text:p/>
        </draw:line>
        <draw:line draw:style-name="gr22" draw:text-style-name="P1" draw:layer="layout" svg:x1="8.677cm" svg:y1="12.483cm" svg:x2="8.677cm" svg:y2="12.983cm">
          <text:p/>
        </draw:line>
        <draw:line draw:style-name="gr23" draw:text-style-name="P1" draw:layer="layout" svg:x1="9.077cm" svg:y1="12.483cm" svg:x2="9.077cm" svg:y2="12.983cm">
          <text:p/>
        </draw:line>
        <draw:line draw:style-name="gr23" draw:text-style-name="P1" draw:layer="layout" svg:x1="9.343cm" svg:y1="12.483cm" svg:x2="9.343cm" svg:y2="12.983cm">
          <text:p/>
        </draw:line>
        <draw:line draw:style-name="gr23" draw:text-style-name="P1" draw:layer="layout" svg:x1="9.61cm" svg:y1="12.483cm" svg:x2="9.61cm" svg:y2="12.983cm">
          <text:p/>
        </draw:line>
        <draw:line draw:style-name="gr23" draw:text-style-name="P1" draw:layer="layout" svg:x1="9.877cm" svg:y1="12.483cm" svg:x2="9.877cm" svg:y2="12.983cm">
          <text:p/>
        </draw:line>
        <draw:line draw:style-name="gr22" draw:text-style-name="P1" draw:layer="layout" svg:x1="10.277cm" svg:y1="12.483cm" svg:x2="10.277cm" svg:y2="12.983cm">
          <text:p/>
        </draw:line>
        <draw:line draw:style-name="gr22" draw:text-style-name="P1" draw:layer="layout" svg:x1="10.543cm" svg:y1="12.483cm" svg:x2="10.543cm" svg:y2="12.983cm">
          <text:p/>
        </draw:line>
        <draw:line draw:style-name="gr22" draw:text-style-name="P1" draw:layer="layout" svg:x1="10.81cm" svg:y1="12.483cm" svg:x2="10.81cm" svg:y2="12.983cm">
          <text:p/>
        </draw:line>
        <draw:line draw:style-name="gr22" draw:text-style-name="P1" draw:layer="layout" svg:x1="11.077cm" svg:y1="12.483cm" svg:x2="11.077cm" svg:y2="12.983cm">
          <text:p/>
        </draw:line>
        <draw:line draw:style-name="gr22" draw:text-style-name="P1" draw:layer="layout" svg:x1="11.477cm" svg:y1="12.483cm" svg:x2="11.477cm" svg:y2="12.983cm">
          <text:p/>
        </draw:line>
        <draw:line draw:style-name="gr22" draw:text-style-name="P1" draw:layer="layout" svg:x1="11.743cm" svg:y1="12.483cm" svg:x2="11.743cm" svg:y2="12.983cm">
          <text:p/>
        </draw:line>
        <draw:line draw:style-name="gr22" draw:text-style-name="P1" draw:layer="layout" svg:x1="12.01cm" svg:y1="12.483cm" svg:x2="12.01cm" svg:y2="12.983cm">
          <text:p/>
        </draw:line>
        <draw:line draw:style-name="gr22" draw:text-style-name="P1" draw:layer="layout" svg:x1="12.277cm" svg:y1="12.483cm" svg:x2="12.277cm" svg:y2="12.983cm">
          <text:p/>
        </draw:line>
        <draw:line draw:style-name="gr22" draw:text-style-name="P1" draw:layer="layout" svg:x1="12.677cm" svg:y1="12.483cm" svg:x2="12.677cm" svg:y2="12.983cm">
          <text:p/>
        </draw:line>
        <draw:line draw:style-name="gr22" draw:text-style-name="P1" draw:layer="layout" svg:x1="12.943cm" svg:y1="12.483cm" svg:x2="12.943cm" svg:y2="12.983cm">
          <text:p/>
        </draw:line>
        <draw:line draw:style-name="gr22" draw:text-style-name="P1" draw:layer="layout" svg:x1="13.21cm" svg:y1="12.483cm" svg:x2="13.21cm" svg:y2="12.983cm">
          <text:p/>
        </draw:line>
        <draw:line draw:style-name="gr22" draw:text-style-name="P1" draw:layer="layout" svg:x1="13.477cm" svg:y1="12.483cm" svg:x2="13.477cm" svg:y2="12.983cm">
          <text:p/>
        </draw:line>
        <draw:line draw:style-name="gr23" draw:text-style-name="P1" draw:layer="layout" svg:x1="13.877cm" svg:y1="12.483cm" svg:x2="13.877cm" svg:y2="12.983cm">
          <text:p/>
        </draw:line>
        <draw:line draw:style-name="gr23" draw:text-style-name="P1" draw:layer="layout" svg:x1="14.143cm" svg:y1="12.483cm" svg:x2="14.143cm" svg:y2="12.983cm">
          <text:p/>
        </draw:line>
        <draw:line draw:style-name="gr23" draw:text-style-name="P1" draw:layer="layout" svg:x1="14.41cm" svg:y1="12.483cm" svg:x2="14.41cm" svg:y2="12.983cm">
          <text:p/>
        </draw:line>
        <draw:line draw:style-name="gr23" draw:text-style-name="P1" draw:layer="layout" svg:x1="14.677cm" svg:y1="12.483cm" svg:x2="14.677cm" svg:y2="12.983cm">
          <text:p/>
        </draw:line>
        <draw:line draw:style-name="gr22" draw:text-style-name="P1" draw:layer="layout" svg:x1="15.077cm" svg:y1="12.483cm" svg:x2="15.077cm" svg:y2="12.983cm">
          <text:p/>
        </draw:line>
        <draw:line draw:style-name="gr22" draw:text-style-name="P1" draw:layer="layout" svg:x1="15.343cm" svg:y1="12.483cm" svg:x2="15.343cm" svg:y2="12.983cm">
          <text:p/>
        </draw:line>
        <draw:line draw:style-name="gr22" draw:text-style-name="P1" draw:layer="layout" svg:x1="15.61cm" svg:y1="12.483cm" svg:x2="15.61cm" svg:y2="12.983cm">
          <text:p/>
        </draw:line>
        <draw:line draw:style-name="gr22" draw:text-style-name="P1" draw:layer="layout" svg:x1="15.877cm" svg:y1="12.483cm" svg:x2="15.877cm" svg:y2="12.983cm">
          <text:p/>
        </draw:line>
        <draw:line draw:style-name="gr22" draw:text-style-name="P1" draw:layer="layout" svg:x1="16.277cm" svg:y1="12.483cm" svg:x2="16.277cm" svg:y2="12.983cm">
          <text:p/>
        </draw:line>
        <draw:line draw:style-name="gr22" draw:text-style-name="P1" draw:layer="layout" svg:x1="16.543cm" svg:y1="12.483cm" svg:x2="16.543cm" svg:y2="12.983cm">
          <text:p/>
        </draw:line>
        <draw:line draw:style-name="gr22" draw:text-style-name="P1" draw:layer="layout" svg:x1="16.81cm" svg:y1="12.483cm" svg:x2="16.81cm" svg:y2="12.983cm">
          <text:p/>
        </draw:line>
        <draw:line draw:style-name="gr22" draw:text-style-name="P1" draw:layer="layout" svg:x1="17.077cm" svg:y1="12.483cm" svg:x2="17.077cm" svg:y2="12.983cm">
          <text:p/>
        </draw:line>
        <draw:line draw:style-name="gr22" draw:text-style-name="P1" draw:layer="layout" svg:x1="17.477cm" svg:y1="12.483cm" svg:x2="17.477cm" svg:y2="12.983cm">
          <text:p/>
        </draw:line>
        <draw:line draw:style-name="gr22" draw:text-style-name="P1" draw:layer="layout" svg:x1="17.743cm" svg:y1="12.483cm" svg:x2="17.743cm" svg:y2="12.983cm">
          <text:p/>
        </draw:line>
        <draw:line draw:style-name="gr22" draw:text-style-name="P1" draw:layer="layout" svg:x1="18.01cm" svg:y1="12.483cm" svg:x2="18.01cm" svg:y2="12.983cm">
          <text:p/>
        </draw:line>
        <draw:line draw:style-name="gr22" draw:text-style-name="P1" draw:layer="layout" svg:x1="18.277cm" svg:y1="12.483cm" svg:x2="18.277cm" svg:y2="12.983cm">
          <text:p/>
        </draw:line>
        <draw:line draw:style-name="gr23" draw:text-style-name="P1" draw:layer="layout" svg:x1="18.677cm" svg:y1="12.483cm" svg:x2="18.677cm" svg:y2="12.983cm">
          <text:p/>
        </draw:line>
        <draw:line draw:style-name="gr23" draw:text-style-name="P1" draw:layer="layout" svg:x1="18.943cm" svg:y1="12.483cm" svg:x2="18.943cm" svg:y2="12.983cm">
          <text:p/>
        </draw:line>
        <draw:line draw:style-name="gr23" draw:text-style-name="P1" draw:layer="layout" svg:x1="19.21cm" svg:y1="12.483cm" svg:x2="19.21cm" svg:y2="12.983cm">
          <text:p/>
        </draw:line>
        <draw:line draw:style-name="gr23" draw:text-style-name="P1" draw:layer="layout" svg:x1="19.477cm" svg:y1="12.483cm" svg:x2="19.477cm" svg:y2="12.983cm">
          <text:p/>
        </draw:line>
        <draw:line draw:style-name="gr22" draw:text-style-name="P1" draw:layer="layout" svg:x1="0.676cm" svg:y1="12.983cm" svg:x2="15.078cm" svg:y2="15.484cm">
          <text:p/>
        </draw:line>
        <draw:line draw:style-name="gr22" draw:text-style-name="P1" draw:layer="layout" svg:x1="0.943cm" svg:y1="12.983cm" svg:x2="0.943cm" svg:y2="15.483cm">
          <text:p/>
        </draw:line>
        <draw:line draw:style-name="gr22" draw:text-style-name="P1" draw:layer="layout" svg:x1="1.21cm" svg:y1="12.983cm" svg:x2="6.011cm" svg:y2="15.484cm">
          <text:p/>
        </draw:line>
        <draw:line draw:style-name="gr22" draw:text-style-name="P1" draw:layer="layout" svg:x1="1.476cm" svg:y1="12.983cm" svg:x2="11.078cm" svg:y2="15.484cm">
          <text:p/>
        </draw:line>
        <draw:line draw:style-name="gr22" draw:text-style-name="P1" draw:layer="layout" svg:x1="1.876cm" svg:y1="12.983cm" svg:x2="10.278cm" svg:y2="15.484cm">
          <text:p/>
        </draw:line>
        <draw:line draw:style-name="gr22" draw:text-style-name="P1" draw:layer="layout" svg:x1="2.143cm" svg:y1="12.983cm" svg:x2="15.344cm" svg:y2="15.484cm">
          <text:p/>
        </draw:line>
        <draw:line draw:style-name="gr22" draw:text-style-name="P1" draw:layer="layout" svg:x1="2.411cm" svg:y1="12.983cm" svg:x2="1.21cm" svg:y2="15.484cm">
          <text:p/>
        </draw:line>
        <draw:line draw:style-name="gr22" draw:text-style-name="P1" draw:layer="layout" svg:x1="2.677cm" svg:y1="12.983cm" svg:x2="6.278cm" svg:y2="15.484cm">
          <text:p/>
        </draw:line>
        <draw:line draw:style-name="gr22" draw:text-style-name="P1" draw:layer="layout" svg:x1="3.077cm" svg:y1="12.983cm" svg:x2="5.478cm" svg:y2="15.484cm">
          <text:p/>
        </draw:line>
        <draw:line draw:style-name="gr22" draw:text-style-name="P1" draw:layer="layout" svg:x1="3.343cm" svg:y1="12.983cm" svg:x2="10.544cm" svg:y2="15.484cm">
          <text:p/>
        </draw:line>
        <draw:line draw:style-name="gr22" draw:text-style-name="P1" draw:layer="layout" svg:x1="3.61cm" svg:y1="12.983cm" svg:x2="15.611cm" svg:y2="15.484cm">
          <text:p/>
        </draw:line>
        <draw:line draw:style-name="gr22" draw:text-style-name="P1" draw:layer="layout" svg:x1="3.878cm" svg:y1="12.983cm" svg:x2="1.476cm" svg:y2="15.484cm">
          <text:p/>
        </draw:line>
        <draw:line draw:style-name="gr23" draw:text-style-name="P1" draw:layer="layout" svg:x1="4.278cm" svg:y1="12.983cm" svg:x2="0.676cm" svg:y2="15.484cm">
          <text:p/>
        </draw:line>
        <draw:line draw:style-name="gr23" draw:text-style-name="P1" draw:layer="layout" svg:x1="4.543cm" svg:y1="12.983cm" svg:x2="5.744cm" svg:y2="15.484cm">
          <text:p/>
        </draw:line>
        <draw:line draw:style-name="gr23" draw:text-style-name="P1" draw:layer="layout" svg:x1="4.81cm" svg:y1="12.983cm" svg:x2="10.811cm" svg:y2="15.484cm">
          <text:p/>
        </draw:line>
        <draw:line draw:style-name="gr23" draw:text-style-name="P1" draw:layer="layout" svg:x1="5.077cm" svg:y1="12.983cm" svg:x2="15.878cm" svg:y2="15.484cm">
          <text:p/>
        </draw:line>
        <draw:line draw:style-name="gr22" draw:text-style-name="P1" draw:layer="layout" svg:x1="5.477cm" svg:y1="12.983cm" svg:x2="16.278cm" svg:y2="15.484cm">
          <text:p/>
        </draw:line>
        <draw:line draw:style-name="gr22" draw:text-style-name="P1" draw:layer="layout" svg:x1="5.744cm" svg:y1="12.983cm" svg:x2="2.143cm" svg:y2="15.484cm">
          <text:p/>
        </draw:line>
        <draw:line draw:style-name="gr22" draw:text-style-name="P1" draw:layer="layout" svg:x1="6.01cm" svg:y1="12.983cm" svg:x2="7.211cm" svg:y2="15.484cm">
          <text:p/>
        </draw:line>
        <draw:line draw:style-name="gr22" draw:text-style-name="P1" draw:layer="layout" svg:x1="6.277cm" svg:y1="12.983cm" svg:x2="12.278cm" svg:y2="15.484cm">
          <text:p/>
        </draw:line>
        <draw:line draw:style-name="gr22" draw:text-style-name="P1" draw:layer="layout" svg:x1="6.677cm" svg:y1="12.983cm" svg:x2="11.478cm" svg:y2="15.484cm">
          <text:p/>
        </draw:line>
        <draw:line draw:style-name="gr22" draw:text-style-name="P1" draw:layer="layout" svg:x1="6.943cm" svg:y1="12.983cm" svg:x2="16.544cm" svg:y2="15.484cm">
          <text:p/>
        </draw:line>
        <draw:line draw:style-name="gr22" draw:text-style-name="P1" draw:layer="layout" svg:x1="7.211cm" svg:y1="12.983cm" svg:x2="2.41cm" svg:y2="15.484cm">
          <text:p/>
        </draw:line>
        <draw:line draw:style-name="gr22" draw:text-style-name="P1" draw:layer="layout" svg:x1="7.477cm" svg:y1="12.983cm" svg:x2="7.477cm" svg:y2="15.483cm">
          <text:p/>
        </draw:line>
        <draw:line draw:style-name="gr22" draw:text-style-name="P1" draw:layer="layout" svg:x1="7.878cm" svg:y1="12.983cm" svg:x2="6.677cm" svg:y2="15.484cm">
          <text:p/>
        </draw:line>
        <draw:line draw:style-name="gr22" draw:text-style-name="P1" draw:layer="layout" svg:x1="8.143cm" svg:y1="12.983cm" svg:x2="11.744cm" svg:y2="15.484cm">
          <text:p/>
        </draw:line>
        <draw:line draw:style-name="gr22" draw:text-style-name="P1" draw:layer="layout" svg:x1="8.41cm" svg:y1="12.983cm" svg:x2="16.811cm" svg:y2="15.484cm">
          <text:p/>
        </draw:line>
        <draw:line draw:style-name="gr22" draw:text-style-name="P1" draw:layer="layout" svg:x1="8.678cm" svg:y1="12.983cm" svg:x2="2.677cm" svg:y2="15.484cm">
          <text:p/>
        </draw:line>
        <draw:line draw:style-name="gr23" draw:text-style-name="P1" draw:layer="layout" svg:x1="9.078cm" svg:y1="12.983cm" svg:x2="1.876cm" svg:y2="15.484cm">
          <text:p/>
        </draw:line>
        <draw:line draw:style-name="gr23" draw:text-style-name="P1" draw:layer="layout" svg:x1="9.344cm" svg:y1="12.983cm" svg:x2="6.943cm" svg:y2="15.484cm">
          <text:p/>
        </draw:line>
        <draw:line draw:style-name="gr23" draw:text-style-name="P1" draw:layer="layout" svg:x1="9.61cm" svg:y1="12.983cm" svg:x2="12.011cm" svg:y2="15.484cm">
          <text:p/>
        </draw:line>
        <draw:line draw:style-name="gr23" draw:text-style-name="P1" draw:layer="layout" svg:x1="9.877cm" svg:y1="12.983cm" svg:x2="17.078cm" svg:y2="15.484cm">
          <text:p/>
        </draw:line>
        <draw:line draw:style-name="gr22" draw:text-style-name="P1" draw:layer="layout" svg:x1="10.277cm" svg:y1="12.983cm" svg:x2="17.478cm" svg:y2="15.484cm">
          <text:p/>
        </draw:line>
        <draw:line draw:style-name="gr22" draw:text-style-name="P1" draw:layer="layout" svg:x1="10.544cm" svg:y1="12.983cm" svg:x2="3.343cm" svg:y2="15.484cm">
          <text:p/>
        </draw:line>
        <draw:line draw:style-name="gr22" draw:text-style-name="P1" draw:layer="layout" svg:x1="10.811cm" svg:y1="12.983cm" svg:x2="8.41cm" svg:y2="15.484cm">
          <text:p/>
        </draw:line>
        <draw:line draw:style-name="gr22" draw:text-style-name="P1" draw:layer="layout" svg:x1="11.077cm" svg:y1="12.983cm" svg:x2="13.478cm" svg:y2="15.484cm">
          <text:p/>
        </draw:line>
        <draw:line draw:style-name="gr22" draw:text-style-name="P1" draw:layer="layout" svg:x1="11.477cm" svg:y1="12.983cm" svg:x2="12.678cm" svg:y2="15.484cm">
          <text:p/>
        </draw:line>
        <draw:line draw:style-name="gr22" draw:text-style-name="P1" draw:layer="layout" svg:x1="11.743cm" svg:y1="12.983cm" svg:x2="17.744cm" svg:y2="15.484cm">
          <text:p/>
        </draw:line>
        <draw:line draw:style-name="gr22" draw:text-style-name="P1" draw:layer="layout" svg:x1="12.011cm" svg:y1="12.983cm" svg:x2="3.61cm" svg:y2="15.484cm">
          <text:p/>
        </draw:line>
        <draw:line draw:style-name="gr22" draw:text-style-name="P1" draw:layer="layout" svg:x1="12.278cm" svg:y1="12.983cm" svg:x2="8.677cm" svg:y2="15.484cm">
          <text:p/>
        </draw:line>
        <draw:line draw:style-name="gr22" draw:text-style-name="P1" draw:layer="layout" svg:x1="12.678cm" svg:y1="12.983cm" svg:x2="7.877cm" svg:y2="15.484cm">
          <text:p/>
        </draw:line>
        <draw:line draw:style-name="gr22" draw:text-style-name="P1" draw:layer="layout" svg:x1="12.943cm" svg:y1="12.983cm" svg:x2="12.943cm" svg:y2="15.483cm">
          <text:p/>
        </draw:line>
        <draw:line draw:style-name="gr22" draw:text-style-name="P1" draw:layer="layout" svg:x1="13.21cm" svg:y1="12.983cm" svg:x2="18.011cm" svg:y2="15.484cm">
          <text:p/>
        </draw:line>
        <draw:line draw:style-name="gr22" draw:text-style-name="P1" draw:layer="layout" svg:x1="13.478cm" svg:y1="12.983cm" svg:x2="3.877cm" svg:y2="15.484cm">
          <text:p/>
        </draw:line>
        <draw:line draw:style-name="gr23" draw:text-style-name="P1" draw:layer="layout" svg:x1="13.878cm" svg:y1="12.983cm" svg:x2="3.077cm" svg:y2="15.484cm">
          <text:p/>
        </draw:line>
        <draw:line draw:style-name="gr23" draw:text-style-name="P1" draw:layer="layout" svg:x1="14.144cm" svg:y1="12.983cm" svg:x2="8.143cm" svg:y2="15.484cm">
          <text:p/>
        </draw:line>
        <draw:line draw:style-name="gr23" draw:text-style-name="P1" draw:layer="layout" svg:x1="14.411cm" svg:y1="12.983cm" svg:x2="13.21cm" svg:y2="15.484cm">
          <text:p/>
        </draw:line>
        <draw:line draw:style-name="gr23" draw:text-style-name="P1" draw:layer="layout" svg:x1="14.677cm" svg:y1="12.983cm" svg:x2="18.278cm" svg:y2="15.484cm">
          <text:p/>
        </draw:line>
        <draw:line draw:style-name="gr22" draw:text-style-name="P1" draw:layer="layout" svg:x1="15.077cm" svg:y1="12.983cm" svg:x2="18.678cm" svg:y2="15.484cm">
          <text:p/>
        </draw:line>
        <draw:line draw:style-name="gr22" draw:text-style-name="P1" draw:layer="layout" svg:x1="15.344cm" svg:y1="12.983cm" svg:x2="4.543cm" svg:y2="15.484cm">
          <text:p/>
        </draw:line>
        <draw:line draw:style-name="gr22" draw:text-style-name="P1" draw:layer="layout" svg:x1="15.611cm" svg:y1="12.983cm" svg:x2="9.61cm" svg:y2="15.484cm">
          <text:p/>
        </draw:line>
        <draw:line draw:style-name="gr22" draw:text-style-name="P1" draw:layer="layout" svg:x1="15.878cm" svg:y1="12.983cm" svg:x2="14.677cm" svg:y2="15.484cm">
          <text:p/>
        </draw:line>
        <draw:line draw:style-name="gr22" draw:text-style-name="P1" draw:layer="layout" svg:x1="16.278cm" svg:y1="12.983cm" svg:x2="13.877cm" svg:y2="15.484cm">
          <text:p/>
        </draw:line>
        <draw:line draw:style-name="gr22" draw:text-style-name="P1" draw:layer="layout" svg:x1="16.543cm" svg:y1="12.983cm" svg:x2="18.944cm" svg:y2="15.484cm">
          <text:p/>
        </draw:line>
        <draw:line draw:style-name="gr22" draw:text-style-name="P1" draw:layer="layout" svg:x1="16.811cm" svg:y1="12.983cm" svg:x2="4.81cm" svg:y2="15.484cm">
          <text:p/>
        </draw:line>
        <draw:line draw:style-name="gr22" draw:text-style-name="P1" draw:layer="layout" svg:x1="17.078cm" svg:y1="12.983cm" svg:x2="9.877cm" svg:y2="15.484cm">
          <text:p/>
        </draw:line>
        <draw:line draw:style-name="gr22" draw:text-style-name="P1" draw:layer="layout" svg:x1="17.478cm" svg:y1="12.983cm" svg:x2="9.077cm" svg:y2="15.484cm">
          <text:p/>
        </draw:line>
        <draw:line draw:style-name="gr22" draw:text-style-name="P1" draw:layer="layout" svg:x1="17.744cm" svg:y1="12.983cm" svg:x2="14.143cm" svg:y2="15.484cm">
          <text:p/>
        </draw:line>
        <draw:line draw:style-name="gr22" draw:text-style-name="P1" draw:layer="layout" svg:x1="18.01cm" svg:y1="12.983cm" svg:x2="19.211cm" svg:y2="15.484cm">
          <text:p/>
        </draw:line>
        <draw:line draw:style-name="gr22" draw:text-style-name="P1" draw:layer="layout" svg:x1="18.278cm" svg:y1="12.983cm" svg:x2="5.077cm" svg:y2="15.484cm">
          <text:p/>
        </draw:line>
        <draw:line draw:style-name="gr23" draw:text-style-name="P1" draw:layer="layout" svg:x1="18.678cm" svg:y1="12.983cm" svg:x2="4.277cm" svg:y2="15.484cm">
          <text:p/>
        </draw:line>
        <draw:line draw:style-name="gr23" draw:text-style-name="P1" draw:layer="layout" svg:x1="18.944cm" svg:y1="12.983cm" svg:x2="9.343cm" svg:y2="15.484cm">
          <text:p/>
        </draw:line>
        <draw:line draw:style-name="gr23" draw:text-style-name="P1" draw:layer="layout" svg:x1="19.211cm" svg:y1="12.983cm" svg:x2="14.41cm" svg:y2="15.484cm">
          <text:p/>
        </draw:line>
        <draw:line draw:style-name="gr24" draw:text-style-name="P2" draw:layer="layout" svg:x1="19.477cm" svg:y1="12.983cm" svg:x2="19.477cm" svg:y2="15.483cm">
          <text:p/>
        </draw:line>
        <draw:line draw:style-name="gr23" draw:text-style-name="P1" draw:layer="layout" svg:x1="0.676cm" svg:y1="15.483cm" svg:x2="0.676cm" svg:y2="16.471cm">
          <text:p/>
        </draw:line>
        <draw:path draw:style-name="gr28" draw:text-style-name="P1" draw:layer="layout" svg:width="0.095cm" svg:height="0.045cm" svg:x="0.629cm" svg:y="16.435cm" svg:viewBox="0 0 96 46" svg:d="M96 0c-18 4-45 37-48 46-4-9-30-42-48-46">
          <text:p/>
        </draw:path>
        <draw:line draw:style-name="gr22" draw:text-style-name="P1" draw:layer="layout" svg:x1="0.943cm" svg:y1="15.483cm" svg:x2="0.943cm" svg:y2="16.471cm">
          <text:p/>
        </draw:line>
        <draw:path draw:style-name="gr29" draw:text-style-name="P1" draw:layer="layout" svg:width="0.096cm" svg:height="0.045cm" svg:x="0.895cm" svg:y="16.435cm" svg:viewBox="0 0 97 46" svg:d="M97 0c-18 4-46 37-49 46-3-9-30-42-48-46">
          <text:p/>
        </draw:path>
        <draw:line draw:style-name="gr22" draw:text-style-name="P1" draw:layer="layout" svg:x1="1.21cm" svg:y1="15.483cm" svg:x2="1.21cm" svg:y2="16.471cm">
          <text:p/>
        </draw:line>
        <draw:path draw:style-name="gr29" draw:text-style-name="P1" draw:layer="layout" svg:width="0.096cm" svg:height="0.045cm" svg:x="1.162cm" svg:y="16.435cm" svg:viewBox="0 0 97 46" svg:d="M97 0c-19 4-46 37-49 46-3-9-30-42-48-46">
          <text:p/>
        </draw:path>
        <draw:line draw:style-name="gr22" draw:text-style-name="P1" draw:layer="layout" svg:x1="1.476cm" svg:y1="15.483cm" svg:x2="1.476cm" svg:y2="16.471cm">
          <text:p/>
        </draw:line>
        <draw:path draw:style-name="gr29" draw:text-style-name="P1" draw:layer="layout" svg:width="0.095cm" svg:height="0.045cm" svg:x="1.429cm" svg:y="16.435cm" svg:viewBox="0 0 96 46" svg:d="M96 0c-18 4-45 37-48 46-3-9-29-42-48-46">
          <text:p/>
        </draw:path>
        <draw:line draw:style-name="gr23" draw:text-style-name="P1" draw:layer="layout" svg:x1="1.876cm" svg:y1="15.483cm" svg:x2="1.876cm" svg:y2="16.471cm">
          <text:p/>
        </draw:line>
        <draw:path draw:style-name="gr28" draw:text-style-name="P1" draw:layer="layout" svg:width="0.095cm" svg:height="0.045cm" svg:x="1.829cm" svg:y="16.435cm" svg:viewBox="0 0 96 46" svg:d="M96 0c-19 4-46 37-49 46-2-9-29-42-47-46">
          <text:p/>
        </draw:path>
        <draw:line draw:style-name="gr22" draw:text-style-name="P1" draw:layer="layout" svg:x1="2.143cm" svg:y1="15.483cm" svg:x2="2.143cm" svg:y2="16.471cm">
          <text:p/>
        </draw:line>
        <draw:path draw:style-name="gr29" draw:text-style-name="P1" draw:layer="layout" svg:width="0.096cm" svg:height="0.045cm" svg:x="2.095cm" svg:y="16.435cm" svg:viewBox="0 0 97 46" svg:d="M97 0c-18 4-45 37-48 46-3-9-30-42-49-46">
          <text:p/>
        </draw:path>
        <draw:line draw:style-name="gr22" draw:text-style-name="P1" draw:layer="layout" svg:x1="2.41cm" svg:y1="15.483cm" svg:x2="2.41cm" svg:y2="16.471cm">
          <text:p/>
        </draw:line>
        <draw:path draw:style-name="gr29" draw:text-style-name="P1" draw:layer="layout" svg:width="0.096cm" svg:height="0.045cm" svg:x="2.362cm" svg:y="16.435cm" svg:viewBox="0 0 97 46" svg:d="M97 0c-18 4-45 37-48 46-3-9-31-42-49-46">
          <text:p/>
        </draw:path>
        <draw:line draw:style-name="gr22" draw:text-style-name="P1" draw:layer="layout" svg:x1="2.677cm" svg:y1="15.483cm" svg:x2="2.677cm" svg:y2="16.471cm">
          <text:p/>
        </draw:line>
        <draw:path draw:style-name="gr29" draw:text-style-name="P1" draw:layer="layout" svg:width="0.095cm" svg:height="0.045cm" svg:x="2.629cm" svg:y="16.435cm" svg:viewBox="0 0 96 46" svg:d="M96 0c-18 4-45 37-47 46-3-9-31-42-49-46">
          <text:p/>
        </draw:path>
        <draw:line draw:style-name="gr23" draw:text-style-name="P1" draw:layer="layout" svg:x1="3.077cm" svg:y1="15.483cm" svg:x2="3.077cm" svg:y2="16.471cm">
          <text:p/>
        </draw:line>
        <draw:path draw:style-name="gr28" draw:text-style-name="P1" draw:layer="layout" svg:width="0.095cm" svg:height="0.045cm" svg:x="3.029cm" svg:y="16.435cm" svg:viewBox="0 0 96 46" svg:d="M96 0c-18 4-45 37-47 46-3-9-31-42-49-46">
          <text:p/>
        </draw:path>
        <draw:line draw:style-name="gr22" draw:text-style-name="P1" draw:layer="layout" svg:x1="3.343cm" svg:y1="15.483cm" svg:x2="3.343cm" svg:y2="16.471cm">
          <text:p/>
        </draw:line>
        <draw:path draw:style-name="gr29" draw:text-style-name="P1" draw:layer="layout" svg:width="0.096cm" svg:height="0.045cm" svg:x="3.295cm" svg:y="16.435cm" svg:viewBox="0 0 97 46" svg:d="M97 0c-18 4-45 37-48 46-3-9-31-42-49-46">
          <text:p/>
        </draw:path>
        <draw:line draw:style-name="gr22" draw:text-style-name="P1" draw:layer="layout" svg:x1="3.61cm" svg:y1="15.483cm" svg:x2="3.61cm" svg:y2="16.471cm">
          <text:p/>
        </draw:line>
        <draw:path draw:style-name="gr29" draw:text-style-name="P1" draw:layer="layout" svg:width="0.096cm" svg:height="0.045cm" svg:x="3.562cm" svg:y="16.435cm" svg:viewBox="0 0 97 46" svg:d="M97 0c-18 4-46 37-49 46-3-9-30-42-48-46">
          <text:p/>
        </draw:path>
        <draw:line draw:style-name="gr22" draw:text-style-name="P1" draw:layer="layout" svg:x1="3.877cm" svg:y1="15.483cm" svg:x2="3.877cm" svg:y2="16.471cm">
          <text:p/>
        </draw:line>
        <draw:path draw:style-name="gr29" draw:text-style-name="P1" draw:layer="layout" svg:width="0.095cm" svg:height="0.045cm" svg:x="3.829cm" svg:y="16.435cm" svg:viewBox="0 0 96 46" svg:d="M96 0c-18 4-45 37-48 46-3-9-30-42-48-46">
          <text:p/>
        </draw:path>
        <draw:line draw:style-name="gr23" draw:text-style-name="P1" draw:layer="layout" svg:x1="4.277cm" svg:y1="15.483cm" svg:x2="4.277cm" svg:y2="16.471cm">
          <text:p/>
        </draw:line>
        <draw:path draw:style-name="gr30" draw:text-style-name="P1" draw:layer="layout" svg:width="0.095cm" svg:height="0.045cm" svg:x="4.229cm" svg:y="16.435cm" svg:viewBox="0 0 96 46" svg:d="M96 0c-18 4-45 37-48 46-3-9-30-42-48-46">
          <text:p/>
        </draw:path>
        <draw:line draw:style-name="gr22" draw:text-style-name="P1" draw:layer="layout" svg:x1="4.543cm" svg:y1="15.483cm" svg:x2="4.543cm" svg:y2="16.471cm">
          <text:p/>
        </draw:line>
        <draw:path draw:style-name="gr29" draw:text-style-name="P1" draw:layer="layout" svg:width="0.096cm" svg:height="0.045cm" svg:x="4.495cm" svg:y="16.435cm" svg:viewBox="0 0 97 46" svg:d="M97 0c-18 4-46 37-49 46-3-9-30-42-48-46">
          <text:p/>
        </draw:path>
        <draw:line draw:style-name="gr22" draw:text-style-name="P1" draw:layer="layout" svg:x1="4.81cm" svg:y1="15.483cm" svg:x2="4.81cm" svg:y2="16.471cm">
          <text:p/>
        </draw:line>
        <draw:path draw:style-name="gr29" draw:text-style-name="P1" draw:layer="layout" svg:width="0.096cm" svg:height="0.045cm" svg:x="4.762cm" svg:y="16.435cm" svg:viewBox="0 0 97 46" svg:d="M97 0c-19 4-46 37-49 46-3-9-30-42-48-46">
          <text:p/>
        </draw:path>
        <draw:line draw:style-name="gr22" draw:text-style-name="P1" draw:layer="layout" svg:x1="5.077cm" svg:y1="15.483cm" svg:x2="5.077cm" svg:y2="16.471cm">
          <text:p/>
        </draw:line>
        <draw:path draw:style-name="gr29" draw:text-style-name="P1" draw:layer="layout" svg:width="0.095cm" svg:height="0.045cm" svg:x="5.029cm" svg:y="16.435cm" svg:viewBox="0 0 96 46" svg:d="M96 0c-18 4-44 37-47 46-3-9-30-42-49-46">
          <text:p/>
        </draw:path>
        <draw:line draw:style-name="gr22" draw:text-style-name="P1" draw:layer="layout" svg:x1="5.477cm" svg:y1="15.483cm" svg:x2="5.477cm" svg:y2="16.471cm">
          <text:p/>
        </draw:line>
        <draw:path draw:style-name="gr29" draw:text-style-name="P1" draw:layer="layout" svg:width="0.095cm" svg:height="0.045cm" svg:x="5.429cm" svg:y="16.435cm" svg:viewBox="0 0 96 46" svg:d="M96 0c-19 4-45 37-48 46-3-9-30-42-48-46">
          <text:p/>
        </draw:path>
        <draw:line draw:style-name="gr23" draw:text-style-name="P1" draw:layer="layout" svg:x1="5.743cm" svg:y1="15.483cm" svg:x2="5.743cm" svg:y2="16.471cm">
          <text:p/>
        </draw:line>
        <draw:path draw:style-name="gr28" draw:text-style-name="P1" draw:layer="layout" svg:width="0.096cm" svg:height="0.045cm" svg:x="5.695cm" svg:y="16.435cm" svg:viewBox="0 0 97 46" svg:d="M97 0c-18 4-45 37-48 46-3-9-30-42-49-46">
          <text:p/>
        </draw:path>
        <draw:line draw:style-name="gr22" draw:text-style-name="P1" draw:layer="layout" svg:x1="6.01cm" svg:y1="15.483cm" svg:x2="6.01cm" svg:y2="16.471cm">
          <text:p/>
        </draw:line>
        <draw:path draw:style-name="gr29" draw:text-style-name="P1" draw:layer="layout" svg:width="0.096cm" svg:height="0.045cm" svg:x="5.962cm" svg:y="16.435cm" svg:viewBox="0 0 97 46" svg:d="M97 0c-18 4-45 37-48 46-3-9-31-42-49-46">
          <text:p/>
        </draw:path>
        <draw:line draw:style-name="gr22" draw:text-style-name="P1" draw:layer="layout" svg:x1="6.277cm" svg:y1="15.483cm" svg:x2="6.277cm" svg:y2="16.471cm">
          <text:p/>
        </draw:line>
        <draw:path draw:style-name="gr29" draw:text-style-name="P1" draw:layer="layout" svg:width="0.095cm" svg:height="0.045cm" svg:x="6.229cm" svg:y="16.435cm" svg:viewBox="0 0 96 46" svg:d="M96 0c-18 4-44 37-48 46-3-9-30-42-48-46">
          <text:p/>
        </draw:path>
        <draw:line draw:style-name="gr22" draw:text-style-name="P1" draw:layer="layout" svg:x1="6.677cm" svg:y1="15.483cm" svg:x2="6.677cm" svg:y2="16.471cm">
          <text:p/>
        </draw:line>
        <draw:path draw:style-name="gr29" draw:text-style-name="P1" draw:layer="layout" svg:width="0.095cm" svg:height="0.045cm" svg:x="6.629cm" svg:y="16.435cm" svg:viewBox="0 0 96 46" svg:d="M96 0c-18 4-44 37-47 46-3-9-31-42-49-46">
          <text:p/>
        </draw:path>
        <draw:line draw:style-name="gr23" draw:text-style-name="P1" draw:layer="layout" svg:x1="6.943cm" svg:y1="15.483cm" svg:x2="6.943cm" svg:y2="16.471cm">
          <text:p/>
        </draw:line>
        <draw:path draw:style-name="gr28" draw:text-style-name="P1" draw:layer="layout" svg:width="0.096cm" svg:height="0.045cm" svg:x="6.895cm" svg:y="16.435cm" svg:viewBox="0 0 97 46" svg:d="M97 0c-18 4-45 37-49 46-3-9-30-42-48-46">
          <text:p/>
        </draw:path>
        <draw:line draw:style-name="gr22" draw:text-style-name="P1" draw:layer="layout" svg:x1="7.21cm" svg:y1="15.483cm" svg:x2="7.21cm" svg:y2="16.471cm">
          <text:p/>
        </draw:line>
        <draw:path draw:style-name="gr29" draw:text-style-name="P1" draw:layer="layout" svg:width="0.096cm" svg:height="0.045cm" svg:x="7.162cm" svg:y="16.435cm" svg:viewBox="0 0 97 46" svg:d="M97 0c-18 4-46 37-49 46-3-9-30-42-48-46">
          <text:p/>
        </draw:path>
        <draw:line draw:style-name="gr22" draw:text-style-name="P1" draw:layer="layout" svg:x1="7.477cm" svg:y1="15.483cm" svg:x2="7.477cm" svg:y2="16.471cm">
          <text:p/>
        </draw:line>
        <draw:path draw:style-name="gr29" draw:text-style-name="P1" draw:layer="layout" svg:width="0.095cm" svg:height="0.045cm" svg:x="7.429cm" svg:y="16.435cm" svg:viewBox="0 0 96 46" svg:d="M96 0c-19 4-45 37-48 46-3-9-30-42-48-46">
          <text:p/>
        </draw:path>
        <draw:line draw:style-name="gr22" draw:text-style-name="P1" draw:layer="layout" svg:x1="7.877cm" svg:y1="15.483cm" svg:x2="7.877cm" svg:y2="16.471cm">
          <text:p/>
        </draw:line>
        <draw:path draw:style-name="gr29" draw:text-style-name="P1" draw:layer="layout" svg:width="0.095cm" svg:height="0.045cm" svg:x="7.829cm" svg:y="16.435cm" svg:viewBox="0 0 96 46" svg:d="M96 0c-18 4-45 37-48 46-3-9-30-42-48-46">
          <text:p/>
        </draw:path>
        <draw:line draw:style-name="gr23" draw:text-style-name="P1" draw:layer="layout" svg:x1="8.143cm" svg:y1="15.483cm" svg:x2="8.143cm" svg:y2="16.471cm">
          <text:p/>
        </draw:line>
        <draw:path draw:style-name="gr28" draw:text-style-name="P1" draw:layer="layout" svg:width="0.096cm" svg:height="0.045cm" svg:x="8.095cm" svg:y="16.435cm" svg:viewBox="0 0 97 46" svg:d="M97 0c-19 4-46 37-49 46-3-9-30-42-48-46">
          <text:p/>
        </draw:path>
        <draw:line draw:style-name="gr22" draw:text-style-name="P1" draw:layer="layout" svg:x1="8.41cm" svg:y1="15.483cm" svg:x2="8.41cm" svg:y2="16.471cm">
          <text:p/>
        </draw:line>
        <draw:path draw:style-name="gr29" draw:text-style-name="P1" draw:layer="layout" svg:width="0.096cm" svg:height="0.045cm" svg:x="8.362cm" svg:y="16.435cm" svg:viewBox="0 0 97 46" svg:d="M97 0c-18 4-45 37-48 46-3-9-30-42-49-46">
          <text:p/>
        </draw:path>
        <draw:line draw:style-name="gr22" draw:text-style-name="P1" draw:layer="layout" svg:x1="8.677cm" svg:y1="15.483cm" svg:x2="8.677cm" svg:y2="16.471cm">
          <text:p/>
        </draw:line>
        <draw:path draw:style-name="gr29" draw:text-style-name="P1" draw:layer="layout" svg:width="0.095cm" svg:height="0.045cm" svg:x="8.629cm" svg:y="16.435cm" svg:viewBox="0 0 96 46" svg:d="M96 0c-18 4-44 37-47 46-3-9-31-42-49-46">
          <text:p/>
        </draw:path>
        <draw:line draw:style-name="gr22" draw:text-style-name="P1" draw:layer="layout" svg:x1="9.077cm" svg:y1="15.483cm" svg:x2="9.077cm" svg:y2="16.471cm">
          <text:p/>
        </draw:line>
        <draw:path draw:style-name="gr29" draw:text-style-name="P1" draw:layer="layout" svg:width="0.095cm" svg:height="0.045cm" svg:x="9.029cm" svg:y="16.435cm" svg:viewBox="0 0 96 46" svg:d="M96 0c-18 4-44 37-47 46-3-9-30-42-49-46">
          <text:p/>
        </draw:path>
        <draw:line draw:style-name="gr23" draw:text-style-name="P1" draw:layer="layout" svg:x1="9.343cm" svg:y1="15.483cm" svg:x2="9.343cm" svg:y2="16.471cm">
          <text:p/>
        </draw:line>
        <draw:path draw:style-name="gr30" draw:text-style-name="P1" draw:layer="layout" svg:width="0.096cm" svg:height="0.045cm" svg:x="9.295cm" svg:y="16.435cm" svg:viewBox="0 0 97 46" svg:d="M97 0c-18 4-45 37-48 46-3-9-31-42-49-46">
          <text:p/>
        </draw:path>
        <draw:line draw:style-name="gr22" draw:text-style-name="P1" draw:layer="layout" svg:x1="9.61cm" svg:y1="15.483cm" svg:x2="9.61cm" svg:y2="16.471cm">
          <text:p/>
        </draw:line>
        <draw:path draw:style-name="gr29" draw:text-style-name="P1" draw:layer="layout" svg:width="0.096cm" svg:height="0.045cm" svg:x="9.562cm" svg:y="16.435cm" svg:viewBox="0 0 97 46" svg:d="M97 0c-18 4-45 37-48 46-3-9-31-42-49-46">
          <text:p/>
        </draw:path>
        <draw:line draw:style-name="gr22" draw:text-style-name="P1" draw:layer="layout" svg:x1="9.877cm" svg:y1="15.483cm" svg:x2="9.877cm" svg:y2="16.471cm">
          <text:p/>
        </draw:line>
        <draw:path draw:style-name="gr29" draw:text-style-name="P1" draw:layer="layout" svg:width="0.095cm" svg:height="0.045cm" svg:x="9.829cm" svg:y="16.435cm" svg:viewBox="0 0 96 46" svg:d="M96 0c-18 4-45 37-48 46-3-9-30-42-48-46">
          <text:p/>
        </draw:path>
        <draw:line draw:style-name="gr22" draw:text-style-name="P1" draw:layer="layout" svg:x1="10.277cm" svg:y1="15.483cm" svg:x2="10.277cm" svg:y2="16.471cm">
          <text:p/>
        </draw:line>
        <draw:path draw:style-name="gr29" draw:text-style-name="P1" draw:layer="layout" svg:width="0.095cm" svg:height="0.045cm" svg:x="10.229cm" svg:y="16.435cm" svg:viewBox="0 0 96 46" svg:d="M96 0c-18 4-44 37-47 46-3-9-31-42-49-46">
          <text:p/>
        </draw:path>
        <draw:line draw:style-name="gr22" draw:text-style-name="P1" draw:layer="layout" svg:x1="10.543cm" svg:y1="15.483cm" svg:x2="10.543cm" svg:y2="16.471cm">
          <text:p/>
        </draw:line>
        <draw:path draw:style-name="gr29" draw:text-style-name="P1" draw:layer="layout" svg:width="0.096cm" svg:height="0.045cm" svg:x="10.495cm" svg:y="16.435cm" svg:viewBox="0 0 97 46" svg:d="M97 0c-18 4-46 37-49 46-3-9-30-42-48-46">
          <text:p/>
        </draw:path>
        <draw:line draw:style-name="gr23" draw:text-style-name="P1" draw:layer="layout" svg:x1="10.81cm" svg:y1="15.483cm" svg:x2="10.81cm" svg:y2="16.471cm">
          <text:p/>
        </draw:line>
        <draw:path draw:style-name="gr28" draw:text-style-name="P1" draw:layer="layout" svg:width="0.096cm" svg:height="0.045cm" svg:x="10.762cm" svg:y="16.435cm" svg:viewBox="0 0 97 46" svg:d="M97 0c-18 4-46 37-49 46-3-9-30-42-48-46">
          <text:p/>
        </draw:path>
        <draw:line draw:style-name="gr22" draw:text-style-name="P1" draw:layer="layout" svg:x1="11.077cm" svg:y1="15.483cm" svg:x2="11.077cm" svg:y2="16.471cm">
          <text:p/>
        </draw:line>
        <draw:path draw:style-name="gr29" draw:text-style-name="P1" draw:layer="layout" svg:width="0.095cm" svg:height="0.045cm" svg:x="11.029cm" svg:y="16.435cm" svg:viewBox="0 0 96 46" svg:d="M96 0c-18 4-44 37-47 46-3-9-30-42-49-46">
          <text:p/>
        </draw:path>
        <draw:line draw:style-name="gr22" draw:text-style-name="P1" draw:layer="layout" svg:x1="11.477cm" svg:y1="15.483cm" svg:x2="11.477cm" svg:y2="16.471cm">
          <text:p/>
        </draw:line>
        <draw:path draw:style-name="gr29" draw:text-style-name="P1" draw:layer="layout" svg:width="0.095cm" svg:height="0.045cm" svg:x="11.429cm" svg:y="16.435cm" svg:viewBox="0 0 96 46" svg:d="M96 0c-18 4-45 37-48 46-3-9-30-42-48-46">
          <text:p/>
        </draw:path>
        <draw:line draw:style-name="gr22" draw:text-style-name="P1" draw:layer="layout" svg:x1="11.743cm" svg:y1="15.483cm" svg:x2="11.743cm" svg:y2="16.471cm">
          <text:p/>
        </draw:line>
        <draw:path draw:style-name="gr29" draw:text-style-name="P1" draw:layer="layout" svg:width="0.096cm" svg:height="0.045cm" svg:x="11.695cm" svg:y="16.435cm" svg:viewBox="0 0 97 46" svg:d="M97 0c-19 4-46 37-49 46-3-9-30-42-48-46">
          <text:p/>
        </draw:path>
        <draw:line draw:style-name="gr23" draw:text-style-name="P1" draw:layer="layout" svg:x1="12.01cm" svg:y1="15.483cm" svg:x2="12.01cm" svg:y2="16.471cm">
          <text:p/>
        </draw:line>
        <draw:path draw:style-name="gr28" draw:text-style-name="P1" draw:layer="layout" svg:width="0.096cm" svg:height="0.045cm" svg:x="11.962cm" svg:y="16.435cm" svg:viewBox="0 0 97 46" svg:d="M97 0c-18 4-45 37-48 46-3-9-30-42-49-46">
          <text:p/>
        </draw:path>
        <draw:line draw:style-name="gr22" draw:text-style-name="P1" draw:layer="layout" svg:x1="12.277cm" svg:y1="15.483cm" svg:x2="12.277cm" svg:y2="16.471cm">
          <text:p/>
        </draw:line>
        <draw:path draw:style-name="gr29" draw:text-style-name="P1" draw:layer="layout" svg:width="0.095cm" svg:height="0.045cm" svg:x="12.229cm" svg:y="16.435cm" svg:viewBox="0 0 96 46" svg:d="M96 0c-18 4-44 37-47 46-3-9-31-42-49-46">
          <text:p/>
        </draw:path>
        <draw:line draw:style-name="gr22" draw:text-style-name="P1" draw:layer="layout" svg:x1="12.677cm" svg:y1="15.483cm" svg:x2="12.677cm" svg:y2="16.471cm">
          <text:p/>
        </draw:line>
        <draw:path draw:style-name="gr29" draw:text-style-name="P1" draw:layer="layout" svg:width="0.095cm" svg:height="0.045cm" svg:x="12.629cm" svg:y="16.435cm" svg:viewBox="0 0 96 46" svg:d="M96 0c-17 4-44 37-47 46-3-9-30-42-49-46">
          <text:p/>
        </draw:path>
        <draw:line draw:style-name="gr22" draw:text-style-name="P1" draw:layer="layout" svg:x1="12.943cm" svg:y1="15.483cm" svg:x2="12.943cm" svg:y2="16.471cm">
          <text:p/>
        </draw:line>
        <draw:path draw:style-name="gr29" draw:text-style-name="P1" draw:layer="layout" svg:width="0.096cm" svg:height="0.045cm" svg:x="12.895cm" svg:y="16.435cm" svg:viewBox="0 0 97 46" svg:d="M97 0c-18 4-45 37-48 46-3-9-31-42-49-46">
          <text:p/>
        </draw:path>
        <draw:line draw:style-name="gr23" draw:text-style-name="P1" draw:layer="layout" svg:x1="13.21cm" svg:y1="15.483cm" svg:x2="13.21cm" svg:y2="16.471cm">
          <text:p/>
        </draw:line>
        <draw:path draw:style-name="gr28" draw:text-style-name="P1" draw:layer="layout" svg:width="0.096cm" svg:height="0.045cm" svg:x="13.162cm" svg:y="16.435cm" svg:viewBox="0 0 97 46" svg:d="M97 0c-18 4-46 37-49 46-3-9-30-42-48-46">
          <text:p/>
        </draw:path>
        <draw:line draw:style-name="gr22" draw:text-style-name="P1" draw:layer="layout" svg:x1="13.477cm" svg:y1="15.483cm" svg:x2="13.477cm" svg:y2="16.471cm">
          <text:p/>
        </draw:line>
        <draw:path draw:style-name="gr29" draw:text-style-name="P1" draw:layer="layout" svg:width="0.095cm" svg:height="0.045cm" svg:x="13.429cm" svg:y="16.435cm" svg:viewBox="0 0 96 46" svg:d="M96 0c-17 4-45 37-48 46-3-9-30-42-48-46">
          <text:p/>
        </draw:path>
        <draw:line draw:style-name="gr22" draw:text-style-name="P1" draw:layer="layout" svg:x1="13.877cm" svg:y1="15.483cm" svg:x2="13.877cm" svg:y2="16.471cm">
          <text:p/>
        </draw:line>
        <draw:path draw:style-name="gr29" draw:text-style-name="P1" draw:layer="layout" svg:width="0.095cm" svg:height="0.045cm" svg:x="13.829cm" svg:y="16.435cm" svg:viewBox="0 0 96 46" svg:d="M96 0c-17 4-44 37-48 46-3-9-30-42-48-46">
          <text:p/>
        </draw:path>
        <draw:line draw:style-name="gr22" draw:text-style-name="P1" draw:layer="layout" svg:x1="14.143cm" svg:y1="15.483cm" svg:x2="14.143cm" svg:y2="16.471cm">
          <text:p/>
        </draw:line>
        <draw:path draw:style-name="gr29" draw:text-style-name="P1" draw:layer="layout" svg:width="0.095cm" svg:height="0.045cm" svg:x="14.096cm" svg:y="16.435cm" svg:viewBox="0 0 96 46" svg:d="M96 0c-18 4-46 37-49 46-3-9-30-42-47-46">
          <text:p/>
        </draw:path>
        <draw:line draw:style-name="gr23" draw:text-style-name="P1" draw:layer="layout" svg:x1="14.41cm" svg:y1="15.483cm" svg:x2="14.41cm" svg:y2="16.471cm">
          <text:p/>
        </draw:line>
        <draw:path draw:style-name="gr30" draw:text-style-name="P1" draw:layer="layout" svg:width="0.096cm" svg:height="0.045cm" svg:x="14.362cm" svg:y="16.435cm" svg:viewBox="0 0 97 46" svg:d="M97 0c-19 4-46 37-49 46-3-9-30-42-48-46">
          <text:p/>
        </draw:path>
        <draw:line draw:style-name="gr22" draw:text-style-name="P1" draw:layer="layout" svg:x1="14.677cm" svg:y1="15.483cm" svg:x2="14.677cm" svg:y2="16.471cm">
          <text:p/>
        </draw:line>
        <draw:path draw:style-name="gr29" draw:text-style-name="P1" draw:layer="layout" svg:width="0.095cm" svg:height="0.045cm" svg:x="14.629cm" svg:y="16.435cm" svg:viewBox="0 0 96 46" svg:d="M96 0c-17 4-44 37-47 46-3-9-30-42-49-46">
          <text:p/>
        </draw:path>
        <draw:line draw:style-name="gr22" draw:text-style-name="P1" draw:layer="layout" svg:x1="15.077cm" svg:y1="15.483cm" svg:x2="15.077cm" svg:y2="16.471cm">
          <text:p/>
        </draw:line>
        <draw:path draw:style-name="gr29" draw:text-style-name="P1" draw:layer="layout" svg:width="0.095cm" svg:height="0.045cm" svg:x="15.029cm" svg:y="16.435cm" svg:viewBox="0 0 96 46" svg:d="M96 0c-18 4-45 37-48 46-3-9-30-42-48-46">
          <text:p/>
        </draw:path>
        <draw:line draw:style-name="gr22" draw:text-style-name="P1" draw:layer="layout" svg:x1="15.343cm" svg:y1="15.483cm" svg:x2="15.343cm" svg:y2="16.471cm">
          <text:p/>
        </draw:line>
        <draw:path draw:style-name="gr29" draw:text-style-name="P1" draw:layer="layout" svg:width="0.095cm" svg:height="0.045cm" svg:x="15.296cm" svg:y="16.435cm" svg:viewBox="0 0 96 46" svg:d="M96 0c-18 4-45 37-48 46-3-9-30-42-48-46">
          <text:p/>
        </draw:path>
        <draw:line draw:style-name="gr22" draw:text-style-name="P1" draw:layer="layout" svg:x1="15.61cm" svg:y1="15.483cm" svg:x2="15.61cm" svg:y2="16.471cm">
          <text:p/>
        </draw:line>
        <draw:path draw:style-name="gr29" draw:text-style-name="P1" draw:layer="layout" svg:width="0.096cm" svg:height="0.045cm" svg:x="15.562cm" svg:y="16.435cm" svg:viewBox="0 0 97 46" svg:d="M97 0c-18 4-45 37-48 46-3-9-31-42-49-46">
          <text:p/>
        </draw:path>
        <draw:line draw:style-name="gr23" draw:text-style-name="P1" draw:layer="layout" svg:x1="15.877cm" svg:y1="15.483cm" svg:x2="15.877cm" svg:y2="16.471cm">
          <text:p/>
        </draw:line>
        <draw:path draw:style-name="gr28" draw:text-style-name="P1" draw:layer="layout" svg:width="0.095cm" svg:height="0.045cm" svg:x="15.829cm" svg:y="16.435cm" svg:viewBox="0 0 96 46" svg:d="M96 0c-17 4-44 37-47 46-4-9-31-42-49-46">
          <text:p/>
        </draw:path>
        <draw:line draw:style-name="gr22" draw:text-style-name="P1" draw:layer="layout" svg:x1="16.277cm" svg:y1="15.483cm" svg:x2="16.277cm" svg:y2="16.471cm">
          <text:p/>
        </draw:line>
        <draw:path draw:style-name="gr29" draw:text-style-name="P1" draw:layer="layout" svg:width="0.095cm" svg:height="0.045cm" svg:x="16.229cm" svg:y="16.435cm" svg:viewBox="0 0 96 46" svg:d="M96 0c-17 4-44 37-47 46-3-9-31-42-49-46">
          <text:p/>
        </draw:path>
        <draw:line draw:style-name="gr22" draw:text-style-name="P1" draw:layer="layout" svg:x1="16.543cm" svg:y1="15.483cm" svg:x2="16.543cm" svg:y2="16.471cm">
          <text:p/>
        </draw:line>
        <draw:path draw:style-name="gr29" draw:text-style-name="P1" draw:layer="layout" svg:width="0.095cm" svg:height="0.045cm" svg:x="16.496cm" svg:y="16.435cm" svg:viewBox="0 0 96 46" svg:d="M96 0c-18 4-45 37-48 46-3-9-31-42-48-46">
          <text:p/>
        </draw:path>
        <draw:line draw:style-name="gr22" draw:text-style-name="P1" draw:layer="layout" svg:x1="16.81cm" svg:y1="15.483cm" svg:x2="16.81cm" svg:y2="16.471cm">
          <text:p/>
        </draw:line>
        <draw:path draw:style-name="gr29" draw:text-style-name="P1" draw:layer="layout" svg:width="0.096cm" svg:height="0.045cm" svg:x="16.762cm" svg:y="16.435cm" svg:viewBox="0 0 97 46" svg:d="M97 0c-18 4-46 37-49 46-3-9-30-42-48-46">
          <text:p/>
        </draw:path>
        <draw:line draw:style-name="gr23" draw:text-style-name="P1" draw:layer="layout" svg:x1="17.077cm" svg:y1="15.483cm" svg:x2="17.077cm" svg:y2="16.471cm">
          <text:p/>
        </draw:line>
        <draw:path draw:style-name="gr28" draw:text-style-name="P1" draw:layer="layout" svg:width="0.095cm" svg:height="0.045cm" svg:x="17.029cm" svg:y="16.435cm" svg:viewBox="0 0 96 46" svg:d="M96 0c-18 4-45 37-48 46-3-9-30-42-48-46">
          <text:p/>
        </draw:path>
        <draw:line draw:style-name="gr22" draw:text-style-name="P1" draw:layer="layout" svg:x1="17.477cm" svg:y1="15.483cm" svg:x2="17.477cm" svg:y2="16.471cm">
          <text:p/>
        </draw:line>
        <draw:path draw:style-name="gr29" draw:text-style-name="P1" draw:layer="layout" svg:width="0.095cm" svg:height="0.045cm" svg:x="17.429cm" svg:y="16.435cm" svg:viewBox="0 0 96 46" svg:d="M96 0c-17 4-45 37-48 46-3-9-30-42-48-46">
          <text:p/>
        </draw:path>
        <draw:line draw:style-name="gr22" draw:text-style-name="P1" draw:layer="layout" svg:x1="17.743cm" svg:y1="15.483cm" svg:x2="17.743cm" svg:y2="16.471cm">
          <text:p/>
        </draw:line>
        <draw:path draw:style-name="gr29" draw:text-style-name="P1" draw:layer="layout" svg:width="0.095cm" svg:height="0.045cm" svg:x="17.696cm" svg:y="16.435cm" svg:viewBox="0 0 96 46" svg:d="M96 0c-19 4-46 37-49 46-3-9-30-42-47-46">
          <text:p/>
        </draw:path>
        <draw:line draw:style-name="gr22" draw:text-style-name="P1" draw:layer="layout" svg:x1="18.01cm" svg:y1="15.483cm" svg:x2="18.01cm" svg:y2="16.471cm">
          <text:p/>
        </draw:line>
        <draw:path draw:style-name="gr29" draw:text-style-name="P1" draw:layer="layout" svg:width="0.096cm" svg:height="0.045cm" svg:x="17.962cm" svg:y="16.435cm" svg:viewBox="0 0 97 46" svg:d="M97 0c-18 4-45 37-48 46-3-9-30-42-49-46">
          <text:p/>
        </draw:path>
        <draw:line draw:style-name="gr23" draw:text-style-name="P1" draw:layer="layout" svg:x1="18.277cm" svg:y1="15.483cm" svg:x2="18.277cm" svg:y2="16.471cm">
          <text:p/>
        </draw:line>
        <draw:path draw:style-name="gr28" draw:text-style-name="P1" draw:layer="layout" svg:width="0.095cm" svg:height="0.045cm" svg:x="18.229cm" svg:y="16.435cm" svg:viewBox="0 0 96 46" svg:d="M96 0c-17 4-44 37-47 46-3-9-31-42-49-46">
          <text:p/>
        </draw:path>
        <draw:line draw:style-name="gr22" draw:text-style-name="P1" draw:layer="layout" svg:x1="18.677cm" svg:y1="15.483cm" svg:x2="18.677cm" svg:y2="16.471cm">
          <text:p/>
        </draw:line>
        <draw:path draw:style-name="gr29" draw:text-style-name="P1" draw:layer="layout" svg:width="0.097cm" svg:height="0.045cm" svg:x="18.629cm" svg:y="16.435cm" svg:viewBox="0 0 98 46" svg:d="M98 0c-19 4-46 37-49 46-3-9-30-42-49-46">
          <text:p/>
        </draw:path>
        <draw:line draw:style-name="gr22" draw:text-style-name="P1" draw:layer="layout" svg:x1="18.943cm" svg:y1="15.483cm" svg:x2="18.943cm" svg:y2="16.471cm">
          <text:p/>
        </draw:line>
        <draw:path draw:style-name="gr29" draw:text-style-name="P1" draw:layer="layout" svg:width="0.095cm" svg:height="0.045cm" svg:x="18.896cm" svg:y="16.435cm" svg:viewBox="0 0 96 46" svg:d="M96 0c-18 4-45 37-48 46-3-9-31-42-48-46">
          <text:p/>
        </draw:path>
        <draw:line draw:style-name="gr22" draw:text-style-name="P1" draw:layer="layout" svg:x1="19.21cm" svg:y1="15.483cm" svg:x2="19.21cm" svg:y2="16.471cm">
          <text:p/>
        </draw:line>
        <draw:path draw:style-name="gr29" draw:text-style-name="P1" draw:layer="layout" svg:width="0.096cm" svg:height="0.045cm" svg:x="19.162cm" svg:y="16.435cm" svg:viewBox="0 0 97 46" svg:d="M97 0c-18 4-45 37-48 46-3-9-31-42-49-46">
          <text:p/>
        </draw:path>
        <draw:line draw:style-name="gr23" draw:text-style-name="P1" draw:layer="layout" svg:x1="19.477cm" svg:y1="15.483cm" svg:x2="19.477cm" svg:y2="16.471cm">
          <text:p/>
        </draw:line>
        <draw:path draw:style-name="gr30" draw:text-style-name="P1" draw:layer="layout" svg:width="0.096cm" svg:height="0.045cm" svg:x="19.429cm" svg:y="16.435cm" svg:viewBox="0 0 97 46" svg:d="M97 0c-18 4-46 37-49 46-3-9-30-42-48-46">
          <text:p/>
        </draw:path>
        <draw:custom-shape draw:style-name="gr31" draw:text-style-name="P4" draw:layer="layout" svg:width="0.25cm" svg:height="0.25cm" svg:x="0.553cm" svg:y="15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.083cm" svg:y="15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.353cm" svg:y="15.9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2.284cm" svg:y="15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2.554cm" svg:y="15.9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3.485cm" svg:y="15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3.755cm" svg:y="15.9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4.686cm" svg:y="15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4.956cm" svg:y="15.9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5.887cm" svg:y="15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6.157cm" svg:y="15.9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7.088cm" svg:y="15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7.358cm" svg:y="15.9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8.289cm" svg:y="15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8.559cm" svg:y="15.9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9.49cm" svg:y="15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9.76cm" svg:y="15.9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0.691cm" svg:y="15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0.961cm" svg:y="15.9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1.892cm" svg:y="15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2.162cm" svg:y="15.9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3.093cm" svg:y="15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3.363cm" svg:y="15.9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4.294cm" svg:y="15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4.564cm" svg:y="15.9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5.495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5.765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6.696cm" svg:y="15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6.966cm" svg:y="15.9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7.897cm" svg:y="15.9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8.167cm" svg:y="15.9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9.098cm" svg:y="15.9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9.353cm" svg:y="15.9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8.553cm" svg:y="15.9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7.354cm" svg:y="15.9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6.155cm" svg:y="15.9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4.956cm" svg:y="15.9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3.757cm" svg:y="15.9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1" draw:text-style-name="P4" draw:layer="layout" svg:width="0.25cm" svg:height="0.25cm" svg:x="12.558cm" svg:y="15.9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g>
          <svg:title>TexMaths</svg:title>
          <svg:desc>14§display§(N^{24}_0)§svg§600§FALSE§</svg:desc>
          <draw:g>
            <draw:path draw:style-name="gr32" draw:text-style-name="P14" draw:layer="layout" svg:width="1.146cm" svg:height="0.51cm" svg:x="18.5cm" svg:y="2.825cm" svg:viewBox="0 0 1147 511" svg:d="M0 0c382 0 765 0 1147 0 0 170 0 341 0 511-382 0-765 0-1147 0 0-170 0-341 0-511z">
              <text:p/>
            </draw:path>
            <draw:path draw:style-name="gr33" draw:text-style-name="P15" draw:layer="layout" svg:width="0.112cm" svg:height="0.489cm" svg:x="18.524cm" svg:y="2.866cm" svg:viewBox="0 0 113 490" svg:d="M113 486c0-2 0-3-8-12-62-61-77-154-77-228 0-86 18-171 80-232 5-6 5-7 5-8 0-5-1-6-4-6-6 0-49 33-78 96-25 53-31 108-31 150 0 37 6 96 32 152 30 60 71 92 77 92 3 0 4-2 4-4z">
              <text:p/>
            </draw:path>
            <draw:path draw:style-name="gr33" draw:text-style-name="P15" draw:layer="layout" svg:width="0.413cm" svg:height="0.333cm" svg:x="18.685cm" svg:y="2.899cm" svg:viewBox="0 0 414 334" svg:d="M352 52c6-20 14-35 54-37 2 0 8-1 8-9 0-2 0-6-7-6-15 0-34 1-49 1-17 0-34-1-50-1-3 0-9 0-9 10 0 5 4 5 9 5 28 0 33 10 33 21 0 2-1 9-1 10-18 73-37 146-55 219-36-85-72-171-109-257-4-8-4-8-15-8-22 0-44 0-66 0-10 0-15 0-15 10 0 5 5 5 14 5 3 0 33 0 33 5-22 87-44 174-65 262-5 19-13 35-54 36-2 0-8 2-8 11 0 3 3 5 7 5 15 0 32-2 49-2s35 2 50 2c3 0 9 0 9-10 0-4-5-6-10-6-28 0-32-11-32-21 0-3 1-5 3-11 21-86 42-172 64-258 1 3 1 4 4 8 41 97 82 193 123 289 3 9 4 9 9 9s5-2 8-10c23-91 46-182 68-272z">
              <text:p/>
            </draw:path>
            <draw:path draw:style-name="gr33" draw:text-style-name="P15" draw:layer="layout" svg:width="0.151cm" svg:height="0.228cm" svg:x="19.135cm" svg:y="2.803cm" svg:viewBox="0 0 152 229" svg:d="M152 166c-3 0-7 0-11 0-1 7-4 28-10 31-2 3-29 3-33 3-21 0-42 0-63 0 36-33 48-42 68-59 26-20 49-41 49-74 0-40-36-67-79-67-44 0-73 31-73 61 0 19 15 20 20 20 7 0 18-6 18-18 0-6-3-18-21-18 11-24 33-32 50-32 35 0 52 26 52 54 0 31-21 54-32 66-28 27-55 54-83 82-4 3-4 4-4 14 48 0 95 0 143 0 3-21 6-42 9-63z">
              <text:p/>
            </draw:path>
            <draw:path draw:style-name="gr33" draw:text-style-name="P15" draw:layer="layout" svg:width="0.167cm" svg:height="0.231cm" svg:x="19.324cm" svg:y="2.8cm" svg:viewBox="0 0 168 232" svg:d="M168 174c0-4 0-8 0-12-13 0-25 0-38 0 0-51 0-102 0-152 0-7 0-10-8-10-5 0-6 0-9 4-37 53-75 105-113 158 0 4 0 8 0 12 34 0 67 0 101 0 0 10 0 19 0 28 0 13 0 17-28 17-4 0-7 0-10 0 0 4 0 8 0 13 18-2 39-2 52-2 12 0 35 0 51 2 0-5 0-9 0-13-2 0-5 0-8 0-28 0-28-4-28-17 0-9 0-18 0-28 13 0 25 0 38 0zM103 38c0 41 0 82 0 124-30 0-60 0-90 0 30-42 60-83 90-124z">
              <text:p/>
            </draw:path>
            <draw:path draw:style-name="gr33" draw:text-style-name="P15" draw:layer="layout" svg:width="0.16cm" svg:height="0.233cm" svg:x="19.078cm" svg:y="3.127cm" svg:viewBox="0 0 161 234" svg:d="M161 119c0-38-6-66-21-90-11-15-32-29-59-29-81 0-81 94-81 119 0 24 1 115 81 115 81 0 80-92 80-115zM81 225c-17 0-38-10-45-38-4-20-4-47-4-73 0-25 0-51 6-71 7-26 28-33 43-33 18 0 36 11 42 30 6 20 6 44 6 74 0 26 0 51-5 72-7 32-30 39-43 39z">
              <text:p/>
            </draw:path>
            <draw:path draw:style-name="gr33" draw:text-style-name="P15" draw:layer="layout" svg:width="0.112cm" svg:height="0.489cm" svg:x="19.559cm" svg:y="2.866cm" svg:viewBox="0 0 113 490" svg:d="M113 246c0-39-5-98-32-154-29-60-71-92-77-92-3 0-4 3-4 6 0 1 0 2 8 11 49 49 77 125 77 229 0 83-18 168-79 231-6 6-6 7-6 9s1 4 4 4c6 0 49-34 79-95 25-54 30-109 30-149z">
              <text:p/>
            </draw:path>
          </draw:g>
        </draw:g>
        <draw:g>
          <svg:title>TexMaths</svg:title>
          <svg:desc>14§display§(N^{30}_0)§svg§600§FALSE§</svg:desc>
          <draw:g>
            <draw:path draw:style-name="gr32" draw:text-style-name="P14" draw:layer="layout" svg:width="1.146cm" svg:height="0.506cm" svg:x="18.5cm" svg:y="7.775cm" svg:viewBox="0 0 1147 507" svg:d="M0 0c382 0 765 0 1147 0 0 169 0 338 0 507-382 0-765 0-1147 0 0-169 0-338 0-507z">
              <text:p/>
            </draw:path>
            <draw:path draw:style-name="gr33" draw:text-style-name="P15" draw:layer="layout" svg:width="0.112cm" svg:height="0.488cm" svg:x="18.524cm" svg:y="7.813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33" draw:text-style-name="P15" draw:layer="layout" svg:width="0.413cm" svg:height="0.333cm" svg:x="18.685cm" svg:y="7.845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33" draw:text-style-name="P15" draw:layer="layout" svg:width="0.157cm" svg:height="0.234cm" svg:x="19.132cm" svg:y="7.75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33" draw:text-style-name="P15" draw:layer="layout" svg:width="0.158cm" svg:height="0.234cm" svg:x="19.328cm" svg:y="7.75cm" svg:viewBox="0 0 159 235" svg:d="M159 119c0-38-4-66-21-90-9-15-32-29-58-29-80 0-80 94-80 119 0 24 0 116 80 116 79 0 79-93 79-116zM80 225c-17 0-38-10-44-38-5-19-5-47-5-74 0-24 0-50 5-70 7-26 30-33 44-33 18 0 36 11 42 30 5 19 5 44 5 73 0 27 0 52-4 73-7 30-29 39-43 39z">
              <text:p/>
            </draw:path>
            <draw:path draw:style-name="gr33" draw:text-style-name="P15" draw:layer="layout" svg:width="0.16cm" svg:height="0.234cm" svg:x="19.078cm" svg:y="8.072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33" draw:text-style-name="P15" draw:layer="layout" svg:width="0.112cm" svg:height="0.488cm" svg:x="19.559cm" svg:y="7.813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^{31}_0)§svg§600§FALSE§</svg:desc>
          <draw:g>
            <draw:path draw:style-name="gr32" draw:text-style-name="P14" draw:layer="layout" svg:width="1.146cm" svg:height="0.506cm" svg:x="18.5cm" svg:y="12.775cm" svg:viewBox="0 0 1147 507" svg:d="M0 0c382 0 765 0 1147 0 0 169 0 338 0 507-382 0-765 0-1147 0 0-169 0-338 0-507z">
              <text:p/>
            </draw:path>
            <draw:path draw:style-name="gr33" draw:text-style-name="P15" draw:layer="layout" svg:width="0.112cm" svg:height="0.488cm" svg:x="18.524cm" svg:y="12.813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33" draw:text-style-name="P15" draw:layer="layout" svg:width="0.413cm" svg:height="0.333cm" svg:x="18.685cm" svg:y="12.845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33" draw:text-style-name="P15" draw:layer="layout" svg:width="0.157cm" svg:height="0.234cm" svg:x="19.132cm" svg:y="12.75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33" draw:text-style-name="P15" draw:layer="layout" svg:width="0.123cm" svg:height="0.227cm" svg:x="19.348cm" svg:y="12.75cm" svg:viewBox="0 0 124 228" svg:d="M77 10c0-10 0-10-10-10-22 21-53 22-67 22 0 5 0 9 0 13 8 0 31 0 49-10 0 58 0 116 0 175 0 11 0 15-34 15-4 0-9 0-14 0 0 4 0 8 0 13 7 0 49-2 62-2 11 0 54 2 61 2 0-5 0-9 0-13-4 0-8 0-12 0-35 0-35-4-35-15 0-64 0-127 0-190z">
              <text:p/>
            </draw:path>
            <draw:path draw:style-name="gr33" draw:text-style-name="P15" draw:layer="layout" svg:width="0.16cm" svg:height="0.234cm" svg:x="19.078cm" svg:y="13.072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33" draw:text-style-name="P15" draw:layer="layout" svg:width="0.112cm" svg:height="0.488cm" svg:x="19.559cm" svg:y="12.813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^{31}_4)§svg§600§FALSE§</svg:desc>
          <draw:g>
            <draw:path draw:style-name="gr32" draw:text-style-name="P14" draw:layer="layout" svg:width="1.146cm" svg:height="0.501cm" svg:x="13.75cm" svg:y="12.723cm" svg:viewBox="0 0 1147 502" svg:d="M0 0c382 0 765 0 1147 0 0 167 0 334 0 502-382 0-765 0-1147 0 0-168 0-335 0-502z">
              <text:p/>
            </draw:path>
            <draw:path draw:style-name="gr33" draw:text-style-name="P15" draw:layer="layout" svg:width="0.112cm" svg:height="0.488cm" svg:x="13.774cm" svg:y="12.761cm" svg:viewBox="0 0 113 489" svg:d="M113 484c0-2 0-2-8-10-62-62-77-155-77-229 0-86 18-171 80-232 5-6 5-7 5-9 0-3-1-4-4-4-6 0-49 34-78 95-25 55-31 108-31 150 0 37 6 97 32 152 30 60 71 92 77 92 3 0 4-1 4-5z">
              <text:p/>
            </draw:path>
            <draw:path draw:style-name="gr33" draw:text-style-name="P15" draw:layer="layout" svg:width="0.413cm" svg:height="0.333cm" svg:x="13.935cm" svg:y="12.793cm" svg:viewBox="0 0 414 334" svg:d="M352 52c6-20 14-35 54-37 2 0 8 0 8-9-2-2 0-6-7-6-15 0-34 1-49 1-17 0-34-1-50-1-3 0-9 0-9 10 0 5 4 5 9 5 28 0 33 12 33 21 0 3-1 10-1 12-18 72-37 145-55 218-36-86-72-171-109-256-4-9-4-10-15-10-22 0-44 0-66 0-10 0-15 0-15 10 0 5 5 5 14 5 3 0 33 0 33 5-22 87-44 175-65 262-5 20-13 37-54 38-2 0-8 0-8 10 0 3 3 4 7 4 15 0 32-1 49-1s35 1 50 1c3 0 9 0 9-10 0-4-5-4-10-4-28-1-32-13-32-22 0-3 1-6 3-12 21-86 42-172 64-258 1 3 1 4 4 8 41 97 82 193 123 290 3 8 4 8 9 8s5-1 8-10c23-91 46-181 68-272z">
              <text:p/>
            </draw:path>
            <draw:path draw:style-name="gr33" draw:text-style-name="P15" draw:layer="layout" svg:width="0.157cm" svg:height="0.234cm" svg:x="14.382cm" svg:y="12.698cm" svg:viewBox="0 0 158 235" svg:d="M76 113c26 0 46 18 46 55 0 43-25 56-45 56-14 0-43-5-59-24 17-2 21-13 21-20 0-11-8-19-19-19-10 0-20 7-20 21 0 32 36 53 78 53 48 0 80-32 80-67 0-27-21-53-59-62 35-12 49-38 49-58 0-28-32-48-70-48-37 0-67 18-67 46 0 11 7 18 18 18 10 0 17-8 17-18s-7-17-17-17c12-15 35-19 48-19 15 0 38 8 38 38 0 13-6 29-14 40-11 13-21 14-38 15-8 0-10 0-11 0-2 0-4 2-4 5 0 5 4 5 9 5 6 0 12 0 19 0z">
              <text:p/>
            </draw:path>
            <draw:path draw:style-name="gr33" draw:text-style-name="P15" draw:layer="layout" svg:width="0.123cm" svg:height="0.227cm" svg:x="14.598cm" svg:y="12.698cm" svg:viewBox="0 0 124 228" svg:d="M77 10c0-10 0-10-10-10-22 21-53 22-67 22 0 5 0 9 0 13 8 0 31 0 49-10 0 58 0 117 0 175 0 11 0 15-34 15-4 0-9 0-14 0 0 4 0 9 0 13 7 0 49-2 62-2 11 0 54 2 61 2 0-4 0-9 0-13-4 0-8 0-12 0-35 0-35-4-35-15 0-64 0-127 0-190z">
              <text:p/>
            </draw:path>
            <draw:path draw:style-name="gr33" draw:text-style-name="P15" draw:layer="layout" svg:width="0.168cm" svg:height="0.23cm" svg:x="14.323cm" svg:y="13.018cm" svg:viewBox="0 0 169 231" svg:d="M169 175c0-5 0-9 0-13-13 0-26 0-39 0 0-51 0-101 0-152 0-9 0-10-7-10-4 0-6 0-8 4-39 53-77 105-115 158 0 4 0 8 0 13 34 0 68 0 102 0 0 9 0 18 0 28 0 11 0 15-28 15-3 0-6 0-10 0 0 4 0 8 0 13 17 0 39-2 52-2s35 2 52 2c0-5 0-9 0-13-3 0-7 0-10 0-28 0-28-4-28-15 0-10 0-19 0-28 13 0 26 0 39 0zM103 36c0 42 0 84 0 126-30 0-60 0-90 0 30-42 60-84 90-126z">
              <text:p/>
            </draw:path>
            <draw:path draw:style-name="gr33" draw:text-style-name="P15" draw:layer="layout" svg:width="0.112cm" svg:height="0.488cm" svg:x="14.809cm" svg:y="12.761cm" svg:viewBox="0 0 113 489" svg:d="M113 245c0-38-5-98-32-153-29-61-71-92-77-92-3 0-4 1-4 4 0 2 0 3 8 11 49 49 77 128 77 230 0 83-18 169-79 232-6 5-6 5-6 7 0 4 1 5 4 5 6 0 49-33 79-95 25-54 30-109 30-149z">
              <text:p/>
            </draw:path>
          </draw:g>
        </draw:g>
        <draw:g>
          <svg:title>TexMaths</svg:title>
          <svg:desc>14§display§(N^{31}_8)§svg§600§FALSE§</svg:desc>
          <draw:g>
            <draw:path draw:style-name="gr32" draw:text-style-name="P14" draw:layer="layout" svg:width="1.146cm" svg:height="0.506cm" svg:x="8.828cm" svg:y="12.775cm" svg:viewBox="0 0 1147 507" svg:d="M0 0c382 0 765 0 1147 0 0 169 0 338 0 507-382 0-765 0-1147 0 0-169 0-338 0-507z">
              <text:p/>
            </draw:path>
            <draw:path draw:style-name="gr33" draw:text-style-name="P15" draw:layer="layout" svg:width="0.112cm" svg:height="0.488cm" svg:x="8.852cm" svg:y="12.813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33" draw:text-style-name="P15" draw:layer="layout" svg:width="0.413cm" svg:height="0.333cm" svg:x="9.013cm" svg:y="12.845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33" draw:text-style-name="P15" draw:layer="layout" svg:width="0.157cm" svg:height="0.234cm" svg:x="9.46cm" svg:y="12.75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33" draw:text-style-name="P15" draw:layer="layout" svg:width="0.123cm" svg:height="0.227cm" svg:x="9.676cm" svg:y="12.75cm" svg:viewBox="0 0 124 228" svg:d="M77 10c0-10 0-10-10-10-22 21-53 22-67 22 0 5 0 9 0 13 8 0 31 0 49-10 0 58 0 116 0 175 0 11 0 15-34 15-4 0-9 0-14 0 0 4 0 8 0 13 7 0 49-2 62-2 11 0 54 2 61 2 0-5 0-9 0-13-4 0-8 0-12 0-35 0-35-4-35-15 0-64 0-127 0-190z">
              <text:p/>
            </draw:path>
            <draw:path draw:style-name="gr33" draw:text-style-name="P15" draw:layer="layout" svg:width="0.157cm" svg:height="0.234cm" svg:x="9.407cm" svg:y="13.072cm" svg:viewBox="0 0 158 235" svg:d="M103 105c27-14 44-30 44-53 0-34-34-52-67-52-38 0-69 25-69 57 0 17 7 28 13 35 7 7 10 9 29 21-19 8-53 27-53 63 0 38 39 59 78 59 44 0 80-28 80-65 0-23-14-42-34-54-4-3-16-9-21-11zM48 71c-9-4-19-14-19-26 0-23 26-35 49-35 27 0 51 17 51 42 0 30-35 46-37 46-1-1-1-2-2-3-14-8-28-16-42-24zM64 119c16 9 32 18 48 28 8 4 25 15 25 34 0 27-28 42-57 42-32 0-59-19-59-47 0-27 18-46 43-57z">
              <text:p/>
            </draw:path>
            <draw:path draw:style-name="gr33" draw:text-style-name="P15" draw:layer="layout" svg:width="0.112cm" svg:height="0.488cm" svg:x="9.887cm" svg:y="12.813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^{31}_{12})§svg§600§FALSE§</svg:desc>
          <draw:g>
            <draw:path draw:style-name="gr32" draw:text-style-name="P14" draw:layer="layout" svg:width="1.146cm" svg:height="0.501cm" svg:x="4cm" svg:y="12.723cm" svg:viewBox="0 0 1147 502" svg:d="M0 0c382 0 765 0 1147 0 0 167 0 334 0 502-382 0-765 0-1147 0 0-168 0-335 0-502z">
              <text:p/>
            </draw:path>
            <draw:path draw:style-name="gr33" draw:text-style-name="P15" draw:layer="layout" svg:width="0.112cm" svg:height="0.488cm" svg:x="4.024cm" svg:y="12.761cm" svg:viewBox="0 0 113 489" svg:d="M113 484c0-2 0-2-8-10-62-62-77-155-77-229 0-86 18-171 80-232 5-6 5-7 5-9 0-3-1-4-4-4-6 0-49 34-78 95-25 55-31 108-31 150 0 37 6 97 32 152 30 60 71 92 77 92 3 0 4-1 4-5z">
              <text:p/>
            </draw:path>
            <draw:path draw:style-name="gr33" draw:text-style-name="P15" draw:layer="layout" svg:width="0.413cm" svg:height="0.333cm" svg:x="4.185cm" svg:y="12.793cm" svg:viewBox="0 0 414 334" svg:d="M352 52c6-20 14-35 54-37 2 0 8 0 8-9-2-2 0-6-7-6-15 0-34 1-49 1-17 0-34-1-50-1-3 0-9 0-9 10 0 5 4 5 9 5 28 0 33 12 33 21 0 3-1 10-1 12-18 72-37 145-55 218-36-86-72-171-109-256-4-9-4-10-15-10-22 0-44 0-66 0-10 0-15 0-15 10 0 5 5 5 14 5 3 0 33 0 33 5-22 87-44 175-65 262-5 20-13 37-54 38-2 0-8 0-8 10 0 3 3 4 7 4 15 0 32-1 49-1s35 1 50 1c3 0 9 0 9-10 0-4-5-4-10-4-28-1-32-13-32-22 0-3 1-6 3-12 21-86 42-172 64-258 1 3 1 4 4 8 41 97 82 193 123 290 3 8 4 8 9 8s5-1 8-10c23-91 46-181 68-272z">
              <text:p/>
            </draw:path>
            <draw:path draw:style-name="gr33" draw:text-style-name="P15" draw:layer="layout" svg:width="0.157cm" svg:height="0.234cm" svg:x="4.632cm" svg:y="12.698cm" svg:viewBox="0 0 158 235" svg:d="M76 113c26 0 46 18 46 55 0 43-25 56-45 56-14 0-43-5-59-24 17-2 21-13 21-20 0-11-8-19-19-19-10 0-20 7-20 21 0 32 36 53 78 53 48 0 80-32 80-67 0-27-21-53-59-62 35-12 49-38 49-58 0-28-32-48-70-48-37 0-67 18-67 46 0 11 7 18 18 18 10 0 17-8 17-18s-7-17-17-17c12-15 35-19 48-19 15 0 38 8 38 38 0 13-6 29-14 40-11 13-21 14-38 15-8 0-10 0-11 0-2 0-4 2-4 5 0 5 4 5 9 5 6 0 12 0 19 0z">
              <text:p/>
            </draw:path>
            <draw:path draw:style-name="gr33" draw:text-style-name="P15" draw:layer="layout" svg:width="0.123cm" svg:height="0.227cm" svg:x="4.848cm" svg:y="12.698cm" svg:viewBox="0 0 124 228" svg:d="M77 10c0-10 0-10-10-10-22 21-53 22-67 22 0 5 0 9 0 13 8 0 31 0 49-10 0 58 0 117 0 175 0 11 0 15-34 15-4 0-9 0-14 0 0 4 0 9 0 13 7 0 49-2 62-2 11 0 54 2 61 2 0-4 0-9 0-13-4 0-8 0-12 0-35 0-35-4-35-15 0-64 0-127 0-190z">
              <text:p/>
            </draw:path>
            <draw:path draw:style-name="gr33" draw:text-style-name="P15" draw:layer="layout" svg:width="0.123cm" svg:height="0.227cm" svg:x="4.599cm" svg:y="13.021cm" svg:viewBox="0 0 124 228" svg:d="M77 10c0-10 0-10-10-10-22 22-53 22-67 22 0 5 0 9 0 13 7 0 31 0 49-10 0 58 0 117 0 175 0 11 0 15-34 15-4 0-9 0-14 0 0 4 0 9 0 13 7 0 49-2 62-2 11 0 54 2 61 2 0-4 0-9 0-13-4 0-8 0-12 0-35 0-35-4-35-15 0-64 0-127 0-190z">
              <text:p/>
            </draw:path>
            <draw:path draw:style-name="gr33" draw:text-style-name="P15" draw:layer="layout" svg:width="0.151cm" svg:height="0.227cm" svg:x="4.778cm" svg:y="13.021cm" svg:viewBox="0 0 152 228" svg:d="M152 165c-4 0-8 0-12 0 0 8-4 28-9 32-2 1-29 1-33 1-21 0-42 0-63 0 35-32 48-40 68-57 26-19 49-42 49-74 0-42-36-67-81-67-42 0-71 31-71 61 0 19 15 20 18 20 9 0 18-6 18-18 0-7-1-18-19-18 10-25 33-32 50-32 34 0 52 26 52 54 0 29-21 53-32 66-28 27-55 54-83 81-4 4-4 4-4 14 47 0 94 0 141 0 4-21 8-42 11-63z">
              <text:p/>
            </draw:path>
            <draw:path draw:style-name="gr33" draw:text-style-name="P15" draw:layer="layout" svg:width="0.112cm" svg:height="0.488cm" svg:x="5.059cm" svg:y="12.761cm" svg:viewBox="0 0 113 489" svg:d="M113 245c0-38-5-98-32-153-29-61-71-92-77-92-3 0-4 1-4 4 0 2 0 3 8 11 49 49 77 128 77 230 0 83-18 169-79 232-6 5-6 5-6 7 0 4 1 5 4 5 6 0 49-33 79-95 25-54 30-109 30-14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 fo:background-color="#ffffff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07T12:05:06.422735225</dc:date>
    <meta:editing-duration>PT1H23M7S</meta:editing-duration>
    <meta:editing-cycles>16</meta:editing-cycles>
    <meta:generator>LibreOffice/7.3.3.2$Linux_X86_64 LibreOffice_project/30$Build-2</meta:generator>
    <meta:document-statistic meta:object-count="1167"/>
  </office:meta>
</office:document-meta>
</file>